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automatic-styles>
    <style:style style:name="HeaderCell" style:family="table-cell" style:display-name="HeaderCell">
      <style:table-cell-properties fo:background-color="#2C3E50" fo:padding="0.15cm"/>
      <style:text-properties fo:font-size="11pt" fo:font-weight="bold" fo:color="#FFFFFF" fo:font-family="Arial"/>
    </style:style>
    <style:style style:name="DataCell" style:family="table-cell" style:display-name="DataCell">
      <style:table-cell-properties fo:padding="0.1cm" fo:border-bottom="0.5pt solid #DEE2E6"/>
      <style:text-properties fo:font-size="10pt" fo:font-family="Arial"/>
    </style:style>
    <style:style style:name="CatCell" style:family="table-cell" style:display-name="CatCell">
      <style:table-cell-properties fo:background-color="#F0F4F8" fo:padding="0.1cm" fo:border-bottom="0.5pt solid #DEE2E6"/>
      <style:text-properties fo:font-size="10pt" fo:font-family="Arial"/>
    </style:style>
    <style:style style:name="EvenCell" style:family="table-cell" style:display-name="EvenCell">
      <style:table-cell-properties fo:background-color="#F9FAFB" fo:padding="0.1cm" fo:border-bottom="0.5pt solid #DEE2E6"/>
      <style:text-properties fo:font-size="10pt" fo:font-family="Arial"/>
    </style:style>
    <style:style style:name="EvenCatCell" style:family="table-cell" style:display-name="EvenCatCell">
      <style:table-cell-properties fo:background-color="#EEF1F5" fo:padding="0.1cm" fo:border-bottom="0.5pt solid #DEE2E6"/>
      <style:text-properties fo:font-size="10pt" fo:font-family="Arial"/>
    </style:style>
    <style:style style:name="Col0" style:family="table-column" style:display-name="Col0">
      <style:table-column-properties style:column-width="8cm"/>
    </style:style>
    <style:style style:name="Col1" style:family="table-column" style:display-name="Col1">
      <style:table-column-properties style:column-width="16cm"/>
    </style:style>
    <style:style style:name="Col2" style:family="table-column" style:display-name="Col2">
      <style:table-column-properties style:column-width="10cm"/>
    </style:style>
    <style:style style:name="Col3" style:family="table-column" style:display-name="Col3">
      <style:table-column-properties style:column-width="5cm"/>
    </style:style>
    <style:style style:name="Col4" style:family="table-column" style:display-name="Col4">
      <style:table-column-properties style:column-width="5cm"/>
    </style:style>
    <style:style style:name="Col5" style:family="table-column" style:display-name="Col5">
      <style:table-column-properties style:column-width="5cm"/>
    </style:style>
    <style:style style:name="Col6" style:family="table-column" style:display-name="Col6">
      <style:table-column-properties style:column-width="5cm"/>
    </style:style>
    <style:style style:name="Col7" style:family="table-column" style:display-name="Col7">
      <style:table-column-properties style:column-width="5cm"/>
    </style:style>
    <style:style style:name="Col8" style:family="table-column" style:display-name="Col8">
      <style:table-column-properties style:column-width="5cm"/>
    </style:style>
    <style:style style:name="Col9" style:family="table-column" style:display-name="Col9">
      <style:table-column-properties style:column-width="6cm"/>
    </style:style>
  </office:automatic-styles>
  <office:body>
    <office:spreadsheet>
      <table:table table:name="Articles">
        <table:table-column table:style-name="Col0"/>
        <table:table-column table:style-name="Col1"/>
        <table:table-column table:style-name="Col2"/>
        <table:table-column table:style-name="Col3"/>
        <table:table-column table:style-name="Col4"/>
        <table:table-column table:style-name="Col5"/>
        <table:table-column table:style-name="Col6"/>
        <table:table-column table:style-name="Col7"/>
        <table:table-column table:style-name="Col8"/>
        <table:table-column table:style-name="Col9"/>
        <table:table-row>
          <table:table-cell table:style-name="HeaderCell">
            <text:p>Titre</text:p>
          </table:table-cell>
          <table:table-cell table:style-name="HeaderCell">
            <text:p>Description</text:p>
          </table:table-cell>
          <table:table-cell table:style-name="HeaderCell">
            <text:p>URL sur uneiaparjour.fr</text:p>
          </table:table-cell>
          <table:table-cell table:style-name="HeaderCell">
            <text:p>Catégorie 1</text:p>
          </table:table-cell>
          <table:table-cell table:style-name="HeaderCell">
            <text:p>Catégorie 2</text:p>
          </table:table-cell>
          <table:table-cell table:style-name="HeaderCell">
            <text:p>Catégorie 3</text:p>
          </table:table-cell>
          <table:table-cell table:style-name="HeaderCell">
            <text:p>Catégorie 4</text:p>
          </table:table-cell>
          <table:table-cell table:style-name="HeaderCell">
            <text:p>Catégorie 5</text:p>
          </table:table-cell>
          <table:table-cell table:style-name="HeaderCell">
            <text:p>Catégorie 6</text:p>
          </table:table-cell>
          <table:table-cell table:style-name="HeaderCell">
            <text:p>Date de publication</text:p>
          </table:table-cell>
        </table:table-row>
        <table:table-row>
          <table:table-cell table:style-name="DataCell">
            <text:p>Muses</text:p>
          </table:table-cell>
          <table:table-cell table:style-name="DataCell">
            <text:p>Muses (https://muses.my/) est un traitement de texte combiné à un chatbot et à une bibliothèque de documents, d’url et d’images.</text:p>
          </table:table-cell>
          <table:table-cell table:style-name="DataCell">
            <text:p>https://www.uneiaparjour.fr/mus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02/2026</text:p>
          </table:table-cell>
        </table:table-row>
        <table:table-row>
          <table:table-cell table:style-name="EvenCell">
            <text:p>Quand l’IA prend la parole</text:p>
          </table:table-cell>
          <table:table-cell table:style-name="EvenCell">
            <text:p>Sesame et Kugel Audio m’ont donné envie de vous parler cette semaine de la génération de voix.</text:p>
          </table:table-cell>
          <table:table-cell table:style-name="EvenCell">
            <text:p>https://www.uneiaparjour.fr/quand-lia-prend-la-parole/</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02/2026</text:p>
          </table:table-cell>
        </table:table-row>
        <table:table-row>
          <table:table-cell table:style-name="DataCell">
            <text:p>Eler</text:p>
          </table:table-cell>
          <table:table-cell table:style-name="DataCell">
            <text:p>Eler (https://www.eler.ai/) transforme des images 3D en photos réalistes.</text:p>
          </table:table-cell>
          <table:table-cell table:style-name="DataCell">
            <text:p>https://www.uneiaparjour.fr/eler/</text:p>
          </table:table-cell>
          <table:table-cell table:style-name="CatCell">
            <text:p>images</text:p>
          </table:table-cell>
          <table:table-cell table:style-name="CatCell">
            <text:p>images 3D</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3/02/2026</text:p>
          </table:table-cell>
        </table:table-row>
        <table:table-row>
          <table:table-cell table:style-name="EvenCell">
            <text:p>Veeso</text:p>
          </table:table-cell>
          <table:table-cell table:style-name="EvenCell">
            <text:p>Veeso (https://veeso.ai/) génère des contenus de communication (affiche, flyers, infographies…) à partir d’une instruction détaillée.</text:p>
          </table:table-cell>
          <table:table-cell table:style-name="EvenCell">
            <text:p>https://www.uneiaparjour.fr/veeso/</text:p>
          </table:table-cell>
          <table:table-cell table:style-name="EvenCatCell">
            <text:p>images</text:p>
          </table:table-cell>
          <table:table-cell table:style-name="EvenCatCell">
            <text:p>infographie</text:p>
          </table:table-cell>
          <table:table-cell table:style-name="EvenCatCell">
            <text:p>présentation</text:p>
          </table:table-cell>
          <table:table-cell table:style-name="EvenCatCell">
            <text:p>texte</text:p>
          </table:table-cell>
          <table:table-cell table:style-name="EvenCatCell">
            <text:p/>
          </table:table-cell>
          <table:table-cell table:style-name="EvenCatCell">
            <text:p/>
          </table:table-cell>
          <table:table-cell table:style-name="EvenCell">
            <text:p>12/02/2026</text:p>
          </table:table-cell>
        </table:table-row>
        <table:table-row>
          <table:table-cell table:style-name="DataCell">
            <text:p>Rabbit Hole</text:p>
          </table:table-cell>
          <table:table-cell table:style-name="DataCell">
            <text:p>Rabbit Hole (https://www.rabbithole.chat/) est un moteur de recherche visuel qui organise les réponses générées sous forme d’une carte mentale infinie.</text:p>
          </table:table-cell>
          <table:table-cell table:style-name="DataCell">
            <text:p>https://www.uneiaparjour.fr/rabbit-hole/</text:p>
          </table:table-cell>
          <table:table-cell table:style-name="CatCell">
            <text:p>mindmap</text:p>
          </table:table-cell>
          <table:table-cell table:style-name="CatCell">
            <text:p>recherch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1/02/2026</text:p>
          </table:table-cell>
        </table:table-row>
        <table:table-row>
          <table:table-cell table:style-name="EvenCell">
            <text:p>Kugel Audio</text:p>
          </table:table-cell>
          <table:table-cell table:style-name="EvenCell">
            <text:p>Kugel Audio (documentation : https://github.com/Saganaki22/ComfyUI-KugelAudio et démonstration : https://huggingface.co/spaces/multimodalart/kugelaudio) est un modèle de synthèse vocale (texte vers voix) incluant 24 voix européennes.</text:p>
          </table:table-cell>
          <table:table-cell table:style-name="EvenCell">
            <text:p>https://www.uneiaparjour.fr/kugel-audio/</text:p>
          </table:table-cell>
          <table:table-cell table:style-name="EvenCatCell">
            <text:p>open sourc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0/02/2026</text:p>
          </table:table-cell>
        </table:table-row>
        <table:table-row>
          <table:table-cell table:style-name="DataCell">
            <text:p>Sesame</text:p>
          </table:table-cell>
          <table:table-cell table:style-name="DataCell">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text:p>
          </table:table-cell>
          <table:table-cell table:style-name="DataCell">
            <text:p>https://www.uneiaparjour.fr/sesame/</text:p>
          </table:table-cell>
          <table:table-cell table:style-name="CatCell">
            <text:p>chatbot</text:p>
          </table:table-cell>
          <table:table-cell table:style-name="CatCell">
            <text:p>open source</text:p>
          </table:table-cell>
          <table:table-cell table:style-name="CatCell">
            <text:p>sans compte</text:p>
          </table:table-cell>
          <table:table-cell table:style-name="CatCell">
            <text:p>voix</text:p>
          </table:table-cell>
          <table:table-cell table:style-name="CatCell">
            <text:p/>
          </table:table-cell>
          <table:table-cell table:style-name="CatCell">
            <text:p/>
          </table:table-cell>
          <table:table-cell table:style-name="DataCell">
            <text:p>09/02/2026</text:p>
          </table:table-cell>
        </table:table-row>
        <table:table-row>
          <table:table-cell table:style-name="EvenCell">
            <text:p>Weavy</text:p>
          </table:table-cell>
          <table:table-cell table:style-name="EvenCell">
            <text:p>Weavy (https://www.weavy.ai/) regroupe plusieurs dizaines de modèles de génération d’images et de vidéos « combinables » sur un tableau infini.À partir d’une image générée avec un modèle, une vidéo peut être générée avec un autre ou servir de base à lune troisième génération.Chaque génération peut ainsi être reliée à une autre par des fils tirés.</text:p>
          </table:table-cell>
          <table:table-cell table:style-name="EvenCell">
            <text:p>https://www.uneiaparjour.fr/weavy/</text:p>
          </table:table-cell>
          <table:table-cell table:style-name="EvenCatCell">
            <text:p>images</text:p>
          </table:table-cell>
          <table:table-cell table:style-name="EvenCatCell">
            <text:p>images 3D</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ell">
            <text:p>08/02/2026</text:p>
          </table:table-cell>
        </table:table-row>
        <table:table-row>
          <table:table-cell table:style-name="DataCell">
            <text:p>Parliant</text:p>
          </table:table-cell>
          <table:table-cell table:style-name="DataCell">
            <text:p>Parliant (https://www.parliant.ai) ets une application d’enquêtes et de sondages où l’IA générative peut produire le texte des questions ouvertes à partir d’un sujet donné.</text:p>
          </table:table-cell>
          <table:table-cell table:style-name="DataCell">
            <text:p>https://www.uneiaparjour.fr/parliant/</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02/2026</text:p>
          </table:table-cell>
        </table:table-row>
        <table:table-row>
          <table:table-cell table:style-name="EvenCell">
            <text:p>André, le chatbot qui décrypte les élections françaises</text:p>
          </table:table-cell>
          <table:table-cell table:style-name="EvenCell">
            <text:p>Le focus de la semaine sera donc André ! De l’évolution du taux de participation aux résultats locaux, cette application basée sur des données ouvertes et sur Claude répondra aux questions posées sur les élections françaises.</text:p>
          </table:table-cell>
          <table:table-cell table:style-name="EvenCell">
            <text:p>https://www.uneiaparjour.fr/andre-le-chatbot-qui-decrypte-les-elections-francaises/</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2/2026</text:p>
          </table:table-cell>
        </table:table-row>
        <table:table-row>
          <table:table-cell table:style-name="DataCell">
            <text:p>André</text:p>
          </table:table-cell>
          <table:table-cell table:style-name="DataCell">
            <text:p>André (https://andre.vote/) est un chatbot spécialisé sur l’analyse électorale en France et alimenté sur 4 sources de données ouvertes couvrant la période 1999 / 2024.</text:p>
          </table:table-cell>
          <table:table-cell table:style-name="DataCell">
            <text:p>https://www.uneiaparjour.fr/andre/</text:p>
          </table:table-cell>
          <table:table-cell table:style-name="CatCell">
            <text:p>chatbot</text:p>
          </table:table-cell>
          <table:table-cell table:style-name="CatCell">
            <text:p>données</text:p>
          </table:table-cell>
          <table:table-cell table:style-name="CatCell">
            <text:p>FR / EU</text:p>
          </table:table-cell>
          <table:table-cell table:style-name="CatCell">
            <text:p>usage illimité</text:p>
          </table:table-cell>
          <table:table-cell table:style-name="CatCell">
            <text:p/>
          </table:table-cell>
          <table:table-cell table:style-name="CatCell">
            <text:p/>
          </table:table-cell>
          <table:table-cell table:style-name="DataCell">
            <text:p>06/02/2026</text:p>
          </table:table-cell>
        </table:table-row>
        <table:table-row>
          <table:table-cell table:style-name="EvenCell">
            <text:p>Voxtral</text:p>
          </table:table-cell>
          <table:table-cell table:style-name="EvenCell">
            <text:p>Voxtral (documentation : https://mistral.ai/fr/news/voxtral-transcribe-2 et démonstration : dans Mistral AI studio ou pour de la transcription directe voxtral mini realtime – hors service pendant les tests) est le modèle de transcription audio de Mistral.</text:p>
          </table:table-cell>
          <table:table-cell table:style-name="EvenCell">
            <text:p>https://www.uneiaparjour.fr/voxtral/</text:p>
          </table:table-cell>
          <table:table-cell table:style-name="EvenCatCell">
            <text:p>FR / EU</text:p>
          </table:table-cell>
          <table:table-cell table:style-name="EvenCatCell">
            <text:p>open sourc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05/02/2026</text:p>
          </table:table-cell>
        </table:table-row>
        <table:table-row>
          <table:table-cell table:style-name="DataCell">
            <text:p>Hugging Chat</text:p>
          </table:table-cell>
          <table:table-cell table:style-name="DataCell">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text:p>
          </table:table-cell>
          <table:table-cell table:style-name="DataCell">
            <text:p>https://www.uneiaparjour.fr/hugging-chat/</text:p>
          </table:table-cell>
          <table:table-cell table:style-name="CatCell">
            <text:p>application</text:p>
          </table:table-cell>
          <table:table-cell table:style-name="CatCell">
            <text:p>chatbot</text:p>
          </table:table-cell>
          <table:table-cell table:style-name="CatCell">
            <text:p>LLM</text:p>
          </table:table-cell>
          <table:table-cell table:style-name="CatCell">
            <text:p>open source</text:p>
          </table:table-cell>
          <table:table-cell table:style-name="CatCell">
            <text:p/>
          </table:table-cell>
          <table:table-cell table:style-name="CatCell">
            <text:p/>
          </table:table-cell>
          <table:table-cell table:style-name="DataCell">
            <text:p>04/02/2026</text:p>
          </table:table-cell>
        </table:table-row>
        <table:table-row>
          <table:table-cell table:style-name="EvenCell">
            <text:p>Otio</text:p>
          </table:table-cell>
          <table:table-cell table:style-name="EvenCell">
            <text:p>Otio (https://otio.ai/) est un chatbot orienté analyse de documents et recherche web à partir de 40 modèles de langage à disposition.</text:p>
          </table:table-cell>
          <table:table-cell table:style-name="EvenCell">
            <text:p>https://www.uneiaparjour.fr/otio/</text:p>
          </table:table-cell>
          <table:table-cell table:style-name="EvenCatCell">
            <text:p>chatbot</text:p>
          </table:table-cell>
          <table:table-cell table:style-name="EvenCatCell">
            <text:p>documents</text:p>
          </table:table-cell>
          <table:table-cell table:style-name="EvenCatCell">
            <text:p>LLM</text:p>
          </table:table-cell>
          <table:table-cell table:style-name="EvenCatCell">
            <text:p/>
          </table:table-cell>
          <table:table-cell table:style-name="EvenCatCell">
            <text:p/>
          </table:table-cell>
          <table:table-cell table:style-name="EvenCatCell">
            <text:p/>
          </table:table-cell>
          <table:table-cell table:style-name="EvenCell">
            <text:p>03/02/2026</text:p>
          </table:table-cell>
        </table:table-row>
        <table:table-row>
          <table:table-cell table:style-name="DataCell">
            <text:p>Dokie</text:p>
          </table:table-cell>
          <table:table-cell table:style-name="DataCell">
            <text:p>Dokie (https://dokie.ai/) génère des présentations à partir d’une instruction ou d’un document, une URL ou une vidéo Youtube.</text:p>
          </table:table-cell>
          <table:table-cell table:style-name="DataCell">
            <text:p>https://www.uneiaparjour.fr/dokie/</text:p>
          </table:table-cell>
          <table:table-cell table:style-name="CatCell">
            <text:p>chatbot</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2/2026</text:p>
          </table:table-cell>
        </table:table-row>
        <table:table-row>
          <table:table-cell table:style-name="EvenCell">
            <text:p>Replit Design</text:p>
          </table:table-cell>
          <table:table-cell table:style-name="EvenCell">
            <text:p>Design de Replit (https://replit.com/products/design) génère des designs de sites web ou d’applications à partir d’une instruction.</text:p>
          </table:table-cell>
          <table:table-cell table:style-name="EvenCell">
            <text:p>https://www.uneiaparjour.fr/replit-design/</text:p>
          </table:table-cell>
          <table:table-cell table:style-name="EvenCatCell">
            <text:p>application</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1/02/2026</text:p>
          </table:table-cell>
        </table:table-row>
        <table:table-row>
          <table:table-cell table:style-name="DataCell">
            <text:p>Vibe paint</text:p>
          </table:table-cell>
          <table:table-cell table:style-name="DataCell">
            <text:p>Vibe paint (https://vibepaint-ai-795372324720.us-west1.run.app/) transforme un dessin réalisé directement dans l’interface à partir d’un style prédéfini.</text:p>
          </table:table-cell>
          <table:table-cell table:style-name="DataCell">
            <text:p>https://www.uneiaparjour.fr/vibe-paint/</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31/01/2026</text:p>
          </table:table-cell>
        </table:table-row>
        <table:table-row>
          <table:table-cell table:style-name="EvenCell">
            <text:p>Mindmaclasse, les cartes mentales libres et intelligentes</text:p>
          </table:table-cell>
          <table:table-cell table:style-name="EvenCell">
            <text:p>Cette semaine je retiens Mindmaclasse, rien que sa genèse et sa démarche de création méritent déjà que l’on s’y intéresse !</text:p>
          </table:table-cell>
          <table:table-cell table:style-name="EvenCell">
            <text:p>https://www.uneiaparjour.fr/mindmaclasse-les-cartes-mentales-libres-et-intelligentes/</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1/01/2026</text:p>
          </table:table-cell>
        </table:table-row>
        <table:table-row>
          <table:table-cell table:style-name="DataCell">
            <text:p>Chef by Convex</text:p>
          </table:table-cell>
          <table:table-cell table:style-name="DataCell">
            <text:p>Chef by Convex (documentation : https://github.com/get-convex/chef et application : https://chef.convex.dev/) génère des applications avec bases de données à partir d’une instruction.</text:p>
          </table:table-cell>
          <table:table-cell table:style-name="DataCell">
            <text:p>https://www.uneiaparjour.fr/chef-by-convex/</text:p>
          </table:table-cell>
          <table:table-cell table:style-name="CatCell">
            <text:p>application</text:p>
          </table:table-cell>
          <table:table-cell table:style-name="CatCell">
            <text:p>open sourc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0/01/2026</text:p>
          </table:table-cell>
        </table:table-row>
        <table:table-row>
          <table:table-cell table:style-name="EvenCell">
            <text:p>LLM Council</text:p>
          </table:table-cell>
          <table:table-cell table:style-name="EvenCell">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text:p>
          </table:table-cell>
          <table:table-cell table:style-name="EvenCell">
            <text:p>https://www.uneiaparjour.fr/llm-council/</text:p>
          </table:table-cell>
          <table:table-cell table:style-name="EvenCatCell">
            <text:p>LLM</text:p>
          </table:table-cell>
          <table:table-cell table:style-name="EvenCatCell">
            <text:p>open sourc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29/01/2026</text:p>
          </table:table-cell>
        </table:table-row>
        <table:table-row>
          <table:table-cell table:style-name="DataCell">
            <text:p>Prism</text:p>
          </table:table-cell>
          <table:table-cell table:style-name="DataCell">
            <text:p>Prism (présentation : https://openai.com/fr-FR/prism/ et application : https://prism.openai.com/) d’OpenAI est un éditeur LaTex couplé à un chatbot basé sur ChatGPT 5.2. (LaTex est un langage et système de composition de documents, voir article Wikipedia).</text:p>
          </table:table-cell>
          <table:table-cell table:style-name="DataCell">
            <text:p>https://www.uneiaparjour.fr/prism/</text:p>
          </table:table-cell>
          <table:table-cell table:style-name="CatCell">
            <text:p>recherche</text:p>
          </table:table-cell>
          <table:table-cell table:style-name="CatCell">
            <text:p>sans compte</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DataCell">
            <text:p>28/01/2026</text:p>
          </table:table-cell>
        </table:table-row>
        <table:table-row>
          <table:table-cell table:style-name="EvenCell">
            <text:p>Leadde</text:p>
          </table:table-cell>
          <table:table-cell table:style-name="EvenCell">
            <text:p>Leadde (https://leadde.ai) génère une vidéo explicative avec avatar etvoix à partir d’un document ou d’une présentation.</text:p>
          </table:table-cell>
          <table:table-cell table:style-name="EvenCell">
            <text:p>https://www.uneiaparjour.fr/leadde/</text:p>
          </table:table-cell>
          <table:table-cell table:style-name="EvenCatCell">
            <text:p>présentation</text:p>
          </table:table-cell>
          <table:table-cell table:style-name="EvenCatCell">
            <text:p>vidéo</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27/01/2026</text:p>
          </table:table-cell>
        </table:table-row>
        <table:table-row>
          <table:table-cell table:style-name="DataCell">
            <text:p>Mindmaclasse</text:p>
          </table:table-cell>
          <table:table-cell table:style-name="DataCell">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LLM : Mistral-Small-3.2, hébergé en France.</text:p>
          </table:table-cell>
          <table:table-cell table:style-name="DataCell">
            <text:p>https://www.uneiaparjour.fr/mindmaclasse/</text:p>
          </table:table-cell>
          <table:table-cell table:style-name="CatCell">
            <text:p>FR / EU</text:p>
          </table:table-cell>
          <table:table-cell table:style-name="CatCell">
            <text:p>mindmap</text:p>
          </table:table-cell>
          <table:table-cell table:style-name="CatCell">
            <text:p>présentation</text:p>
          </table:table-cell>
          <table:table-cell table:style-name="CatCell">
            <text:p>quiz et flashcards</text:p>
          </table:table-cell>
          <table:table-cell table:style-name="CatCell">
            <text:p>sans compte</text:p>
          </table:table-cell>
          <table:table-cell table:style-name="CatCell">
            <text:p>usage illimité</text:p>
          </table:table-cell>
          <table:table-cell table:style-name="DataCell">
            <text:p>26/01/2026</text:p>
          </table:table-cell>
        </table:table-row>
        <table:table-row>
          <table:table-cell table:style-name="EvenCell">
            <text:p>Cybercut</text:p>
          </table:table-cell>
          <table:table-cell table:style-name="EvenCell">
            <text:p>Cybercut (https://cybercut.ai/) est une application de montage vidéo assistée par l’IA.</text:p>
          </table:table-cell>
          <table:table-cell table:style-name="EvenCell">
            <text:p>https://www.uneiaparjour.fr/cybercut/</text:p>
          </table:table-cell>
          <table:table-cell table:style-name="EvenCatCell">
            <text:p>usage illimité</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5/01/2026</text:p>
          </table:table-cell>
        </table:table-row>
        <table:table-row>
          <table:table-cell table:style-name="DataCell">
            <text:p>Anam</text:p>
          </table:table-cell>
          <table:table-cell table:style-name="DataCell">
            <text:p>Anam (https://anam.ai) crée des chatbots basés sur des avatars vidéo à partir d’une instruction.</text:p>
          </table:table-cell>
          <table:table-cell table:style-name="DataCell">
            <text:p>https://www.uneiaparjour.fr/anam/</text:p>
          </table:table-cell>
          <table:table-cell table:style-name="CatCell">
            <text:p>chatbot</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24/01/2026</text:p>
          </table:table-cell>
        </table:table-row>
        <table:table-row>
          <table:table-cell table:style-name="EvenCell">
            <text:p>Et si de petits modèles étaient suffisants ?</text:p>
          </table:table-cell>
          <table:table-cell table:style-name="EvenCell">
            <text:p>Focus de la lettre 21</text:p>
          </table:table-cell>
          <table:table-cell table:style-name="EvenCell">
            <text:p>https://www.uneiaparjour.fr/et-si-de-petits-modeles-etaient-suffisants/</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01/2026</text:p>
          </table:table-cell>
        </table:table-row>
        <table:table-row>
          <table:table-cell table:style-name="DataCell">
            <text:p>Rapidnative</text:p>
          </table:table-cell>
          <table:table-cell table:style-name="DataCell">
            <text:p>Rapidnative (https://www.rapidnative.com) génère des applications mobiles à partir d’une instruction.</text:p>
          </table:table-cell>
          <table:table-cell table:style-name="DataCell">
            <text:p>https://www.uneiaparjour.fr/rapidnative/</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3/01/2026</text:p>
          </table:table-cell>
        </table:table-row>
        <table:table-row>
          <table:table-cell table:style-name="EvenCell">
            <text:p>Z-image</text:p>
          </table:table-cell>
          <table:table-cell table:style-name="EvenCell">
            <text:p>Z-image (documentation : https://github.com/Tongyi-MAI/Z-Image et démonstration version Turbo : https://huggingface.co/spaces/Tongyi-MAI/Z-Image-Turbo) est un modèle de génération d’images léger (6 millions de paramètres) et rapide.</text:p>
          </table:table-cell>
          <table:table-cell table:style-name="EvenCell">
            <text:p>https://www.uneiaparjour.fr/z-image/</text:p>
          </table:table-cell>
          <table:table-cell table:style-name="EvenCatCell">
            <text:p>images</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01/2026</text:p>
          </table:table-cell>
        </table:table-row>
        <table:table-row>
          <table:table-cell table:style-name="DataCell">
            <text:p>Flux 2 Klein</text:p>
          </table:table-cell>
          <table:table-cell table:style-name="DataCell">
            <text:p>Flux 2 Klein est un modèle léger open source de Black forest LAbs de la même famille que Flux 2 ou Flux pro.</text:p>
          </table:table-cell>
          <table:table-cell table:style-name="DataCell">
            <text:p>https://www.uneiaparjour.fr/flux-2-klein/</text:p>
          </table:table-cell>
          <table:table-cell table:style-name="CatCell">
            <text:p>FR / EU</text:p>
          </table:table-cell>
          <table:table-cell table:style-name="CatCell">
            <text:p>images</text:p>
          </table:table-cell>
          <table:table-cell table:style-name="CatCell">
            <text:p>open source</text:p>
          </table:table-cell>
          <table:table-cell table:style-name="CatCell">
            <text:p/>
          </table:table-cell>
          <table:table-cell table:style-name="CatCell">
            <text:p/>
          </table:table-cell>
          <table:table-cell table:style-name="CatCell">
            <text:p/>
          </table:table-cell>
          <table:table-cell table:style-name="DataCell">
            <text:p>21/01/2026</text:p>
          </table:table-cell>
        </table:table-row>
        <table:table-row>
          <table:table-cell table:style-name="EvenCell">
            <text:p>TranslateGemma</text:p>
          </table:table-cell>
          <table:table-cell table:style-name="EvenCell">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text:p>
          </table:table-cell>
          <table:table-cell table:style-name="EvenCell">
            <text:p>https://www.uneiaparjour.fr/translategemma/</text:p>
          </table:table-cell>
          <table:table-cell table:style-name="EvenCatCell">
            <text:p>langues</text:p>
          </table:table-cell>
          <table:table-cell table:style-name="EvenCatCell">
            <text:p>open sourc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0/01/2026</text:p>
          </table:table-cell>
        </table:table-row>
        <table:table-row>
          <table:table-cell table:style-name="DataCell">
            <text:p>ChartGen</text:p>
          </table:table-cell>
          <table:table-cell table:style-name="DataCell">
            <text:p>ChartGen (https://chartgen.ai) analyse des fichiers de données et produit des visualisations sous forme de graphiques.</text:p>
          </table:table-cell>
          <table:table-cell table:style-name="DataCell">
            <text:p>https://www.uneiaparjour.fr/chartgen/</text:p>
          </table:table-cell>
          <table:table-cell table:style-name="CatCell">
            <text:p>données</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9/01/2026</text:p>
          </table:table-cell>
        </table:table-row>
        <table:table-row>
          <table:table-cell table:style-name="EvenCell">
            <text:p>Ticketfy</text:p>
          </table:table-cell>
          <table:table-cell table:style-name="EvenCell">
            <text:p>Ticketfy (https://ticketify.io) accompagne la gestion de projet en générant les tickets liés à partir d’une instruction.</text:p>
          </table:table-cell>
          <table:table-cell table:style-name="EvenCell">
            <text:p>https://www.uneiaparjour.fr/ticketfy/</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8/01/2026</text:p>
          </table:table-cell>
        </table:table-row>
        <table:table-row>
          <table:table-cell table:style-name="DataCell">
            <text:p>GLM Image</text:p>
          </table:table-cell>
          <table:table-cell table:style-name="DataCell">
            <text:p>GLM Image (documentation : https://huggingface.co/zai-org/GLM-Image et démonstration : https://huggingface.co/spaces/multimodalart/GLM-Image) est un modèle de génération d’images open source produit par z.ai, éditeur du modèle de langage GLM et de Vidu. Basé sur 9 milliards de paramètres.</text:p>
          </table:table-cell>
          <table:table-cell table:style-name="DataCell">
            <text:p>https://www.uneiaparjour.fr/glm-image/</text:p>
          </table:table-cell>
          <table:table-cell table:style-name="CatCell">
            <text:p>images</text:p>
          </table:table-cell>
          <table:table-cell table:style-name="CatCell">
            <text:p>open sourc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7/01/2026</text:p>
          </table:table-cell>
        </table:table-row>
        <table:table-row>
          <table:table-cell table:style-name="EvenCell">
            <text:p>Supertonic, la synthèse vocale qui reste sur votre machine</text:p>
          </table:table-cell>
          <table:table-cell table:style-name="EvenCell">
            <text:p>Supertonic sera donc le focus de cette semaine : facile d’accès, il convertit le texte en voix rapidement et en local.</text:p>
          </table:table-cell>
          <table:table-cell table:style-name="EvenCell">
            <text:p>https://www.uneiaparjour.fr/supertonic-la-synthese-vocale-qui-reste-sur-votre-machine/</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01/2026</text:p>
          </table:table-cell>
        </table:table-row>
        <table:table-row>
          <table:table-cell table:style-name="DataCell">
            <text:p>Supertonic</text:p>
          </table:table-cell>
          <table:table-cell table:style-name="DataCell">
            <text:p>Supertonic (documentation : https://huggingface.co/Supertone/supertonic-2 et démonstration : https://huggingface.co/spaces/Supertone/supertonic-2) est un modèle « texte vers voix » qui peut être installé et s’exécuter localement sur son ordinateur via un navigateur (installation documentée).</text:p>
          </table:table-cell>
          <table:table-cell table:style-name="DataCell">
            <text:p>https://www.uneiaparjour.fr/supertonic/</text:p>
          </table:table-cell>
          <table:table-cell table:style-name="CatCell">
            <text:p>open source</text:p>
          </table:table-cell>
          <table:table-cell table:style-name="CatCell">
            <text:p>usage illimité</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16/01/2026</text:p>
          </table:table-cell>
        </table:table-row>
        <table:table-row>
          <table:table-cell table:style-name="EvenCell">
            <text:p>Teacher Tools</text:p>
          </table:table-cell>
          <table:table-cell table:style-name="EvenCell">
            <text:p>Teacher Tools (https://tchr.tools/) propose 5 outils pour générer des documents pour l’enseignant :</text:p>
          </table:table-cell>
          <table:table-cell table:style-name="EvenCell">
            <text:p>https://www.uneiaparjour.fr/teacher-tools/</text:p>
          </table:table-cell>
          <table:table-cell table:style-name="EvenCatCell">
            <text:p>éduc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5/01/2026</text:p>
          </table:table-cell>
        </table:table-row>
        <table:table-row>
          <table:table-cell table:style-name="DataCell">
            <text:p>Landing page</text:p>
          </table:table-cell>
          <table:table-cell table:style-name="DataCell">
            <text:p>Landing Page (https://landing-page.io/) génère une page html à partir d’une instruction avec itérations possibles (sans mémoire de la conversation, il faut donc enchaîner les demandes de modifications avant de générer d’autres pages du projet).</text:p>
          </table:table-cell>
          <table:table-cell table:style-name="DataCell">
            <text:p>https://www.uneiaparjour.fr/landing-page/</text:p>
          </table:table-cell>
          <table:table-cell table:style-name="CatCell">
            <text:p>sans compte</text:p>
          </table:table-cell>
          <table:table-cell table:style-name="CatCell">
            <text:p>site web</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4/01/2026</text:p>
          </table:table-cell>
        </table:table-row>
        <table:table-row>
          <table:table-cell table:style-name="EvenCell">
            <text:p>Image editor</text:p>
          </table:table-cell>
          <table:table-cell table:style-name="EvenCell">
            <text:p>Image editor (https://imageeditor.online/) est un générateur d’images regroupant 10 modèles et spécialisé dans la modification d’images à partir d’une image source et d’une instruction.</text:p>
          </table:table-cell>
          <table:table-cell table:style-name="EvenCell">
            <text:p>https://www.uneiaparjour.fr/image-editor/</text:p>
          </table:table-cell>
          <table:table-cell table:style-name="EvenCatCell">
            <text:p>images</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3/01/2026</text:p>
          </table:table-cell>
        </table:table-row>
        <table:table-row>
          <table:table-cell table:style-name="DataCell">
            <text:p>Harpa</text:p>
          </table:table-cell>
          <table:table-cell table:style-name="DataCell">
            <text:p>Harpa (https://harpa.ai/) propose dans une extension une palette d’outils disponibles directement dans les pages visitées.</text:p>
          </table:table-cell>
          <table:table-cell table:style-name="DataCell">
            <text:p>https://www.uneiaparjour.fr/harpa/</text:p>
          </table:table-cell>
          <table:table-cell table:style-name="CatCell">
            <text:p>chatbot</text:p>
          </table:table-cell>
          <table:table-cell table:style-name="CatCell">
            <text:p>document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12/01/2026</text:p>
          </table:table-cell>
        </table:table-row>
        <table:table-row>
          <table:table-cell table:style-name="EvenCell">
            <text:p>Clipfinder</text:p>
          </table:table-cell>
          <table:table-cell table:style-name="EvenCell">
            <text:p>Clipfinder (https://www.clipfinder.org) génère des extraits « autonomes » à partir d’une vidéo youtube (d’autres plateformes annoncées) en se basant sur la transcription et sur Gemini 3 flash.</text:p>
          </table:table-cell>
          <table:table-cell table:style-name="EvenCell">
            <text:p>https://www.uneiaparjour.fr/clipfinder/</text:p>
          </table:table-cell>
          <table:table-cell table:style-name="EvenCatCell">
            <text:p>usage illimité</text:p>
          </table:table-cell>
          <table:table-cell table:style-name="EvenCatCell">
            <text:p>vidéo</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ell">
            <text:p>11/01/2026</text:p>
          </table:table-cell>
        </table:table-row>
        <table:table-row>
          <table:table-cell table:style-name="DataCell">
            <text:p>Scribe V2</text:p>
          </table:table-cell>
          <table:table-cell table:style-name="DataCell">
            <text:p>Scribe v2 d’Eleven Labs (https://elevenlabs.io/speech-to-text) est un modèle de transcription voix vers texte avec deux versions : v2 real time pour des transcriptions à la volée et v2 pour des transcriptions depuis un fichier audio ou vidéo.</text:p>
          </table:table-cell>
          <table:table-cell table:style-name="DataCell">
            <text:p>https://www.uneiaparjour.fr/scribe-v2/</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0/01/2026</text:p>
          </table:table-cell>
        </table:table-row>
        <table:table-row>
          <table:table-cell table:style-name="EvenCell">
            <text:p>Accessdoc, quand l’IA se met au service de l’accessibilité</text:p>
          </table:table-cell>
          <table:table-cell table:style-name="EvenCell">
            <text:p>Pas d’hésitation cette semaine, Accessdoc arrive en tête des applications possibles pour ce focus.</text:p>
          </table:table-cell>
          <table:table-cell table:style-name="EvenCell">
            <text:p>https://www.uneiaparjour.fr/accessdoc-quand-lia-se-met-au-service-de-laccessibilite/</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0/01/2026</text:p>
          </table:table-cell>
        </table:table-row>
        <table:table-row>
          <table:table-cell table:style-name="DataCell">
            <text:p>QR Code Art Generator</text:p>
          </table:table-cell>
          <table:table-cell table:style-name="DataCell">
            <text:p>QR Code Art Generator (https://huggingface.co/spaces/Oysiyl/AI-QR-code-generator) génère des QR code « artistiques » et photoréalistes à partir d’une instruction.</text:p>
          </table:table-cell>
          <table:table-cell table:style-name="DataCell">
            <text:p>https://www.uneiaparjour.fr/qr-code-art-generator/</text:p>
          </table:table-cell>
          <table:table-cell table:style-name="CatCell">
            <text:p>qr cod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9/01/2026</text:p>
          </table:table-cell>
        </table:table-row>
        <table:table-row>
          <table:table-cell table:style-name="EvenCell">
            <text:p>Diagrimo</text:p>
          </table:table-cell>
          <table:table-cell table:style-name="EvenCell">
            <text:p>Diagrimo (https://www.tenorshare.ai/fr/online-diagrimo) génère des visualisations / infographies à partir d’un texte.</text:p>
          </table:table-cell>
          <table:table-cell table:style-name="EvenCell">
            <text:p>https://www.uneiaparjour.fr/diagrimo/</text:p>
          </table:table-cell>
          <table:table-cell table:style-name="EvenCatCell">
            <text:p>infographi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8/01/2026</text:p>
          </table:table-cell>
        </table:table-row>
        <table:table-row>
          <table:table-cell table:style-name="DataCell">
            <text:p>Sketchflow</text:p>
          </table:table-cell>
          <table:table-cell table:style-name="DataCell">
            <text:p>Sketchflow (https://www.sketchflow.ai/) génère des pages web ou des applications à partir d’une instruction.</text:p>
          </table:table-cell>
          <table:table-cell table:style-name="DataCell">
            <text:p>https://www.uneiaparjour.fr/sketchflow/</text:p>
          </table:table-cell>
          <table:table-cell table:style-name="CatCell">
            <text:p>application</text:p>
          </table:table-cell>
          <table:table-cell table:style-name="CatCell">
            <text:p>site web</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01/2026</text:p>
          </table:table-cell>
        </table:table-row>
        <table:table-row>
          <table:table-cell table:style-name="EvenCell">
            <text:p>Accessdoc</text:p>
          </table:table-cell>
          <table:table-cell table:style-name="EvenCell">
            <text:p>Accessdoc (https://accessdoc.fr/) propose, dans une interface type traitement de texte, un ensemble d’outils pour rendre un document accessible ou vérifier son accessibilité.</text:p>
          </table:table-cell>
          <table:table-cell table:style-name="EvenCell">
            <text:p>https://www.uneiaparjour.fr/accessdoc/</text:p>
          </table:table-cell>
          <table:table-cell table:style-name="EvenCatCell">
            <text:p>éducation</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6/01/2026</text:p>
          </table:table-cell>
        </table:table-row>
        <table:table-row>
          <table:table-cell table:style-name="DataCell">
            <text:p>Neo</text:p>
          </table:table-cell>
          <table:table-cell table:style-name="DataCell">
            <text:p>Neo (neobrowser.ai) est un navigateur proposé par Norton avec options de sécurité intégrées (norton webshield, bloqueur de publicité, pas de données retenues) et intégrant des fonctionnalités d’IA :</text:p>
          </table:table-cell>
          <table:table-cell table:style-name="DataCell">
            <text:p>https://www.uneiaparjour.fr/neo/</text:p>
          </table:table-cell>
          <table:table-cell table:style-name="CatCell">
            <text:p>navigateur</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1/2026</text:p>
          </table:table-cell>
        </table:table-row>
        <table:table-row>
          <table:table-cell table:style-name="EvenCell">
            <text:p>Keepmind</text:p>
          </table:table-cell>
          <table:table-cell table:style-name="EvenCell">
            <text:p>Keepmind (https://keepmind.ai/) génère flashcards, quiz et carte mentale à partir d’une instruction, d’une url, d’une image ou d’un document.</text:p>
          </table:table-cell>
          <table:table-cell table:style-name="EvenCell">
            <text:p>https://www.uneiaparjour.fr/keepmind/</text:p>
          </table:table-cell>
          <table:table-cell table:style-name="EvenCatCell">
            <text:p>documents</text:p>
          </table:table-cell>
          <table:table-cell table:style-name="EvenCatCell">
            <text:p>éducation</text:p>
          </table:table-cell>
          <table:table-cell table:style-name="EvenCatCell">
            <text:p>mindmap</text:p>
          </table:table-cell>
          <table:table-cell table:style-name="EvenCatCell">
            <text:p>quiz et flashcards</text:p>
          </table:table-cell>
          <table:table-cell table:style-name="EvenCatCell">
            <text:p/>
          </table:table-cell>
          <table:table-cell table:style-name="EvenCatCell">
            <text:p/>
          </table:table-cell>
          <table:table-cell table:style-name="EvenCell">
            <text:p>04/01/2026</text:p>
          </table:table-cell>
        </table:table-row>
        <table:table-row>
          <table:table-cell table:style-name="DataCell">
            <text:p>Samaira</text:p>
          </table:table-cell>
          <table:table-cell table:style-name="DataCell">
            <text:p>Samaira (https://www.samaira.ai/) ets un chatbot regroupant 5 modèles de langage open source (Kimi K2 et K2 Thinking, GPT-OSS 120B, DeepSeek V3.2, Minimax M2) et un modèle de génération d’images (Flux.1 Pro – ne fonctionnant pas lors des tests).</text:p>
          </table:table-cell>
          <table:table-cell table:style-name="DataCell">
            <text:p>https://www.uneiaparjour.fr/samaira/</text:p>
          </table:table-cell>
          <table:table-cell table:style-name="CatCell">
            <text:p>chatbot</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03/01/2026</text:p>
          </table:table-cell>
        </table:table-row>
        <table:table-row>
          <table:table-cell table:style-name="EvenCell">
            <text:p>Un tableau de maître base de votre prochain morceau ?</text:p>
          </table:table-cell>
          <table:table-cell table:style-name="EvenCell">
            <text:p>Cette semaine un projet déjà presque ancien (2024…) réalisé par le développeur et designer Simon Doury pour et avec les équipes de la National Gallery de Londres et Google Arts et Culture : “National Gallery Mixtape” où il nous est proposé de générer un morceau de musique à partir d’œuvres d’art.</text:p>
          </table:table-cell>
          <table:table-cell table:style-name="EvenCell">
            <text:p>https://www.uneiaparjour.fr/un-tableau-de-maitre-base-de-votre-prochain-morceau/</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3/01/2026</text:p>
          </table:table-cell>
        </table:table-row>
        <table:table-row>
          <table:table-cell table:style-name="DataCell">
            <text:p>Qwen Image Layered</text:p>
          </table:table-cell>
          <table:table-cell table:style-name="DataCell">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text:p>
          </table:table-cell>
          <table:table-cell table:style-name="DataCell">
            <text:p>https://www.uneiaparjour.fr/qwen-image-layered/</text:p>
          </table:table-cell>
          <table:table-cell table:style-name="CatCell">
            <text:p>images</text:p>
          </table:table-cell>
          <table:table-cell table:style-name="CatCell">
            <text:p>open sourc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1/2026</text:p>
          </table:table-cell>
        </table:table-row>
        <table:table-row>
          <table:table-cell table:style-name="EvenCell">
            <text:p>HY Motion 1.0</text:p>
          </table:table-cell>
          <table:table-cell table:style-name="EvenCell">
            <text:p>HY Motion 1.0 (documentation : HY Motion 1.0 est un modèle dédié à la générations d’animations 3D de personnages – humains exclusivement – produit par Tencent.</text:p>
          </table:table-cell>
          <table:table-cell table:style-name="EvenCell">
            <text:p>https://www.uneiaparjour.fr/hy-motion-1-0/</text:p>
          </table:table-cell>
          <table:table-cell table:style-name="EvenCatCell">
            <text:p>images 3D</text:p>
          </table:table-cell>
          <table:table-cell table:style-name="EvenCatCell">
            <text:p>open sourc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1/01/2026</text:p>
          </table:table-cell>
        </table:table-row>
        <table:table-row>
          <table:table-cell table:style-name="DataCell">
            <text:p>MindVideo</text:p>
          </table:table-cell>
          <table:table-cell table:style-name="DataCell">
            <text:p>MindVideo (https://www.mindvideo.ai) regroupe 40 modèles de génération d’images et 30 modèles de génération de vidéo dont les plus populaires (dont Flux unlimited et Sora 2 accessibles gratuitement).</text:p>
          </table:table-cell>
          <table:table-cell table:style-name="DataCell">
            <text:p>https://www.uneiaparjour.fr/mindvideo/</text:p>
          </table:table-cell>
          <table:table-cell table:style-name="CatCell">
            <text:p>images</text:p>
          </table:table-cell>
          <table:table-cell table:style-name="CatCell">
            <text:p>usage illimité</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DataCell">
            <text:p>31/12/2025</text:p>
          </table:table-cell>
        </table:table-row>
        <table:table-row>
          <table:table-cell table:style-name="EvenCell">
            <text:p>Google AI Edge Gallery</text:p>
          </table:table-cell>
          <table:table-cell table:style-name="EvenCell">
            <text:p>Google AI Edge Gallery (Github : https://github.com/google-ai-edge/gallery, liens directs iOS dans Testflight et Android via le Play Store) est une application mobile expérimentale de Google basée sur les modèles Gemma.</text:p>
          </table:table-cell>
          <table:table-cell table:style-name="EvenCell">
            <text:p>https://www.uneiaparjour.fr/google-ai-edge-gallery/</text:p>
          </table:table-cell>
          <table:table-cell table:style-name="EvenCatCell">
            <text:p>chatbot</text:p>
          </table:table-cell>
          <table:table-cell table:style-name="EvenCatCell">
            <text:p>images</text:p>
          </table:table-cell>
          <table:table-cell table:style-name="EvenCatCell">
            <text:p>LLM</text:p>
          </table:table-cell>
          <table:table-cell table:style-name="EvenCatCell">
            <text:p>open source</text:p>
          </table:table-cell>
          <table:table-cell table:style-name="EvenCatCell">
            <text:p>texte</text:p>
          </table:table-cell>
          <table:table-cell table:style-name="EvenCatCell">
            <text:p>usage illimité</text:p>
          </table:table-cell>
          <table:table-cell table:style-name="EvenCell">
            <text:p>30/12/2025</text:p>
          </table:table-cell>
        </table:table-row>
        <table:table-row>
          <table:table-cell table:style-name="DataCell">
            <text:p>Chatterbox</text:p>
          </table:table-cell>
          <table:table-cell table:style-name="DataCell">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text:p>
          </table:table-cell>
          <table:table-cell table:style-name="DataCell">
            <text:p>https://www.uneiaparjour.fr/chatterbox/</text:p>
          </table:table-cell>
          <table:table-cell table:style-name="CatCell">
            <text:p>open sourc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9/12/2025</text:p>
          </table:table-cell>
        </table:table-row>
        <table:table-row>
          <table:table-cell table:style-name="EvenCell">
            <text:p>National Gallery Mixtape</text:p>
          </table:table-cell>
          <table:table-cell table:style-name="EvenCell">
            <text:p>National Gallery Mixtape (https://artsandculture.google.com/experiment/national-gallery-mixtape/iwHPaSXS-zrryg?hl=fr) est un projet commun de la National Gallery de Londres et Google Arts et Culture.</text:p>
          </table:table-cell>
          <table:table-cell table:style-name="EvenCell">
            <text:p>https://www.uneiaparjour.fr/national-gallery-mixtape/</text:p>
          </table:table-cell>
          <table:table-cell table:style-name="EvenCatCell">
            <text:p>musiqu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8/12/2025</text:p>
          </table:table-cell>
        </table:table-row>
        <table:table-row>
          <table:table-cell table:style-name="DataCell">
            <text:p>Audio converter</text:p>
          </table:table-cell>
          <table:table-cell table:style-name="DataCell">
            <text:p>Audio Converter (https://audioconverter.ai/) transcrit de l’audio issu d’un fichier, d’une vidéo youtube ou d’une url puis en propose l’export, un résumé texte ou carte mentale et l’interrogation via un chatbot.</text:p>
          </table:table-cell>
          <table:table-cell table:style-name="DataCell">
            <text:p>https://www.uneiaparjour.fr/audio-converter/</text:p>
          </table:table-cell>
          <table:table-cell table:style-name="CatCell">
            <text:p>mindmap</text:p>
          </table:table-cell>
          <table:table-cell table:style-name="CatCell">
            <text:p>sans compte</text:p>
          </table:table-cell>
          <table:table-cell table:style-name="CatCell">
            <text:p>texte</text:p>
          </table:table-cell>
          <table:table-cell table:style-name="CatCell">
            <text:p>usage illimité</text:p>
          </table:table-cell>
          <table:table-cell table:style-name="CatCell">
            <text:p>voix</text:p>
          </table:table-cell>
          <table:table-cell table:style-name="CatCell">
            <text:p/>
          </table:table-cell>
          <table:table-cell table:style-name="DataCell">
            <text:p>27/12/2025</text:p>
          </table:table-cell>
        </table:table-row>
        <table:table-row>
          <table:table-cell table:style-name="EvenCell">
            <text:p>Design Arena, terrain de jeu pour comparer les modèles d’IA</text:p>
          </table:table-cell>
          <table:table-cell table:style-name="EvenCell">
            <text:p>À chaque semaine de nouveaux modèles publiés par de grands acteurs de l’IA générative, et cette semaine c’est au tour de Google avec Gemini TTS, Mistral avec Mistral OCR 3 et Alibaba avec Wan 2.6.</text:p>
          </table:table-cell>
          <table:table-cell table:style-name="EvenCell">
            <text:p>https://www.uneiaparjour.fr/design-arena-terrain-de-jeu-pour-comparer-les-modeles-dia/</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7/12/2025</text:p>
          </table:table-cell>
        </table:table-row>
        <table:table-row>
          <table:table-cell table:style-name="DataCell">
            <text:p>Design Arena</text:p>
          </table:table-cell>
          <table:table-cell table:style-name="DataCell">
            <text:p>Design Arena (https://www.designarena.ai) est une plateforme qui propose un classement des modèles d’IA génératives multimédias (image, vidéo, présentations, applications, 3D, voix…) réalisé à partir des votes des utilisateurs. Plus de 100 modèles sont présents.</text:p>
          </table:table-cell>
          <table:table-cell table:style-name="DataCell">
            <text:p>https://www.uneiaparjour.fr/design-arena/</text:p>
          </table:table-cell>
          <table:table-cell table:style-name="CatCell">
            <text:p>application</text:p>
          </table:table-cell>
          <table:table-cell table:style-name="CatCell">
            <text:p>images</text:p>
          </table:table-cell>
          <table:table-cell table:style-name="CatCell">
            <text:p>images 3D</text:p>
          </table:table-cell>
          <table:table-cell table:style-name="CatCell">
            <text:p>présentation</text:p>
          </table:table-cell>
          <table:table-cell table:style-name="CatCell">
            <text:p>site web</text:p>
          </table:table-cell>
          <table:table-cell table:style-name="CatCell">
            <text:p>usage illimité</text:p>
          </table:table-cell>
          <table:table-cell table:style-name="DataCell">
            <text:p>26/12/2025</text:p>
          </table:table-cell>
        </table:table-row>
        <table:table-row>
          <table:table-cell table:style-name="EvenCell">
            <text:p>Snapdeck</text:p>
          </table:table-cell>
          <table:table-cell table:style-name="EvenCell">
            <text:p>Snapdeck (https://www.snapdeck.app/) génère des présentations texte et images à partir d’instructions.</text:p>
          </table:table-cell>
          <table:table-cell table:style-name="EvenCell">
            <text:p>https://www.uneiaparjour.fr/snapdeck/</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5/12/2025</text:p>
          </table:table-cell>
        </table:table-row>
        <table:table-row>
          <table:table-cell table:style-name="DataCell">
            <text:p>AI Image to image</text:p>
          </table:table-cell>
          <table:table-cell table:style-name="DataCell">
            <text:p>AI Image to image (https://aiimagetoimage.io/) transforme une image chargée à partir d’une instruction.</text:p>
          </table:table-cell>
          <table:table-cell table:style-name="DataCell">
            <text:p>https://www.uneiaparjour.fr/ai-image-to-image/</text:p>
          </table:table-cell>
          <table:table-cell table:style-name="CatCell">
            <text:p>images</text:p>
          </table:table-cell>
          <table:table-cell table:style-name="CatCell">
            <text:p>sans comp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4/12/2025</text:p>
          </table:table-cell>
        </table:table-row>
        <table:table-row>
          <table:table-cell table:style-name="EvenCell">
            <text:p>Youmind</text:p>
          </table:table-cell>
          <table:table-cell table:style-name="EvenCell">
            <text:p>Youmind (https://youmind.com) regroupe à partir d’une instruction des sources pertinentes dans un tableau sous forme de matériaux pour d’autres générations ou créations : synthèse dans une interface de traitement de texte, diagramme, page web, audio, article de blog, etc.</text:p>
          </table:table-cell>
          <table:table-cell table:style-name="EvenCell">
            <text:p>https://www.uneiaparjour.fr/youmind/</text:p>
          </table:table-cell>
          <table:table-cell table:style-name="EvenCatCell">
            <text:p>documents</text:p>
          </table:table-cell>
          <table:table-cell table:style-name="EvenCatCell">
            <text:p>éducation</text:p>
          </table:table-cell>
          <table:table-cell table:style-name="EvenCatCell">
            <text:p>recherche</text:p>
          </table:table-cell>
          <table:table-cell table:style-name="EvenCatCell">
            <text:p>voix</text:p>
          </table:table-cell>
          <table:table-cell table:style-name="EvenCatCell">
            <text:p/>
          </table:table-cell>
          <table:table-cell table:style-name="EvenCatCell">
            <text:p/>
          </table:table-cell>
          <table:table-cell table:style-name="EvenCell">
            <text:p>23/12/2025</text:p>
          </table:table-cell>
        </table:table-row>
        <table:table-row>
          <table:table-cell table:style-name="DataCell">
            <text:p>Wan 2.6</text:p>
          </table:table-cell>
          <table:table-cell table:style-name="DataCell">
            <text:p>Wan 2.6 (https://wan.video/) est le dernier modèle de génération de vidéo d’Alibaba.</text:p>
          </table:table-cell>
          <table:table-cell table:style-name="DataCell">
            <text:p>https://www.uneiaparjour.fr/wan-2-6/</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2/12/2025</text:p>
          </table:table-cell>
        </table:table-row>
        <table:table-row>
          <table:table-cell table:style-name="EvenCell">
            <text:p>Mistral OCR 3</text:p>
          </table:table-cell>
          <table:table-cell table:style-name="EvenCell">
            <text:p>Mistral OCR 3 (documentation : https://mistral.ai/fr/news/mistral-ocr-3 et démonstration : https://console.mistral.ai/build/document-ai/ocr-playground) est le dernier modèle de reconnaissance de caractères de Mistral.</text:p>
          </table:table-cell>
          <table:table-cell table:style-name="EvenCell">
            <text:p>https://www.uneiaparjour.fr/mistral-ocr-3/</text:p>
          </table:table-cell>
          <table:table-cell table:style-name="EvenCatCell">
            <text:p>documents</text:p>
          </table:table-cell>
          <table:table-cell table:style-name="EvenCatCell">
            <text:p>FR / EU</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21/12/2025</text:p>
          </table:table-cell>
        </table:table-row>
        <table:table-row>
          <table:table-cell table:style-name="DataCell">
            <text:p>Gemini TTS</text:p>
          </table:table-cell>
          <table:table-cell table:style-name="DataCell">
            <text:p>Gemini TTS (https://aistudio.google.com/generate-speech) est le modèle texte vers voix de Gemini, développé en deux versions, Gemini-2.5-pro-preview-tts et gemini-2.5-flash-preview-tts, et disponible sur Google ai studio.</text:p>
          </table:table-cell>
          <table:table-cell table:style-name="DataCell">
            <text:p>https://www.uneiaparjour.fr/gemini-tts/</text:p>
          </table:table-cell>
          <table:table-cell table:style-name="CatCell">
            <text:p>usage illimité</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12/2025</text:p>
          </table:table-cell>
        </table:table-row>
        <table:table-row>
          <table:table-cell table:style-name="EvenCell">
            <text:p>Molmo 2, le petit modèle de vision qui voit (presque) tout</text:p>
          </table:table-cell>
          <table:table-cell table:style-name="EvenCell">
            <text:p>L’un d’entre vous aurait pu dire que cette semaine il n’y a que des numéros 10 dans la team, et j’aurais été pleinement d’accord avec lui ! : )</text:p>
          </table:table-cell>
          <table:table-cell table:style-name="EvenCell">
            <text:p>https://www.uneiaparjour.fr/molmo-2-le-petit-modele-de-vision-qui-voit-presque-tout/</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0/12/2025</text:p>
          </table:table-cell>
        </table:table-row>
        <table:table-row>
          <table:table-cell table:style-name="DataCell">
            <text:p>ChatGPT images 1.5</text:p>
          </table:table-cell>
          <table:table-cell table:style-name="DataCell">
            <text:p>ChatGPT images 1.5 (https://chatgpt.com/) est le nouveau modèle de génération d’images d’OpenAi intégré à ChatGPT.</text:p>
          </table:table-cell>
          <table:table-cell table:style-name="DataCell">
            <text:p>https://www.uneiaparjour.fr/chatgpt-images-1-5/</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9/12/2025</text:p>
          </table:table-cell>
        </table:table-row>
        <table:table-row>
          <table:table-cell table:style-name="EvenCell">
            <text:p>Everyday</text:p>
          </table:table-cell>
          <table:table-cell table:style-name="EvenCell">
            <text:p>Everyday (https://www.everyday.new) automatise des tâches complexes à partir d’instructions données.</text:p>
          </table:table-cell>
          <table:table-cell table:style-name="EvenCell">
            <text:p>https://www.uneiaparjour.fr/everyday/</text:p>
          </table:table-cell>
          <table:table-cell table:style-name="EvenCatCell">
            <text:p>automatis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8/12/2025</text:p>
          </table:table-cell>
        </table:table-row>
        <table:table-row>
          <table:table-cell table:style-name="DataCell">
            <text:p>SAM Audio</text:p>
          </table:table-cell>
          <table:table-cell table:style-name="DataCell">
            <text:p>Sam Audio de Meta (description : https://ai.meta.com/samaudio/ et démonstration : https://aidemos.meta.com/segment-anything) recherche et isole des éléments d’une vidéo ou d’un fichier audio à partir d’un mot ou d’une phrase (musique, description d’un son ou mot dans un discours).</text:p>
          </table:table-cell>
          <table:table-cell table:style-name="DataCell">
            <text:p>https://www.uneiaparjour.fr/sam-audio/</text:p>
          </table:table-cell>
          <table:table-cell table:style-name="CatCell">
            <text:p>musique</text:p>
          </table:table-cell>
          <table:table-cell table:style-name="CatCell">
            <text:p>open source</text:p>
          </table:table-cell>
          <table:table-cell table:style-name="CatCell">
            <text:p>sans compte</text:p>
          </table:table-cell>
          <table:table-cell table:style-name="CatCell">
            <text:p>usage illimité</text:p>
          </table:table-cell>
          <table:table-cell table:style-name="CatCell">
            <text:p>voix</text:p>
          </table:table-cell>
          <table:table-cell table:style-name="CatCell">
            <text:p/>
          </table:table-cell>
          <table:table-cell table:style-name="DataCell">
            <text:p>17/12/2025</text:p>
          </table:table-cell>
        </table:table-row>
        <table:table-row>
          <table:table-cell table:style-name="EvenCell">
            <text:p>Molmo 2</text:p>
          </table:table-cell>
          <table:table-cell table:style-name="EvenCell">
            <text:p>Molmo 2 (documentation : https://allenai.org/blog/molmo2 / modèles : https://huggingface.co/collections/allenai/molmo2 / démonstration : https://playground.allenai.org/?model=molmo2-8b) est une série de modèles, légers et multimodaux, spécialisés dans l’analyse d’images et de vidéos.</text:p>
          </table:table-cell>
          <table:table-cell table:style-name="EvenCell">
            <text:p>https://www.uneiaparjour.fr/molmo-2/</text:p>
          </table:table-cell>
          <table:table-cell table:style-name="EvenCatCell">
            <text:p>chatbot</text:p>
          </table:table-cell>
          <table:table-cell table:style-name="EvenCatCell">
            <text:p>images</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vidéo</text:p>
          </table:table-cell>
          <table:table-cell table:style-name="EvenCell">
            <text:p>16/12/2025</text:p>
          </table:table-cell>
        </table:table-row>
        <table:table-row>
          <table:table-cell table:style-name="DataCell">
            <text:p>Incredible</text:p>
          </table:table-cell>
          <table:table-cell table:style-name="DataCell">
            <text:p>Incredible (https://www.incredible.one/) automatise des tâches à partir d’une instruction et d’un chatbot, à la manière des outils dédiés mais en langage naturel sans recours obligatoire à la configuration de chacune des briques.</text:p>
          </table:table-cell>
          <table:table-cell table:style-name="DataCell">
            <text:p>https://www.uneiaparjour.fr/incredible/</text:p>
          </table:table-cell>
          <table:table-cell table:style-name="CatCell">
            <text:p>automatis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5/12/2025</text:p>
          </table:table-cell>
        </table:table-row>
        <table:table-row>
          <table:table-cell table:style-name="EvenCell">
            <text:p>Conversations de Google traduction</text:p>
          </table:table-cell>
          <table:table-cell table:style-name="EvenCell">
            <text:p>Google traduction propose dans ses versions mobiles des exercices de conversation pour l’apprentissage de l’anglais (https://support.google.com/translate/answer/16475590).</text:p>
          </table:table-cell>
          <table:table-cell table:style-name="EvenCell">
            <text:p>https://www.uneiaparjour.fr/conversations-de-google-traduction/</text:p>
          </table:table-cell>
          <table:table-cell table:style-name="EvenCatCell">
            <text:p>langues</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12/2025</text:p>
          </table:table-cell>
        </table:table-row>
        <table:table-row>
          <table:table-cell table:style-name="DataCell">
            <text:p>Browsewiki</text:p>
          </table:table-cell>
          <table:table-cell table:style-name="DataCell">
            <text:p>Browsewiki (https://browsewiki.com/) permet la sauvegarde de pages web puis la conversation avec ces mêmes pages via un chatbot.</text:p>
          </table:table-cell>
          <table:table-cell table:style-name="DataCell">
            <text:p>https://www.uneiaparjour.fr/browsewiki/</text:p>
          </table:table-cell>
          <table:table-cell table:style-name="CatCell">
            <text:p>chatbot</text:p>
          </table:table-cell>
          <table:table-cell table:style-name="CatCell">
            <text:p>recherche</text:p>
          </table:table-cell>
          <table:table-cell table:style-name="CatCell">
            <text:p>sans compte</text:p>
          </table:table-cell>
          <table:table-cell table:style-name="CatCell">
            <text:p>texte</text:p>
          </table:table-cell>
          <table:table-cell table:style-name="CatCell">
            <text:p/>
          </table:table-cell>
          <table:table-cell table:style-name="CatCell">
            <text:p/>
          </table:table-cell>
          <table:table-cell table:style-name="DataCell">
            <text:p>13/12/2025</text:p>
          </table:table-cell>
        </table:table-row>
        <table:table-row>
          <table:table-cell table:style-name="EvenCell">
            <text:p>Deux couteaux suisses pour une IA simple, gratuite et responsable</text:p>
          </table:table-cell>
          <table:table-cell table:style-name="EvenCell">
            <text:p>Cette semaine sur nos monts le soleil a annoncé un brillant réveil et prédit d’un plus beau jour le retour … Pour celles et ceux qui auront reconnu la légère paraphrase, j’en profite pour saluer les lectrices et lecteurs suisses!</text:p>
          </table:table-cell>
          <table:table-cell table:style-name="EvenCell">
            <text:p>https://www.uneiaparjour.fr/deux-couteaux-suisses-pour-une-ia-simple-gratuite-et-responsable/</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3/12/2025</text:p>
          </table:table-cell>
        </table:table-row>
        <table:table-row>
          <table:table-cell table:style-name="DataCell">
            <text:p>Agenda Hero Magic</text:p>
          </table:table-cell>
          <table:table-cell table:style-name="DataCell">
            <text:p>Magic de Agenda Hero (https://agendahero.com/) transforme les événements, titres, dates et lieux, présents dans un texte, un image ou un pdf en une liste d’évenements de calendrier.</text:p>
          </table:table-cell>
          <table:table-cell table:style-name="DataCell">
            <text:p>https://www.uneiaparjour.fr/agenda-hero-magic/</text:p>
          </table:table-cell>
          <table:table-cell table:style-name="CatCell">
            <text:p>documents</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2/12/2025</text:p>
          </table:table-cell>
        </table:table-row>
        <table:table-row>
          <table:table-cell table:style-name="EvenCell">
            <text:p>Browser OS</text:p>
          </table:table-cell>
          <table:table-cell table:style-name="EvenCell">
            <text:p>Browser OS (https://www.browseros.com/ et documentation : https://github.com/browseros-ai/BrowserOS) est un navigateur open source avec des agents IA intégrés.</text:p>
          </table:table-cell>
          <table:table-cell table:style-name="EvenCell">
            <text:p>https://www.uneiaparjour.fr/browser-os/</text:p>
          </table:table-cell>
          <table:table-cell table:style-name="EvenCatCell">
            <text:p>automatisation</text:p>
          </table:table-cell>
          <table:table-cell table:style-name="EvenCatCell">
            <text:p>chatbot</text:p>
          </table:table-cell>
          <table:table-cell table:style-name="EvenCatCell">
            <text:p>navigateur</text:p>
          </table:table-cell>
          <table:table-cell table:style-name="EvenCatCell">
            <text:p>sans compte</text:p>
          </table:table-cell>
          <table:table-cell table:style-name="EvenCatCell">
            <text:p>site web</text:p>
          </table:table-cell>
          <table:table-cell table:style-name="EvenCatCell">
            <text:p>usage illimité</text:p>
          </table:table-cell>
          <table:table-cell table:style-name="EvenCell">
            <text:p>11/12/2025</text:p>
          </table:table-cell>
        </table:table-row>
        <table:table-row>
          <table:table-cell table:style-name="DataCell">
            <text:p>Onspace</text:p>
          </table:table-cell>
          <table:table-cell table:style-name="DataCell">
            <text:p>Onspace (https://www.onspace.ai/) géère des applications mobiles iOS et Android ou des sites web à partir d’une instruction.</text:p>
          </table:table-cell>
          <table:table-cell table:style-name="DataCell">
            <text:p>https://www.uneiaparjour.fr/onspace/</text:p>
          </table:table-cell>
          <table:table-cell table:style-name="CatCell">
            <text:p>application</text:p>
          </table:table-cell>
          <table:table-cell table:style-name="CatCell">
            <text:p>site web</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0/12/2025</text:p>
          </table:table-cell>
        </table:table-row>
        <table:table-row>
          <table:table-cell table:style-name="EvenCell">
            <text:p>Euria</text:p>
          </table:table-cell>
          <table:table-cell table:style-name="EvenCell">
            <text:p>Euria (https://euria.infomaniak.com) est un chatbot basé sur Mistral, Llama, Qwen et Whisper pour la voix, opéré par Infomaniak (Suisse). Analyse d’images et documents, recherche web possible.</text:p>
          </table:table-cell>
          <table:table-cell table:style-name="EvenCell">
            <text:p>https://www.uneiaparjour.fr/euria/</text:p>
          </table:table-cell>
          <table:table-cell table:style-name="EvenCatCell">
            <text:p>chatbot</text:p>
          </table:table-cell>
          <table:table-cell table:style-name="EvenCatCell">
            <text:p>documents</text:p>
          </table:table-cell>
          <table:table-cell table:style-name="EvenCatCell">
            <text:p>FR / EU</text:p>
          </table:table-cell>
          <table:table-cell table:style-name="EvenCatCell">
            <text:p>sans compte</text:p>
          </table:table-cell>
          <table:table-cell table:style-name="EvenCatCell">
            <text:p>usage illimité</text:p>
          </table:table-cell>
          <table:table-cell table:style-name="EvenCatCell">
            <text:p/>
          </table:table-cell>
          <table:table-cell table:style-name="EvenCell">
            <text:p>09/12/2025</text:p>
          </table:table-cell>
        </table:table-row>
        <table:table-row>
          <table:table-cell table:style-name="DataCell">
            <text:p>AiAiapps</text:p>
          </table:table-cell>
          <table:table-cell table:style-name="DataCell">
            <text:p>AiAiApps (https://aiaiapps.epfl.ch) regroupe trois applications développées et mises à disposition par l’EPFL (École polytechnique fédérale de Lausanne) :</text:p>
          </table:table-cell>
          <table:table-cell table:style-name="DataCell">
            <text:p>https://www.uneiaparjour.fr/aiaiapps/</text:p>
          </table:table-cell>
          <table:table-cell table:style-name="CatCell">
            <text:p>éducation</text:p>
          </table:table-cell>
          <table:table-cell table:style-name="CatCell">
            <text:p>images</text:p>
          </table:table-cell>
          <table:table-cell table:style-name="CatCell">
            <text:p>quiz et flashcards</text:p>
          </table:table-cell>
          <table:table-cell table:style-name="CatCell">
            <text:p>sans compte</text:p>
          </table:table-cell>
          <table:table-cell table:style-name="CatCell">
            <text:p>usage illimité</text:p>
          </table:table-cell>
          <table:table-cell table:style-name="CatCell">
            <text:p/>
          </table:table-cell>
          <table:table-cell table:style-name="DataCell">
            <text:p>08/12/2025</text:p>
          </table:table-cell>
        </table:table-row>
        <table:table-row>
          <table:table-cell table:style-name="EvenCell">
            <text:p>Sketch Bubble</text:p>
          </table:table-cell>
          <table:table-cell table:style-name="EvenCell">
            <text:p>Sketch Bubble (https://www.sketchbubble.com/) génére des présentations à partir d’une instruction ou d’un document jusqu’à 10 Mo (doc, ppt, pdf et txt).</text:p>
          </table:table-cell>
          <table:table-cell table:style-name="EvenCell">
            <text:p>https://www.uneiaparjour.fr/sketch-bubble/</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12/2025</text:p>
          </table:table-cell>
        </table:table-row>
        <table:table-row>
          <table:table-cell table:style-name="DataCell">
            <text:p>YapperBot</text:p>
          </table:table-cell>
          <table:table-cell table:style-name="DataCell">
            <text:p>YapperBot (https://www.yapperbot.com/) génère des audios et des vidéos à partir d’un persona et d’une instruction.</text:p>
          </table:table-cell>
          <table:table-cell table:style-name="DataCell">
            <text:p>https://www.uneiaparjour.fr/yapperbot/</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6/12/2025</text:p>
          </table:table-cell>
        </table:table-row>
        <table:table-row>
          <table:table-cell table:style-name="EvenCell">
            <text:p>Des agents IA autonomes, et nous dans tout ça ?</text:p>
          </table:table-cell>
          <table:table-cell table:style-name="EvenCell">
            <text:p>Deux focus cette semaine avec II Agent et Antigravity pour leur fonctionnalités multiples regroupées en une application unique, rendues possibles par le déploiement d’agents.</text:p>
          </table:table-cell>
          <table:table-cell table:style-name="EvenCell">
            <text:p>https://www.uneiaparjour.fr/des-agents-ia-autonomes-et-nous-dans-tout-ca/</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6/12/2025</text:p>
          </table:table-cell>
        </table:table-row>
        <table:table-row>
          <table:table-cell table:style-name="DataCell">
            <text:p>Infograph</text:p>
          </table:table-cell>
          <table:table-cell table:style-name="DataCell">
            <text:p>Infograph (https://www.infograph.app/fr) génère des infographies à partir d’une instruction.</text:p>
          </table:table-cell>
          <table:table-cell table:style-name="DataCell">
            <text:p>https://www.uneiaparjour.fr/infrograph/</text:p>
          </table:table-cell>
          <table:table-cell table:style-name="CatCell">
            <text:p>infographi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12/2025</text:p>
          </table:table-cell>
        </table:table-row>
        <table:table-row>
          <table:table-cell table:style-name="EvenCell">
            <text:p>Antigravity</text:p>
          </table:table-cell>
          <table:table-cell table:style-name="EvenCell">
            <text:p>Antigravity (https://antigravity.google/) est un logiciel spécialisé dans la génération de code, applications et sites web, édité par Google et à installer directement sur un ordinateur (Windows, Mac OS et Linux).</text:p>
          </table:table-cell>
          <table:table-cell table:style-name="EvenCell">
            <text:p>https://www.uneiaparjour.fr/antigravity/</text:p>
          </table:table-cell>
          <table:table-cell table:style-name="EvenCatCell">
            <text:p>application</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4/12/2025</text:p>
          </table:table-cell>
        </table:table-row>
        <table:table-row>
          <table:table-cell table:style-name="DataCell">
            <text:p>Kinetix</text:p>
          </table:table-cell>
          <table:table-cell table:style-name="DataCell">
            <text:p>Kinetix (https://www.kinetix.tech) transforme une image fixe en une scène vidéo 3D.</text:p>
          </table:table-cell>
          <table:table-cell table:style-name="DataCell">
            <text:p>https://www.uneiaparjour.fr/kinetix/</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3/12/2025</text:p>
          </table:table-cell>
        </table:table-row>
        <table:table-row>
          <table:table-cell table:style-name="EvenCell">
            <text:p>Scholantic</text:p>
          </table:table-cell>
          <table:table-cell table:style-name="EvenCell">
            <text:p>Scholantic (https://www.scholantic.com/) accompagne la rédaction de textes de recherche.</text:p>
          </table:table-cell>
          <table:table-cell table:style-name="EvenCell">
            <text:p>https://www.uneiaparjour.fr/scholantic/</text:p>
          </table:table-cell>
          <table:table-cell table:style-name="EvenCatCell">
            <text:p>documents</text:p>
          </table:table-cell>
          <table:table-cell table:style-name="EvenCatCell">
            <text:p>recherche</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2/12/2025</text:p>
          </table:table-cell>
        </table:table-row>
        <table:table-row>
          <table:table-cell table:style-name="DataCell">
            <text:p>II Agent</text:p>
          </table:table-cell>
          <table:table-cell table:style-name="DataCell">
            <text:p>II Agent (https://agent.ii.inc) propose deux modes : un mode Chat pour des conversations classiques dans un chatbot et un mode Agents pour la résolution de tâches complexes, la génération d’applications, d’images et de vidéos ou encore de présentations.4 modèles (Gemini 3 pro, Claude opus 4.5 et sonnet 4.5, GPT 5) et 6 fonctionnalités proposées.</text:p>
          </table:table-cell>
          <table:table-cell table:style-name="DataCell">
            <text:p>https://www.uneiaparjour.fr/ii-agent/</text:p>
          </table:table-cell>
          <table:table-cell table:style-name="CatCell">
            <text:p>application</text:p>
          </table:table-cell>
          <table:table-cell table:style-name="CatCell">
            <text:p>chatbot</text:p>
          </table:table-cell>
          <table:table-cell table:style-name="CatCell">
            <text:p>présentation</text:p>
          </table:table-cell>
          <table:table-cell table:style-name="CatCell">
            <text:p>site web</text:p>
          </table:table-cell>
          <table:table-cell table:style-name="CatCell">
            <text:p>vidéo</text:p>
          </table:table-cell>
          <table:table-cell table:style-name="CatCell">
            <text:p/>
          </table:table-cell>
          <table:table-cell table:style-name="DataCell">
            <text:p>01/12/2025</text:p>
          </table:table-cell>
        </table:table-row>
        <table:table-row>
          <table:table-cell table:style-name="EvenCell">
            <text:p>Lucy</text:p>
          </table:table-cell>
          <table:table-cell table:style-name="EvenCell">
            <text:p>Lucy (https://platform.decart.ai/) est un ensemble de modèles de génération images et vidéo de Decart.ai :</text:p>
          </table:table-cell>
          <table:table-cell table:style-name="EvenCell">
            <text:p>https://www.uneiaparjour.fr/lucy/</text:p>
          </table:table-cell>
          <table:table-cell table:style-name="EvenCatCell">
            <text:p>images</text:p>
          </table:table-cell>
          <table:table-cell table:style-name="EvenCatCell">
            <text:p>open sourc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ell">
            <text:p>30/11/2025</text:p>
          </table:table-cell>
        </table:table-row>
        <table:table-row>
          <table:table-cell table:style-name="DataCell">
            <text:p>Sam 3D</text:p>
          </table:table-cell>
          <table:table-cell table:style-name="DataCell">
            <text:p>Sam 3D de Meta (documentation: https://ai.meta.com/sam3d/ et démonstration : https://aidemos.meta.com/segment-anything/gallery) génère des images 3D à partir d’une image 2D, deux modèles disponibles pour des objets et des personnes.</text:p>
          </table:table-cell>
          <table:table-cell table:style-name="DataCell">
            <text:p>https://www.uneiaparjour.fr/sam-3d/</text:p>
          </table:table-cell>
          <table:table-cell table:style-name="CatCell">
            <text:p>images 3D</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9/11/2025</text:p>
          </table:table-cell>
        </table:table-row>
        <table:table-row>
          <table:table-cell table:style-name="EvenCell">
            <text:p>L’IA générative a trois ans : bilan rapide d’une course folle</text:p>
          </table:table-cell>
          <table:table-cell table:style-name="EvenCell">
            <text:p>30 novembre 2022, 29 novembre 2025… 3 ans depuis l’arrivée de l’IA générative aux yeux et aux mains du plus grand nombre, par une simple interface style messagerie qui apportait quelques phrases en réponse à nos requêtes.</text:p>
          </table:table-cell>
          <table:table-cell table:style-name="EvenCell">
            <text:p>https://www.uneiaparjour.fr/lia-generative-a-trois-ans-bilan-rapide-dune-course-folle/</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9/11/2025</text:p>
          </table:table-cell>
        </table:table-row>
        <table:table-row>
          <table:table-cell table:style-name="DataCell">
            <text:p>Wizardshot</text:p>
          </table:table-cell>
          <table:table-cell table:style-name="DataCell">
            <text:p>Wizardshot (https://www.wizardshot.com) permet de réaliser des tutoriels pas à pas en capturant une navigation via une extension Chrome.</text:p>
          </table:table-cell>
          <table:table-cell table:style-name="DataCell">
            <text:p>https://www.uneiaparjour.fr/wizardshot/</text:p>
          </table:table-cell>
          <table:table-cell table:style-name="CatCell">
            <text:p>tutoriel</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11/2025</text:p>
          </table:table-cell>
        </table:table-row>
        <table:table-row>
          <table:table-cell table:style-name="EvenCell">
            <text:p>Feen</text:p>
          </table:table-cell>
          <table:table-cell table:style-name="EvenCell">
            <text:p>Feen (https://feen.ai/) accompagne la compréhension de documents ou de concepts. Centré sur l’aide aux devoirs, des pré-instructions sont proposées : générer un quiz ou des flashcards, comprendre un concept, résumé d’un document etc.</text:p>
          </table:table-cell>
          <table:table-cell table:style-name="EvenCell">
            <text:p>https://www.uneiaparjour.fr/feen/</text:p>
          </table:table-cell>
          <table:table-cell table:style-name="EvenCatCell">
            <text:p>chatbot</text:p>
          </table:table-cell>
          <table:table-cell table:style-name="EvenCatCell">
            <text:p>documents</text:p>
          </table:table-cell>
          <table:table-cell table:style-name="EvenCatCell">
            <text:p>sans compte</text:p>
          </table:table-cell>
          <table:table-cell table:style-name="EvenCatCell">
            <text:p/>
          </table:table-cell>
          <table:table-cell table:style-name="EvenCatCell">
            <text:p/>
          </table:table-cell>
          <table:table-cell table:style-name="EvenCatCell">
            <text:p/>
          </table:table-cell>
          <table:table-cell table:style-name="EvenCell">
            <text:p>27/11/2025</text:p>
          </table:table-cell>
        </table:table-row>
        <table:table-row>
          <table:table-cell table:style-name="DataCell">
            <text:p>Flux 2</text:p>
          </table:table-cell>
          <table:table-cell table:style-name="DataCell">
            <text:p>Flux 2 (https://playground.bfl.ai/) est un ensemble de modèles de Black Forest labs : Flux flex, Flux Pro et Flux dev. Il se caractérise par la persistance des personnages et des styles et par des performances élevées pour la génération d’images photo-réalistes.</text:p>
          </table:table-cell>
          <table:table-cell table:style-name="DataCell">
            <text:p>https://www.uneiaparjour.fr/flux-2/</text:p>
          </table:table-cell>
          <table:table-cell table:style-name="CatCell">
            <text:p>FR / EU</text:p>
          </table:table-cell>
          <table:table-cell table:style-name="CatCell">
            <text:p>images</text:p>
          </table:table-cell>
          <table:table-cell table:style-name="CatCell">
            <text:p>open source</text:p>
          </table:table-cell>
          <table:table-cell table:style-name="CatCell">
            <text:p/>
          </table:table-cell>
          <table:table-cell table:style-name="CatCell">
            <text:p/>
          </table:table-cell>
          <table:table-cell table:style-name="CatCell">
            <text:p/>
          </table:table-cell>
          <table:table-cell table:style-name="DataCell">
            <text:p>26/11/2025</text:p>
          </table:table-cell>
        </table:table-row>
        <table:table-row>
          <table:table-cell table:style-name="EvenCell">
            <text:p>Qwen Image Edit Camera Angle Control</text:p>
          </table:table-cell>
          <table:table-cell table:style-name="EvenCell">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text:p>
          </table:table-cell>
          <table:table-cell table:style-name="EvenCell">
            <text:p>https://www.uneiaparjour.fr/qwen-image-edit-camera-angle-control/</text:p>
          </table:table-cell>
          <table:table-cell table:style-name="EvenCatCell">
            <text:p>images</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5/11/2025</text:p>
          </table:table-cell>
        </table:table-row>
        <table:table-row>
          <table:table-cell table:style-name="DataCell">
            <text:p>Edison</text:p>
          </table:table-cell>
          <table:table-cell table:style-name="DataCell">
            <text:p>Edison (https://edisonscientific.com/) est une application dédiée à la recherche scientifique et notamment la revue de littérature et l’analyse de données.</text:p>
          </table:table-cell>
          <table:table-cell table:style-name="DataCell">
            <text:p>https://www.uneiaparjour.fr/edison/</text:p>
          </table:table-cell>
          <table:table-cell table:style-name="CatCell">
            <text:p>automatisation</text:p>
          </table:table-cell>
          <table:table-cell table:style-name="CatCell">
            <text:p>données</text:p>
          </table:table-cell>
          <table:table-cell table:style-name="CatCell">
            <text:p>recherche</text:p>
          </table:table-cell>
          <table:table-cell table:style-name="CatCell">
            <text:p/>
          </table:table-cell>
          <table:table-cell table:style-name="CatCell">
            <text:p/>
          </table:table-cell>
          <table:table-cell table:style-name="CatCell">
            <text:p/>
          </table:table-cell>
          <table:table-cell table:style-name="DataCell">
            <text:p>24/11/2025</text:p>
          </table:table-cell>
        </table:table-row>
        <table:table-row>
          <table:table-cell table:style-name="EvenCell">
            <text:p>Kutri</text:p>
          </table:table-cell>
          <table:table-cell table:style-name="EvenCell">
            <text:p>Kutri (documentation : https://huggingface.co/krutrim-ai-labs et chatbot : https://www.kruti.ai/) est le « chatbot de « premier assistant IA d’Inde » produit par Krutrim AI Labs.</text:p>
          </table:table-cell>
          <table:table-cell table:style-name="EvenCell">
            <text:p>https://www.uneiaparjour.fr/kutri/</text:p>
          </table:table-cell>
          <table:table-cell table:style-name="EvenCatCell">
            <text:p>chatbot</text:p>
          </table:table-cell>
          <table:table-cell table:style-name="EvenCatCell">
            <text:p>images</text:p>
          </table:table-cell>
          <table:table-cell table:style-name="EvenCatCell">
            <text:p>LLM</text:p>
          </table:table-cell>
          <table:table-cell table:style-name="EvenCatCell">
            <text:p>open source</text:p>
          </table:table-cell>
          <table:table-cell table:style-name="EvenCatCell">
            <text:p>usage illimité</text:p>
          </table:table-cell>
          <table:table-cell table:style-name="EvenCatCell">
            <text:p/>
          </table:table-cell>
          <table:table-cell table:style-name="EvenCell">
            <text:p>23/11/2025</text:p>
          </table:table-cell>
        </table:table-row>
        <table:table-row>
          <table:table-cell table:style-name="DataCell">
            <text:p>Nano Banana Pro</text:p>
          </table:table-cell>
          <table:table-cell table:style-name="DataCell">
            <text:p>Nano Banana Pro (disponible dans Gemini https://gemini.google.com/) est le dernier modèle de génération d’images de Google intégré dans Gemini.</text:p>
          </table:table-cell>
          <table:table-cell table:style-name="DataCell">
            <text:p>https://www.uneiaparjour.fr/nano-banana-pro/</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2/11/2025</text:p>
          </table:table-cell>
        </table:table-row>
        <table:table-row>
          <table:table-cell table:style-name="EvenCell">
            <text:p>L’IA générative change de rythme : et si la lenteur était un progrès ?</text:p>
          </table:table-cell>
          <table:table-cell table:style-name="EvenCell">
            <text:p>Trois applications pour un focus cette semaine !Certes faire ce choix du samedi n’est pas toujours simple… Nous avons cette semaine une application et un navigateur orientés vers l’automatisation, FlowithOs et Aident, et un modèle de langage orienté raisonnement et tâches complexes, Gemini 3 Pro… Je les regroupe tous les trois.</text:p>
          </table:table-cell>
          <table:table-cell table:style-name="EvenCell">
            <text:p>https://www.uneiaparjour.fr/lia-generative-change-de-rythme-et-si-la-lenteur-etait-un-progres/</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11/2025</text:p>
          </table:table-cell>
        </table:table-row>
        <table:table-row>
          <table:table-cell table:style-name="DataCell">
            <text:p>Gemini 3 Pro</text:p>
          </table:table-cell>
          <table:table-cell table:style-name="DataCell">
            <text:p>Gemini 3 Pro (https://gemini.google.com) est le dernier modèle avec raisonnement intégré à Gemini.</text:p>
          </table:table-cell>
          <table:table-cell table:style-name="DataCell">
            <text:p>https://www.uneiaparjour.fr/gemini-3-pro/</text:p>
          </table:table-cell>
          <table:table-cell table:style-name="CatCell">
            <text:p>chatbot</text:p>
          </table:table-cell>
          <table:table-cell table:style-name="CatCell">
            <text:p>LLM</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1/11/2025</text:p>
          </table:table-cell>
        </table:table-row>
        <table:table-row>
          <table:table-cell table:style-name="EvenCell">
            <text:p>Make song</text:p>
          </table:table-cell>
          <table:table-cell table:style-name="EvenCell">
            <text:p>Make song (https://makesongai.com) génère des morceaux de musique, instrumentaux ou avec paroles, à partir d’un descriptif ou de paroles importées. Des réglages fins sont disponibles.</text:p>
          </table:table-cell>
          <table:table-cell table:style-name="EvenCell">
            <text:p>https://www.uneiaparjour.fr/make-song/</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0/11/2025</text:p>
          </table:table-cell>
        </table:table-row>
        <table:table-row>
          <table:table-cell table:style-name="DataCell">
            <text:p>Bolt AI</text:p>
          </table:table-cell>
          <table:table-cell table:style-name="DataCell">
            <text:p>Bolt AI (https://boltai.dev/) génère des designs de pages, sites web et applications à partir d’une instruction en html et css.</text:p>
          </table:table-cell>
          <table:table-cell table:style-name="DataCell">
            <text:p>https://www.uneiaparjour.fr/bolt-ai/</text:p>
          </table:table-cell>
          <table:table-cell table:style-name="CatCell">
            <text:p>application</text:p>
          </table:table-cell>
          <table:table-cell table:style-name="CatCell">
            <text:p>site web</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9/11/2025</text:p>
          </table:table-cell>
        </table:table-row>
        <table:table-row>
          <table:table-cell table:style-name="EvenCell">
            <text:p>Aident</text:p>
          </table:table-cell>
          <table:table-cell table:style-name="EvenCell">
            <text:p>Aident (https://aident.ai/) met en place des automatisations à partir d’une instruction en langage naturel : la requête est analysée et Aident va générer les agents pour la réaliser.</text:p>
          </table:table-cell>
          <table:table-cell table:style-name="EvenCell">
            <text:p>https://www.uneiaparjour.fr/aident/</text:p>
          </table:table-cell>
          <table:table-cell table:style-name="EvenCatCell">
            <text:p>automatis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8/11/2025</text:p>
          </table:table-cell>
        </table:table-row>
        <table:table-row>
          <table:table-cell table:style-name="DataCell">
            <text:p>Base 44</text:p>
          </table:table-cell>
          <table:table-cell table:style-name="DataCell">
            <text:p>Base 44 (https://base44.com/) génère des applications en react, html, css à pârtir d’une instruction. Une série d’agents va être déployée pou résoudre les tâches nécessaires et il est possible créer ses propres agents en plus de ceux existants.</text:p>
          </table:table-cell>
          <table:table-cell table:style-name="DataCell">
            <text:p>https://www.uneiaparjour.fr/base-44/</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7/11/2025</text:p>
          </table:table-cell>
        </table:table-row>
        <table:table-row>
          <table:table-cell table:style-name="EvenCell">
            <text:p>FlowithOS</text:p>
          </table:table-cell>
          <table:table-cell table:style-name="EvenCell">
            <text:p>Flowith OS (https://try.flowith.io/flowithos) est le navigateur de Flowith avec son agent « NEO » en complément des fonctionnalités classiques d’un navigateur.</text:p>
          </table:table-cell>
          <table:table-cell table:style-name="EvenCell">
            <text:p>https://www.uneiaparjour.fr/flowithos/</text:p>
          </table:table-cell>
          <table:table-cell table:style-name="EvenCatCell">
            <text:p>automatisation</text:p>
          </table:table-cell>
          <table:table-cell table:style-name="EvenCatCell">
            <text:p>navigateur</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6/11/2025</text:p>
          </table:table-cell>
        </table:table-row>
        <table:table-row>
          <table:table-cell table:style-name="DataCell">
            <text:p>Fobizz</text:p>
          </table:table-cell>
          <table:table-cell table:style-name="DataCell">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text:p>
          </table:table-cell>
          <table:table-cell table:style-name="DataCell">
            <text:p>https://www.uneiaparjour.fr/fobizz/</text:p>
          </table:table-cell>
          <table:table-cell table:style-name="CatCell">
            <text:p>chatbot</text:p>
          </table:table-cell>
          <table:table-cell table:style-name="CatCell">
            <text:p>documents</text:p>
          </table:table-cell>
          <table:table-cell table:style-name="CatCell">
            <text:p>éducation</text:p>
          </table:table-cell>
          <table:table-cell table:style-name="CatCell">
            <text:p>FR / EU</text:p>
          </table:table-cell>
          <table:table-cell table:style-name="CatCell">
            <text:p>images</text:p>
          </table:table-cell>
          <table:table-cell table:style-name="CatCell">
            <text:p>présentation</text:p>
          </table:table-cell>
          <table:table-cell table:style-name="DataCell">
            <text:p>15/11/2025</text:p>
          </table:table-cell>
        </table:table-row>
        <table:table-row>
          <table:table-cell table:style-name="EvenCell">
            <text:p>Time AI : quand un journal transforme ses archives en conversation</text:p>
          </table:table-cell>
          <table:table-cell table:style-name="EvenCell">
            <text:p>Mon focus porte cette semaine sur Time AI : pas parce que de fut le 1000ème article publié mais pour, comme souvent, les questions que cet outil soulève.Time a ici travaillé à rendre disponible, dans un chatbot intégré au site, ses archives avec actualisation constante des articles.</text:p>
          </table:table-cell>
          <table:table-cell table:style-name="EvenCell">
            <text:p>https://www.uneiaparjour.fr/time-ai-quand-un-journal-transforme-ses-archives-en-conversation/</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5/11/2025</text:p>
          </table:table-cell>
        </table:table-row>
        <table:table-row>
          <table:table-cell table:style-name="DataCell">
            <text:p>Article summarizer</text:p>
          </table:table-cell>
          <table:table-cell table:style-name="DataCell">
            <text:p>Article Summarizer (https://articlesummarizer.com/) résume des documents au format pdf en un texte de taille moyenne structuré.</text:p>
          </table:table-cell>
          <table:table-cell table:style-name="DataCell">
            <text:p>https://www.uneiaparjour.fr/article-summarizer/</text:p>
          </table:table-cell>
          <table:table-cell table:style-name="CatCell">
            <text:p>document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11/2025</text:p>
          </table:table-cell>
        </table:table-row>
        <table:table-row>
          <table:table-cell table:style-name="EvenCell">
            <text:p>Time AI</text:p>
          </table:table-cell>
          <table:table-cell table:style-name="EvenCell">
            <text:p>Time AI (https://time.com/timeai/) est l’agent conversationnel avec raisonnement du magazine Time basé sur l’es contenus d’ensemble de ses contenus et archives (102 ans annoncés).</text:p>
          </table:table-cell>
          <table:table-cell table:style-name="EvenCell">
            <text:p>https://www.uneiaparjour.fr/time-ai/</text:p>
          </table:table-cell>
          <table:table-cell table:style-name="EvenCatCell">
            <text:p>actualités et fact-checking</text:p>
          </table:table-cell>
          <table:table-cell table:style-name="EvenCatCell">
            <text:p>chatbot</text:p>
          </table:table-cell>
          <table:table-cell table:style-name="EvenCatCell">
            <text:p>sans compte</text:p>
          </table:table-cell>
          <table:table-cell table:style-name="EvenCatCell">
            <text:p>texte</text:p>
          </table:table-cell>
          <table:table-cell table:style-name="EvenCatCell">
            <text:p>voix</text:p>
          </table:table-cell>
          <table:table-cell table:style-name="EvenCatCell">
            <text:p/>
          </table:table-cell>
          <table:table-cell table:style-name="EvenCell">
            <text:p>13/11/2025</text:p>
          </table:table-cell>
        </table:table-row>
        <table:table-row>
          <table:table-cell table:style-name="DataCell">
            <text:p>Studocu</text:p>
          </table:table-cell>
          <table:table-cell table:style-name="DataCell">
            <text:p>Studocu (https://www.studocu.com/fr/ai) propose d’accompagner la compréhension de notions ou de cours à partir de documents.</text:p>
          </table:table-cell>
          <table:table-cell table:style-name="DataCell">
            <text:p>https://www.uneiaparjour.fr/studocu/</text:p>
          </table:table-cell>
          <table:table-cell table:style-name="CatCell">
            <text:p>documents</text:p>
          </table:table-cell>
          <table:table-cell table:style-name="CatCell">
            <text:p>éducation</text:p>
          </table:table-cell>
          <table:table-cell table:style-name="CatCell">
            <text:p>FR / EU</text:p>
          </table:table-cell>
          <table:table-cell table:style-name="CatCell">
            <text:p>quiz et flashcards</text:p>
          </table:table-cell>
          <table:table-cell table:style-name="CatCell">
            <text:p>sans compte</text:p>
          </table:table-cell>
          <table:table-cell table:style-name="CatCell">
            <text:p/>
          </table:table-cell>
          <table:table-cell table:style-name="DataCell">
            <text:p>12/11/2025</text:p>
          </table:table-cell>
        </table:table-row>
        <table:table-row>
          <table:table-cell table:style-name="EvenCell">
            <text:p>Text behind image</text:p>
          </table:table-cell>
          <table:table-cell table:style-name="EvenCell">
            <text:p>Text behind image (https://textbehindimage.site/text-behind-image/) insère le texte choisi au 2ème plan d’une image, sous les objets / sujets du premier plan.</text:p>
          </table:table-cell>
          <table:table-cell table:style-name="EvenCell">
            <text:p>https://www.uneiaparjour.fr/text-behind-image/</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1/11/2025</text:p>
          </table:table-cell>
        </table:table-row>
        <table:table-row>
          <table:table-cell table:style-name="DataCell">
            <text:p>Kimi ok computer</text:p>
          </table:table-cell>
          <table:table-cell table:style-name="DataCell">
            <text:p>Ok Computer est un agent de Kimi K2 spécialisé dans la génération d’applications et basé sur les intercations en langage naturel (vibe coding).</text:p>
          </table:table-cell>
          <table:table-cell table:style-name="DataCell">
            <text:p>https://www.uneiaparjour.fr/kimi-ok-computer/</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0/11/2025</text:p>
          </table:table-cell>
        </table:table-row>
        <table:table-row>
          <table:table-cell table:style-name="EvenCell">
            <text:p>Unrav</text:p>
          </table:table-cell>
          <table:table-cell table:style-name="EvenCell">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text:p>
          </table:table-cell>
          <table:table-cell table:style-name="EvenCell">
            <text:p>https://www.uneiaparjour.fr/unrav/</text:p>
          </table:table-cell>
          <table:table-cell table:style-name="EvenCatCell">
            <text:p>documents</text:p>
          </table:table-cell>
          <table:table-cell table:style-name="EvenCatCell">
            <text:p>images</text:p>
          </table:table-cell>
          <table:table-cell table:style-name="EvenCatCell">
            <text:p>mindmap</text:p>
          </table:table-cell>
          <table:table-cell table:style-name="EvenCatCell">
            <text:p>texte</text:p>
          </table:table-cell>
          <table:table-cell table:style-name="EvenCatCell">
            <text:p>voix</text:p>
          </table:table-cell>
          <table:table-cell table:style-name="EvenCatCell">
            <text:p>youtube</text:p>
          </table:table-cell>
          <table:table-cell table:style-name="EvenCell">
            <text:p>09/11/2025</text:p>
          </table:table-cell>
        </table:table-row>
        <table:table-row>
          <table:table-cell table:style-name="DataCell">
            <text:p>Tunee</text:p>
          </table:table-cell>
          <table:table-cell table:style-name="DataCell">
            <text:p>Tunee (https://www.tunee.ai) génère des morceaux de musique avec ou sans paroles à partir d’un chatbot multi-agents basés sur un modèle de langage avec raisonnement (non spécifié)</text:p>
          </table:table-cell>
          <table:table-cell table:style-name="DataCell">
            <text:p>https://www.uneiaparjour.fr/tunee/</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11/2025</text:p>
          </table:table-cell>
        </table:table-row>
        <table:table-row>
          <table:table-cell table:style-name="EvenCell">
            <text:p>Oracles ou romanciers : glisser les curseurs et regarder l’histoire diverger</text:p>
          </table:table-cell>
          <table:table-cell table:style-name="EvenCell">
            <text:p>Ce focus aurait pu se porter sur la recherche assistée par l’IA générative et les deux applications dédiées cette semaine, TurboSeek et Search de Jina.ai… Mais plus qu’un focus, ça sera un coup de coeur pour Oracles ou romanciers d’Arthur Sarazin.Un coup de coeur pour une application d’apparence assez simple, c’est peut-être un peu fort me direz-vous ? Il n’en est rien, tant cette application coche selon moi des cases importantes :</text:p>
          </table:table-cell>
          <table:table-cell table:style-name="EvenCell">
            <text:p>https://www.uneiaparjour.fr/oracles-ou-romanciers-glisser-les-curseurs-et-regarder-lhistoire-diverger/</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8/11/2025</text:p>
          </table:table-cell>
        </table:table-row>
        <table:table-row>
          <table:table-cell table:style-name="DataCell">
            <text:p>Oracles ou romanciers</text:p>
          </table:table-cell>
          <table:table-cell table:style-name="DataCell">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text:p>
          </table:table-cell>
          <table:table-cell table:style-name="DataCell">
            <text:p>https://www.uneiaparjour.fr/oracles-ou-romanciers/</text:p>
          </table:table-cell>
          <table:table-cell table:style-name="CatCell">
            <text:p>éducation</text:p>
          </table:table-cell>
          <table:table-cell table:style-name="CatCell">
            <text:p>LLM</text:p>
          </table:table-cell>
          <table:table-cell table:style-name="CatCell">
            <text:p>open source</text:p>
          </table:table-cell>
          <table:table-cell table:style-name="CatCell">
            <text:p>sans compte</text:p>
          </table:table-cell>
          <table:table-cell table:style-name="CatCell">
            <text:p>texte</text:p>
          </table:table-cell>
          <table:table-cell table:style-name="CatCell">
            <text:p>usage illimité</text:p>
          </table:table-cell>
          <table:table-cell table:style-name="DataCell">
            <text:p>07/11/2025</text:p>
          </table:table-cell>
        </table:table-row>
        <table:table-row>
          <table:table-cell table:style-name="EvenCell">
            <text:p>PdfGPT</text:p>
          </table:table-cell>
          <table:table-cell table:style-name="EvenCell">
            <text:p>PdfGPT (https://www.pdfgpt.io/) résume et permet l’interrogation de fichiers pdf.</text:p>
          </table:table-cell>
          <table:table-cell table:style-name="EvenCell">
            <text:p>https://www.uneiaparjour.fr/pdfgpt/</text:p>
          </table:table-cell>
          <table:table-cell table:style-name="EvenCatCell">
            <text:p>document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6/11/2025</text:p>
          </table:table-cell>
        </table:table-row>
        <table:table-row>
          <table:table-cell table:style-name="DataCell">
            <text:p>LLM-stats</text:p>
          </table:table-cell>
          <table:table-cell table:style-name="DataCell">
            <text:p>LLM-stats (https://llm-stats.com) recense et compare les modèles de langage selon leurs classements dans les différentes évaluations.</text:p>
          </table:table-cell>
          <table:table-cell table:style-name="DataCell">
            <text:p>https://www.uneiaparjour.fr/llm-stats/</text:p>
          </table:table-cell>
          <table:table-cell table:style-name="CatCell">
            <text:p>LLM</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11/2025</text:p>
          </table:table-cell>
        </table:table-row>
        <table:table-row>
          <table:table-cell table:style-name="EvenCell">
            <text:p>PDF Translator</text:p>
          </table:table-cell>
          <table:table-cell table:style-name="EvenCell">
            <text:p>PDF Translator (https://pdftranslator.org/) traduit des fichiers pdf en près de 100 langues après import d’un fichier, choix de la langue source et de la langue d’origine.</text:p>
          </table:table-cell>
          <table:table-cell table:style-name="EvenCell">
            <text:p>https://www.uneiaparjour.fr/pdf-translator/</text:p>
          </table:table-cell>
          <table:table-cell table:style-name="EvenCatCell">
            <text:p>documents</text:p>
          </table:table-cell>
          <table:table-cell table:style-name="EvenCatCell">
            <text:p>langues</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4/11/2025</text:p>
          </table:table-cell>
        </table:table-row>
        <table:table-row>
          <table:table-cell table:style-name="DataCell">
            <text:p>Search de Jina.ai</text:p>
          </table:table-cell>
          <table:table-cell table:style-name="DataCell">
            <text:p>Search de Jina.ai (démonstration : https://search.jina.ai/ et documentation : https://github.com/jina-ai) est un moteur de recherche avec raisonnement basé sur une série de modèles dédiés.</text:p>
          </table:table-cell>
          <table:table-cell table:style-name="DataCell">
            <text:p>https://www.uneiaparjour.fr/search-de-jina-ai/</text:p>
          </table:table-cell>
          <table:table-cell table:style-name="CatCell">
            <text:p>open source</text:p>
          </table:table-cell>
          <table:table-cell table:style-name="CatCell">
            <text:p>recherche</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DataCell">
            <text:p>03/11/2025</text:p>
          </table:table-cell>
        </table:table-row>
        <table:table-row>
          <table:table-cell table:style-name="EvenCell">
            <text:p>TurboSeek</text:p>
          </table:table-cell>
          <table:table-cell table:style-name="EvenCell">
            <text:p>TurboSeek (https://www.turboseek.io/ et documentation : https://github.com/Nutlope/turboseek) est un moteur de recherche avec IA générative, basé sur Gpt-oss pour la réponse et Llama 3.1 8B pour les sujets « rebond » suggérées.</text:p>
          </table:table-cell>
          <table:table-cell table:style-name="EvenCell">
            <text:p>https://www.uneiaparjour.fr/turboseek/</text:p>
          </table:table-cell>
          <table:table-cell table:style-name="EvenCatCell">
            <text:p>open source</text:p>
          </table:table-cell>
          <table:table-cell table:style-name="EvenCatCell">
            <text:p>recherche</text:p>
          </table:table-cell>
          <table:table-cell table:style-name="EvenCatCell">
            <text:p>sans compte</text:p>
          </table:table-cell>
          <table:table-cell table:style-name="EvenCatCell">
            <text:p/>
          </table:table-cell>
          <table:table-cell table:style-name="EvenCatCell">
            <text:p/>
          </table:table-cell>
          <table:table-cell table:style-name="EvenCatCell">
            <text:p/>
          </table:table-cell>
          <table:table-cell table:style-name="EvenCell">
            <text:p>02/11/2025</text:p>
          </table:table-cell>
        </table:table-row>
        <table:table-row>
          <table:table-cell table:style-name="DataCell">
            <text:p>ClarifyTube</text:p>
          </table:table-cell>
          <table:table-cell table:style-name="DataCell">
            <text:p>ClarifyTube (https://clarifytube.com/) résume des vidéos Youtube à partir de leur URL.</text:p>
          </table:table-cell>
          <table:table-cell table:style-name="DataCell">
            <text:p>https://www.uneiaparjour.fr/clarifytube/</text:p>
          </table:table-cell>
          <table:table-cell table:style-name="CatCell">
            <text:p>texte</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11/2025</text:p>
          </table:table-cell>
        </table:table-row>
        <table:table-row>
          <table:table-cell table:style-name="EvenCell">
            <text:p>Handy, la reconnaissance vocale open source née d’un doigt cassé</text:p>
          </table:table-cell>
          <table:table-cell table:style-name="EvenCell">
            <text:p>Le focus de la semaine sera consacré à Handy, bien sûr pour sa facilité d’utilisation, par son installation et son fonctionnement local et surtout ses résultats plus que satisfaisants avec les modèles proposés.</text:p>
          </table:table-cell>
          <table:table-cell table:style-name="EvenCell">
            <text:p>https://www.uneiaparjour.fr/handy-la-reconnaissance-vocale-open-source-nee-dun-doigt-casse/</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1/11/2025</text:p>
          </table:table-cell>
        </table:table-row>
        <table:table-row>
          <table:table-cell table:style-name="DataCell">
            <text:p>Handy</text:p>
          </table:table-cell>
          <table:table-cell table:style-name="DataCell">
            <text:p>Handy (https://handy.computer/ et documentation https://github.com/cjpais/Handy) est un outil de reconnaissance vocale (Speech to text), disponible sur MacOS, Windows et Linux et qui fonctionne dans tout espace de texte ouverte sur l’ordinateur.</text:p>
          </table:table-cell>
          <table:table-cell table:style-name="DataCell">
            <text:p>https://www.uneiaparjour.fr/handy/</text:p>
          </table:table-cell>
          <table:table-cell table:style-name="CatCell">
            <text:p>open source</text:p>
          </table:table-cell>
          <table:table-cell table:style-name="CatCell">
            <text:p>sans compte</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DataCell">
            <text:p>31/10/2025</text:p>
          </table:table-cell>
        </table:table-row>
        <table:table-row>
          <table:table-cell table:style-name="EvenCell">
            <text:p>Friends &amp; Fables</text:p>
          </table:table-cell>
          <table:table-cell table:style-name="EvenCell">
            <text:p>Friends &amp; Fables (https://fables.gg/) regroupe des jeux de rôle (RPG) textuels autour de mondes et de personnages aléatoires ou créés par les joueurs et « pilotés » ensuite par une IA générative de texte.</text:p>
          </table:table-cell>
          <table:table-cell table:style-name="EvenCell">
            <text:p>https://www.uneiaparjour.fr/friends-fables/</text:p>
          </table:table-cell>
          <table:table-cell table:style-name="EvenCatCell">
            <text:p>jeu 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10/2025</text:p>
          </table:table-cell>
        </table:table-row>
        <table:table-row>
          <table:table-cell table:style-name="DataCell">
            <text:p>Vibecode</text:p>
          </table:table-cell>
          <table:table-cell table:style-name="DataCell">
            <text:p>Vibecode (https://www.vibecodeapp.com) génère des applications mobiles à partir d’une instruction et depuis une application mobile iOS et Android.</text:p>
          </table:table-cell>
          <table:table-cell table:style-name="DataCell">
            <text:p>https://www.uneiaparjour.fr/vibecode/</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9/10/2025</text:p>
          </table:table-cell>
        </table:table-row>
        <table:table-row>
          <table:table-cell table:style-name="EvenCell">
            <text:p>Minimax M2</text:p>
          </table:table-cell>
          <table:table-cell table:style-name="EvenCell">
            <text:p>Minimax M2 (https://agent.minimax.io/ et documentation: https://huggingface.co/MiniMaxAI/MiniMax-M2) est un modèle de langage spécialisé dans les agents avec réflexion et le code ou les présentations.</text:p>
          </table:table-cell>
          <table:table-cell table:style-name="EvenCell">
            <text:p>https://www.uneiaparjour.fr/minimax-m2/</text:p>
          </table:table-cell>
          <table:table-cell table:style-name="EvenCatCell">
            <text:p>application</text:p>
          </table:table-cell>
          <table:table-cell table:style-name="EvenCatCell">
            <text:p>LLM</text:p>
          </table:table-cell>
          <table:table-cell table:style-name="EvenCatCell">
            <text:p>open source</text:p>
          </table:table-cell>
          <table:table-cell table:style-name="EvenCatCell">
            <text:p>présentation</text:p>
          </table:table-cell>
          <table:table-cell table:style-name="EvenCatCell">
            <text:p/>
          </table:table-cell>
          <table:table-cell table:style-name="EvenCatCell">
            <text:p/>
          </table:table-cell>
          <table:table-cell table:style-name="EvenCell">
            <text:p>28/10/2025</text:p>
          </table:table-cell>
        </table:table-row>
        <table:table-row>
          <table:table-cell table:style-name="DataCell">
            <text:p>Kimi Slides</text:p>
          </table:table-cell>
          <table:table-cell table:style-name="DataCell">
            <text:p>Kimi Slides (https://www.kimi.com/kimiplus/slides) est un agent de Kimi K2 dédié à la génération de présentation à partir d’instructions.</text:p>
          </table:table-cell>
          <table:table-cell table:style-name="DataCell">
            <text:p>https://www.uneiaparjour.fr/kimi-slides/</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10/2025</text:p>
          </table:table-cell>
        </table:table-row>
        <table:table-row>
          <table:table-cell table:style-name="EvenCell">
            <text:p>Summarizer de Decopy</text:p>
          </table:table-cell>
          <table:table-cell table:style-name="EvenCell">
            <text:p>Summarizer de Decopy (https://decopy.ai/fr/summarizer/) résume des documents (txt, pdf, ppt, doc, vidéos et images) en 3 longueurs (court, moyen et long) sous forme de texte et de carte mentale.</text:p>
          </table:table-cell>
          <table:table-cell table:style-name="EvenCell">
            <text:p>https://www.uneiaparjour.fr/summarizer-de-decopy/</text:p>
          </table:table-cell>
          <table:table-cell table:style-name="EvenCatCell">
            <text:p>documents</text:p>
          </table:table-cell>
          <table:table-cell table:style-name="EvenCatCell">
            <text:p>mindmap</text:p>
          </table:table-cell>
          <table:table-cell table:style-name="EvenCatCell">
            <text:p>sans compte</text:p>
          </table:table-cell>
          <table:table-cell table:style-name="EvenCatCell">
            <text:p>usage illimité</text:p>
          </table:table-cell>
          <table:table-cell table:style-name="EvenCatCell">
            <text:p>youtube</text:p>
          </table:table-cell>
          <table:table-cell table:style-name="EvenCatCell">
            <text:p/>
          </table:table-cell>
          <table:table-cell table:style-name="EvenCell">
            <text:p>26/10/2025</text:p>
          </table:table-cell>
        </table:table-row>
        <table:table-row>
          <table:table-cell table:style-name="DataCell">
            <text:p>Ltx 2</text:p>
          </table:table-cell>
          <table:table-cell table:style-name="DataCell">
            <text:p>Ltx 2 (https://ltx.video) est le nouveau modèle de génération de vidéo de Ltx, intégré à Ltx studio déjà testé. Génération à partir d’une instruction ou d’une image de référence.</text:p>
          </table:table-cell>
          <table:table-cell table:style-name="DataCell">
            <text:p>https://www.uneiaparjour.fr/ltx-2/</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10/2025</text:p>
          </table:table-cell>
        </table:table-row>
        <table:table-row>
          <table:table-cell table:style-name="EvenCell">
            <text:p>Quand la vidéo IA devient indiscernable du réel, la vérification devient vitale</text:p>
          </table:table-cell>
          <table:table-cell table:style-name="EvenCell">
            <text:p>Même si Anomaly AI par ses fonctionnalités et ses similitudes aurait pu facilement prendre la suite de Rows présent ici la semaine dernière, je choisis cette semaine Koox pour les deux modèles de génération vidéo qu’il embarque, Veo 3 et Sora 2.</text:p>
          </table:table-cell>
          <table:table-cell table:style-name="EvenCell">
            <text:p>https://www.uneiaparjour.fr/quand-la-video-ia-devient-indiscernable-du-reel-la-verification-devient-vitale/</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5/10/2025</text:p>
          </table:table-cell>
        </table:table-row>
        <table:table-row>
          <table:table-cell table:style-name="DataCell">
            <text:p>Anomaly AI</text:p>
          </table:table-cell>
          <table:table-cell table:style-name="DataCell">
            <text:p>Anomaly AI (https://www.findanomaly.ai/) accompagne l’analyse et la compréhension de grands fichiers de données via un chatbot sous Claude Sonnet 4 ou 4.5 et d’une interface de tableur.</text:p>
          </table:table-cell>
          <table:table-cell table:style-name="DataCell">
            <text:p>https://www.uneiaparjour.fr/anomaly-ai/</text:p>
          </table:table-cell>
          <table:table-cell table:style-name="CatCell">
            <text:p>donné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4/10/2025</text:p>
          </table:table-cell>
        </table:table-row>
        <table:table-row>
          <table:table-cell table:style-name="EvenCell">
            <text:p>Liminary</text:p>
          </table:table-cell>
          <table:table-cell table:style-name="EvenCell">
            <text:p>Liminary (https://liminary.io/) mêle gestion des marque-pages et bibliothèque de documents pour constituer une base de connaissances personnelle interrogeable.</text:p>
          </table:table-cell>
          <table:table-cell table:style-name="EvenCell">
            <text:p>https://www.uneiaparjour.fr/liminary/</text:p>
          </table:table-cell>
          <table:table-cell table:style-name="EvenCatCell">
            <text:p>documents</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3/10/2025</text:p>
          </table:table-cell>
        </table:table-row>
        <table:table-row>
          <table:table-cell table:style-name="DataCell">
            <text:p>Koox</text:p>
          </table:table-cell>
          <table:table-cell table:style-name="DataCell">
            <text:p>Koox (https://koox.ai/) génère des vidéos sonorisées à partir d’une instruction et d’une image de départ depuis les modèles Sora 2, Veo 3 Fast et Veo 3 pro.</text:p>
          </table:table-cell>
          <table:table-cell table:style-name="DataCell">
            <text:p>https://www.uneiaparjour.fr/koox/</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2/10/2025</text:p>
          </table:table-cell>
        </table:table-row>
        <table:table-row>
          <table:table-cell table:style-name="EvenCell">
            <text:p>Okkslides</text:p>
          </table:table-cell>
          <table:table-cell table:style-name="EvenCell">
            <text:p>Okkslides (https://www.okkslides.com/) génére des présentations à partir d’une instruction affinée avec objectifs, public, durée, style ou encore documents.</text:p>
          </table:table-cell>
          <table:table-cell table:style-name="EvenCell">
            <text:p>https://www.uneiaparjour.fr/okkslides/</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10/2025</text:p>
          </table:table-cell>
        </table:table-row>
        <table:table-row>
          <table:table-cell table:style-name="DataCell">
            <text:p>Oh my images</text:p>
          </table:table-cell>
          <table:table-cell table:style-name="DataCell">
            <text:p>Oh my image (https://ohmyimages.com/) génère des images à partir d’une instruction avec possibilité d’importer jusqu’à 5 images de référence.</text:p>
          </table:table-cell>
          <table:table-cell table:style-name="DataCell">
            <text:p>https://www.uneiaparjour.fr/oh-my-image/</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0/10/2025</text:p>
          </table:table-cell>
        </table:table-row>
        <table:table-row>
          <table:table-cell table:style-name="EvenCell">
            <text:p>Emergent minds</text:p>
          </table:table-cell>
          <table:table-cell table:style-name="EvenCell">
            <text:p>Emergent minds (https://www.emergentmind.com) est un moteur de recherche spécilisé sur le site Arxiv, une archive ouverte d’articles scientifiques pré-publiés.</text:p>
          </table:table-cell>
          <table:table-cell table:style-name="EvenCell">
            <text:p>https://www.uneiaparjour.fr/emergent-minds/</text:p>
          </table:table-cell>
          <table:table-cell table:style-name="EvenCatCell">
            <text:p>recherch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9/10/2025</text:p>
          </table:table-cell>
        </table:table-row>
        <table:table-row>
          <table:table-cell table:style-name="DataCell">
            <text:p>Transcriptik</text:p>
          </table:table-cell>
          <table:table-cell table:style-name="DataCell">
            <text:p>Transcriptik (https://transcriptik.com/) génère la transcription texte de vidéos Tiktok à partir de leur url.</text:p>
          </table:table-cell>
          <table:table-cell table:style-name="DataCell">
            <text:p>https://www.uneiaparjour.fr/transcriptik/</text:p>
          </table:table-cell>
          <table:table-cell table:style-name="CatCell">
            <text:p>texte</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8/10/2025</text:p>
          </table:table-cell>
        </table:table-row>
        <table:table-row>
          <table:table-cell table:style-name="EvenCell">
            <text:p>Rows : quand le tableur rencontre l’IA pour analyser vos données</text:p>
          </table:table-cell>
          <table:table-cell table:style-name="EvenCell">
            <text:p>Je teste Rows depuis quelques jours, il rejoint les applications d’analyse de données qui sont pour moi les plus performantes. Les tests effectués à partir de fichiers csv – à mon niveau énooormes – placent Rows dans les plus efficaces de ma liste, autant dans l’analyse que dans l’interprétation. L’interface tableur et la connexion à des services multiples sont un bonus indéniable.Si vous souhaitez une comparaison entre les outils, j’ai compilé les réponses des chatbots généralistes les plus courants et de deux outils dédiés, interrogés depuis la même instruction et un fichier commun.</text:p>
          </table:table-cell>
          <table:table-cell table:style-name="EvenCell">
            <text:p>https://www.uneiaparjour.fr/rows-quand-le-tableur-rencontre-lia-pour-analyser-vos-donnees/</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8/10/2025</text:p>
          </table:table-cell>
        </table:table-row>
        <table:table-row>
          <table:table-cell table:style-name="DataCell">
            <text:p>AI diagram maker</text:p>
          </table:table-cell>
          <table:table-cell table:style-name="DataCell">
            <text:p>AI digram maker (https://www.aidiagrammaker.com/) génère des diagrammes à partir d’une instructions via un chatbot.</text:p>
          </table:table-cell>
          <table:table-cell table:style-name="DataCell">
            <text:p>https://www.uneiaparjour.fr/ai-diagram-maker/</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7/10/2025</text:p>
          </table:table-cell>
        </table:table-row>
        <table:table-row>
          <table:table-cell table:style-name="EvenCell">
            <text:p>TextMusic</text:p>
          </table:table-cell>
          <table:table-cell table:style-name="EvenCell">
            <text:p>TextMusic (https://www.textmusic.net/) génère textes et musique pour créer des chansons à partir d’instructions et de choix fins du style.</text:p>
          </table:table-cell>
          <table:table-cell table:style-name="EvenCell">
            <text:p>https://www.uneiaparjour.fr/textmusic/</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6/10/2025</text:p>
          </table:table-cell>
        </table:table-row>
        <table:table-row>
          <table:table-cell table:style-name="DataCell">
            <text:p>Lexica AI</text:p>
          </table:table-cell>
          <table:table-cell table:style-name="DataCell">
            <text:p>Lexica AI (https://lexicaai.net) génère des images à partir d’une instruction avec possibilité d’édition.</text:p>
          </table:table-cell>
          <table:table-cell table:style-name="DataCell">
            <text:p>https://www.uneiaparjour.fr/lexica-ai/</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5/10/2025</text:p>
          </table:table-cell>
        </table:table-row>
        <table:table-row>
          <table:table-cell table:style-name="EvenCell">
            <text:p>Pokee</text:p>
          </table:table-cell>
          <table:table-cell table:style-name="EvenCell">
            <text:p>Pokee (https://pokee.ai/) automatise des tâches données via des instructions en lien avec plusieurs applications connectées (suite Google, agendas, courriel, réseaux sociaux, recherche web, Notion, etc., voir liste).</text:p>
          </table:table-cell>
          <table:table-cell table:style-name="EvenCell">
            <text:p>https://www.uneiaparjour.fr/pokee/</text:p>
          </table:table-cell>
          <table:table-cell table:style-name="EvenCatCell">
            <text:p>automatis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10/2025</text:p>
          </table:table-cell>
        </table:table-row>
        <table:table-row>
          <table:table-cell table:style-name="DataCell">
            <text:p>Rows</text:p>
          </table:table-cell>
          <table:table-cell table:style-name="DataCell">
            <text:p>Rows (https://rows.com/) est un tableur avec un chatbot intégré et des posibilité d’analyse et de génération de tableau de visualisations.</text:p>
          </table:table-cell>
          <table:table-cell table:style-name="DataCell">
            <text:p>https://www.uneiaparjour.fr/rows/</text:p>
          </table:table-cell>
          <table:table-cell table:style-name="CatCell">
            <text:p>donné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10/2025</text:p>
          </table:table-cell>
        </table:table-row>
        <table:table-row>
          <table:table-cell table:style-name="EvenCell">
            <text:p>Mobirise</text:p>
          </table:table-cell>
          <table:table-cell table:style-name="EvenCell">
            <text:p>Mobirise (https://mobirise.com/) génère des sites internet à partir d’une instruction et le choix d’un modèle.</text:p>
          </table:table-cell>
          <table:table-cell table:style-name="EvenCell">
            <text:p>https://www.uneiaparjour.fr/mobirise/</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2/10/2025</text:p>
          </table:table-cell>
        </table:table-row>
        <table:table-row>
          <table:table-cell table:style-name="DataCell">
            <text:p>Meloflow</text:p>
          </table:table-cell>
          <table:table-cell table:style-name="DataCell">
            <text:p>Meloflow (https://meloflow.ai) génère des morceaux de musique depuis une instruction ou des paroles.</text:p>
          </table:table-cell>
          <table:table-cell table:style-name="DataCell">
            <text:p>https://www.uneiaparjour.fr/meloflow/</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1/10/2025</text:p>
          </table:table-cell>
        </table:table-row>
        <table:table-row>
          <table:table-cell table:style-name="EvenCell">
            <text:p>Folo : gratuit, open source et peut-être l’agrégateur idéal</text:p>
          </table:table-cell>
          <table:table-cell table:style-name="EvenCell">
            <text:p>Cette semaine, Folo, qui pourrait bien intégrer la liste de mes assistants réguliers.Comme beaucoup, je cherche depuis des années l’agrégateur de contenus idéal, celui qui permet d’aller à l’essentiel, multiplateforme, sans distraction, tout en permettant facilement de nouvelles découvertes. Spoiler : je ne l’ai bien sûr pas trouvé</text:p>
          </table:table-cell>
          <table:table-cell table:style-name="EvenCell">
            <text:p>https://www.uneiaparjour.fr/folo-gratuit-open-source-et-peut-etre-lagregateur-ideal/</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1/10/2025</text:p>
          </table:table-cell>
        </table:table-row>
        <table:table-row>
          <table:table-cell table:style-name="DataCell">
            <text:p>Paraflow</text:p>
          </table:table-cell>
          <table:table-cell table:style-name="DataCell">
            <text:p>Paraflow (https://paraflow.com/) accompagne un projet de développement d’application via un chatbot et une interface type tableau blanc. Quatre étapes sont proposées : contexte, fonctionnalités, styles et prototypage.</text:p>
          </table:table-cell>
          <table:table-cell table:style-name="DataCell">
            <text:p>https://www.uneiaparjour.fr/paraflow/</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0/10/2025</text:p>
          </table:table-cell>
        </table:table-row>
        <table:table-row>
          <table:table-cell table:style-name="EvenCell">
            <text:p>Whisk</text:p>
          </table:table-cell>
          <table:table-cell table:style-name="EvenCell">
            <text:p>Whisk (https://labs.google/fx/fr/tools/whisk) génère des images et des vidéos sonorisées à partir d’images « d’inspiration » qui peuvent être complétées par une instruction.</text:p>
          </table:table-cell>
          <table:table-cell table:style-name="EvenCell">
            <text:p>https://www.uneiaparjour.fr/whisk/</text:p>
          </table:table-cell>
          <table:table-cell table:style-name="EvenCatCell">
            <text:p>image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9/10/2025</text:p>
          </table:table-cell>
        </table:table-row>
        <table:table-row>
          <table:table-cell table:style-name="DataCell">
            <text:p>Blobu</text:p>
          </table:table-cell>
          <table:table-cell table:style-name="DataCell">
            <text:p>Blobu (https://blobu.ai) génère des résumés de livres présents dans sa base de données. Il propose également des « mash-up » , une histoire s’appuyant sur plusieurs livres, présents dans la base.Des chatbots pour dialoguer avec l’oeuvre, les capsules, sont annoncées.</text:p>
          </table:table-cell>
          <table:table-cell table:style-name="DataCell">
            <text:p>https://www.uneiaparjour.fr/blobu/</text:p>
          </table:table-cell>
          <table:table-cell table:style-name="CatCell">
            <text:p>éducation</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08/10/2025</text:p>
          </table:table-cell>
        </table:table-row>
        <table:table-row>
          <table:table-cell table:style-name="EvenCell">
            <text:p>Solid</text:p>
          </table:table-cell>
          <table:table-cell table:style-name="EvenCell">
            <text:p>Solid (https://trysolid.com/) génère des applications à partir d’une instruction.</text:p>
          </table:table-cell>
          <table:table-cell table:style-name="EvenCell">
            <text:p>https://www.uneiaparjour.fr/solid/</text:p>
          </table:table-cell>
          <table:table-cell table:style-name="EvenCatCell">
            <text:p>appli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10/2025</text:p>
          </table:table-cell>
        </table:table-row>
        <table:table-row>
          <table:table-cell table:style-name="DataCell">
            <text:p>Folo</text:p>
          </table:table-cell>
          <table:table-cell table:style-name="DataCell">
            <text:p>Folo (documentation : https://github.com/RSSNext/Folo et application : folo.is) est un agrégateur de contenus (réseaux sociaux, fils rss) augmenté par des fonctions basées sur l’IA générative : résumé (en anglais), traduction et catégorisation.</text:p>
          </table:table-cell>
          <table:table-cell table:style-name="DataCell">
            <text:p>https://www.uneiaparjour.fr/folo/</text:p>
          </table:table-cell>
          <table:table-cell table:style-name="CatCell">
            <text:p>actualités et fact-checking</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06/10/2025</text:p>
          </table:table-cell>
        </table:table-row>
        <table:table-row>
          <table:table-cell table:style-name="EvenCell">
            <text:p>Anpo</text:p>
          </table:table-cell>
          <table:table-cell table:style-name="EvenCell">
            <text:p>Anpo (https://anpo.ai) génère images, vidéos et réels à partir d’images, de textes d’audio générés ou importés sur un tableau « infini ».</text:p>
          </table:table-cell>
          <table:table-cell table:style-name="EvenCell">
            <text:p>https://www.uneiaparjour.fr/anpo/</text:p>
          </table:table-cell>
          <table:table-cell table:style-name="EvenCatCell">
            <text:p>images</text:p>
          </table:table-cell>
          <table:table-cell table:style-name="EvenCatCell">
            <text:p>vidéo</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05/10/2025</text:p>
          </table:table-cell>
        </table:table-row>
        <table:table-row>
          <table:table-cell table:style-name="DataCell">
            <text:p>Matrix Game</text:p>
          </table:table-cell>
          <table:table-cell table:style-name="DataCell">
            <text:p>Matrix Game (documentation : https://matrix-game-v2.github.io/ et démonstration : https://huggingface.co/spaces/dn6/matrix-game-2) génére une vidéo avec mouvement à partir d’une image fixe et d’une instruction.</text:p>
          </table:table-cell>
          <table:table-cell table:style-name="DataCell">
            <text:p>https://www.uneiaparjour.fr/matrix-game/</text:p>
          </table:table-cell>
          <table:table-cell table:style-name="CatCell">
            <text:p>open source</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4/10/2025</text:p>
          </table:table-cell>
        </table:table-row>
        <table:table-row>
          <table:table-cell table:style-name="EvenCell">
            <text:p>Meta AI, ou la discrète invasion de l’IA générative dans nos réseaux sociaux</text:p>
          </table:table-cell>
          <table:table-cell table:style-name="EvenCell">
            <text:p>Focus de la lettre 5</text:p>
          </table:table-cell>
          <table:table-cell table:style-name="EvenCell">
            <text:p>https://www.uneiaparjour.fr/meta-ai-ou-la-discrete-invasion-de-lia-generative-dans-nos-reseaux-sociaux/</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4/10/2025</text:p>
          </table:table-cell>
        </table:table-row>
        <table:table-row>
          <table:table-cell table:style-name="DataCell">
            <text:p>Illumi</text:p>
          </table:table-cell>
          <table:table-cell table:style-name="DataCell">
            <text:p>Illumi (https://www.illumi.one/) est un tableau collaboratif qui intègre plusieurs modèles de lanagage, Claude 3.7, Deepseek 3 et R1, ChatGPT 4.1 et o3, Grok 3.</text:p>
          </table:table-cell>
          <table:table-cell table:style-name="DataCell">
            <text:p>https://www.uneiaparjour.fr/illumi/</text:p>
          </table:table-cell>
          <table:table-cell table:style-name="CatCell">
            <text:p>documents</text:p>
          </table:table-cell>
          <table:table-cell table:style-name="CatCell">
            <text:p>mindmap</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03/10/2025</text:p>
          </table:table-cell>
        </table:table-row>
        <table:table-row>
          <table:table-cell table:style-name="EvenCell">
            <text:p>Marble</text:p>
          </table:table-cell>
          <table:table-cell table:style-name="EvenCell">
            <text:p>Marble (https://marble.worldlabs.ai/) génère une image 360° / VR à partir d’une image fixe.</text:p>
          </table:table-cell>
          <table:table-cell table:style-name="EvenCell">
            <text:p>https://www.uneiaparjour.fr/marble/</text:p>
          </table:table-cell>
          <table:table-cell table:style-name="EvenCatCell">
            <text:p>images</text:p>
          </table:table-cell>
          <table:table-cell table:style-name="EvenCatCell">
            <text:p>images 3D</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10/2025</text:p>
          </table:table-cell>
        </table:table-row>
        <table:table-row>
          <table:table-cell table:style-name="DataCell">
            <text:p>Meta AI en ligne</text:p>
          </table:table-cell>
          <table:table-cell table:style-name="DataCell">
            <text:p>Meta Ai (https://www.meta.ai) est le chatbot texte, image et vidéo de Meta den complément des chatbots intégrés aux applications de messagerie Messenger, Instagram et WhatsApp (vus ici) et de Meta AI Studio.</text:p>
          </table:table-cell>
          <table:table-cell table:style-name="DataCell">
            <text:p>https://www.uneiaparjour.fr/meta-ai-en-ligne/</text:p>
          </table:table-cell>
          <table:table-cell table:style-name="CatCell">
            <text:p>chatbot</text:p>
          </table:table-cell>
          <table:table-cell table:style-name="CatCell">
            <text:p>images</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DataCell">
            <text:p>01/10/2025</text:p>
          </table:table-cell>
        </table:table-row>
        <table:table-row>
          <table:table-cell table:style-name="EvenCell">
            <text:p>Meta AI studio</text:p>
          </table:table-cell>
          <table:table-cell table:style-name="EvenCell">
            <text:p>Meta AI Studio (https://aistudio.instagram.com) crée des chatbots personnalisés à partir d’instructions.</text:p>
          </table:table-cell>
          <table:table-cell table:style-name="EvenCell">
            <text:p>https://www.uneiaparjour.fr/meta-ai-studio/</text:p>
          </table:table-cell>
          <table:table-cell table:style-name="EvenCatCell">
            <text:p>chatbot</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9/2025</text:p>
          </table:table-cell>
        </table:table-row>
        <table:table-row>
          <table:table-cell table:style-name="DataCell">
            <text:p>Oboe</text:p>
          </table:table-cell>
          <table:table-cell table:style-name="DataCell">
            <text:p>Oboe (https://oboe.fyi/) génère un cours à partir d’une instruction et/ou un document.</text:p>
          </table:table-cell>
          <table:table-cell table:style-name="DataCell">
            <text:p>https://www.uneiaparjour.fr/oboe/</text:p>
          </table:table-cell>
          <table:table-cell table:style-name="CatCell">
            <text:p>documents</text:p>
          </table:table-cell>
          <table:table-cell table:style-name="CatCell">
            <text:p>éducation</text:p>
          </table:table-cell>
          <table:table-cell table:style-name="CatCell">
            <text:p>quiz et flashcards</text:p>
          </table:table-cell>
          <table:table-cell table:style-name="CatCell">
            <text:p>texte</text:p>
          </table:table-cell>
          <table:table-cell table:style-name="CatCell">
            <text:p>voix</text:p>
          </table:table-cell>
          <table:table-cell table:style-name="CatCell">
            <text:p/>
          </table:table-cell>
          <table:table-cell table:style-name="DataCell">
            <text:p>29/09/2025</text:p>
          </table:table-cell>
        </table:table-row>
        <table:table-row>
          <table:table-cell table:style-name="EvenCell">
            <text:p>Umint</text:p>
          </table:table-cell>
          <table:table-cell table:style-name="EvenCell">
            <text:p>Umint (https://umint-openwebui.hf.space et documentation : https://huggingface.co/umint) pour UltimaX Intelligence est un chatbot regroupant modèles de langage et d’images (GPT, Deepseek, Gemma, Gemini, Qwen…). Il propose plusieurs outils dont la recherche web et « deep research » ainsi que des réglages avancés.</text:p>
          </table:table-cell>
          <table:table-cell table:style-name="EvenCell">
            <text:p>https://www.uneiaparjour.fr/umint/</text:p>
          </table:table-cell>
          <table:table-cell table:style-name="EvenCatCell">
            <text:p>chatbot</text:p>
          </table:table-cell>
          <table:table-cell table:style-name="EvenCatCell">
            <text:p>images</text:p>
          </table:table-cell>
          <table:table-cell table:style-name="EvenCatCell">
            <text:p>LLM</text:p>
          </table:table-cell>
          <table:table-cell table:style-name="EvenCatCell">
            <text:p>open source</text:p>
          </table:table-cell>
          <table:table-cell table:style-name="EvenCatCell">
            <text:p>texte</text:p>
          </table:table-cell>
          <table:table-cell table:style-name="EvenCatCell">
            <text:p/>
          </table:table-cell>
          <table:table-cell table:style-name="EvenCell">
            <text:p>28/09/2025</text:p>
          </table:table-cell>
        </table:table-row>
        <table:table-row>
          <table:table-cell table:style-name="DataCell">
            <text:p>Dreamcore</text:p>
          </table:table-cell>
          <table:table-cell table:style-name="DataCell">
            <text:p>Dreamcore (https://www.dreamcore.gg/create) génère des applications à partir d’instructions.</text:p>
          </table:table-cell>
          <table:table-cell table:style-name="DataCell">
            <text:p>https://www.uneiaparjour.fr/dreamcore/</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09/2025</text:p>
          </table:table-cell>
        </table:table-row>
        <table:table-row>
          <table:table-cell table:style-name="EvenCell">
            <text:p>L’IA générative hors ligne : plus proche, plus sobre, suffisante ?</text:p>
          </table:table-cell>
          <table:table-cell table:style-name="EvenCell">
            <text:p>Cette semaine un focus lié avec Qwen 3 Omni et Locally, centré sur la génération locale directement dans son appareil.</text:p>
          </table:table-cell>
          <table:table-cell table:style-name="EvenCell">
            <text:p>https://www.uneiaparjour.fr/lia-generative-hors-ligne-plus-proche-plus-sobre-suffisante/</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7/09/2025</text:p>
          </table:table-cell>
        </table:table-row>
        <table:table-row>
          <table:table-cell table:style-name="DataCell">
            <text:p>Locally</text:p>
          </table:table-cell>
          <table:table-cell table:style-name="DataCell">
            <text:p>Locally (https://locallyai.app/) permet l’utilisation de plusieurs modèles de langage directement dans son téléphone sous iOS (avec puce Silllicon récente), localement sans connexion une fois le modèle téléchargé, dont le modèle Apple Foundation et des modèles avec « vision » :</text:p>
          </table:table-cell>
          <table:table-cell table:style-name="DataCell">
            <text:p>https://www.uneiaparjour.fr/locally/</text:p>
          </table:table-cell>
          <table:table-cell table:style-name="CatCell">
            <text:p>chatbot</text:p>
          </table:table-cell>
          <table:table-cell table:style-name="CatCell">
            <text:p>FR / EU</text:p>
          </table:table-cell>
          <table:table-cell table:style-name="CatCell">
            <text:p>LLM</text:p>
          </table:table-cell>
          <table:table-cell table:style-name="CatCell">
            <text:p>sans compte</text:p>
          </table:table-cell>
          <table:table-cell table:style-name="CatCell">
            <text:p>usage illimité</text:p>
          </table:table-cell>
          <table:table-cell table:style-name="CatCell">
            <text:p/>
          </table:table-cell>
          <table:table-cell table:style-name="DataCell">
            <text:p>26/09/2025</text:p>
          </table:table-cell>
        </table:table-row>
        <table:table-row>
          <table:table-cell table:style-name="EvenCell">
            <text:p>IA de Canva</text:p>
          </table:table-cell>
          <table:table-cell table:style-name="EvenCell">
            <text:p>L’IA de Canva (https://www.canva.com/) est un chatbot qui propose de guider la génération des contenus proposés dans Canva, comme un « assistant » de création : images, textes, présentations et applications.</text:p>
          </table:table-cell>
          <table:table-cell table:style-name="EvenCell">
            <text:p>https://www.uneiaparjour.fr/ia-de-canva/</text:p>
          </table:table-cell>
          <table:table-cell table:style-name="EvenCatCell">
            <text:p>application</text:p>
          </table:table-cell>
          <table:table-cell table:style-name="EvenCatCell">
            <text:p>chatbot</text:p>
          </table:table-cell>
          <table:table-cell table:style-name="EvenCatCell">
            <text:p>images</text:p>
          </table:table-cell>
          <table:table-cell table:style-name="EvenCatCell">
            <text:p>présentation</text:p>
          </table:table-cell>
          <table:table-cell table:style-name="EvenCatCell">
            <text:p>texte</text:p>
          </table:table-cell>
          <table:table-cell table:style-name="EvenCatCell">
            <text:p/>
          </table:table-cell>
          <table:table-cell table:style-name="EvenCell">
            <text:p>25/09/2025</text:p>
          </table:table-cell>
        </table:table-row>
        <table:table-row>
          <table:table-cell table:style-name="DataCell">
            <text:p>Visual GPT</text:p>
          </table:table-cell>
          <table:table-cell table:style-name="DataCell">
            <text:p>Visual GPT (https://visualgpt.io/) regroupe 12 outils de génération ou de retouche d’images et de visuels (infographies, graphiques et cartes mentales) :</text:p>
          </table:table-cell>
          <table:table-cell table:style-name="DataCell">
            <text:p>https://www.uneiaparjour.fr/visual-gpt/</text:p>
          </table:table-cell>
          <table:table-cell table:style-name="CatCell">
            <text:p>images</text:p>
          </table:table-cell>
          <table:table-cell table:style-name="CatCell">
            <text:p>infographie</text:p>
          </table:table-cell>
          <table:table-cell table:style-name="CatCell">
            <text:p>mindmap</text:p>
          </table:table-cell>
          <table:table-cell table:style-name="CatCell">
            <text:p>présentation</text:p>
          </table:table-cell>
          <table:table-cell table:style-name="CatCell">
            <text:p>usage illimité</text:p>
          </table:table-cell>
          <table:table-cell table:style-name="CatCell">
            <text:p/>
          </table:table-cell>
          <table:table-cell table:style-name="DataCell">
            <text:p>24/09/2025</text:p>
          </table:table-cell>
        </table:table-row>
        <table:table-row>
          <table:table-cell table:style-name="EvenCell">
            <text:p>Qwen 3 Omni</text:p>
          </table:table-cell>
          <table:table-cell table:style-name="EvenCell">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text:p>
          </table:table-cell>
          <table:table-cell table:style-name="EvenCell">
            <text:p>https://www.uneiaparjour.fr/qwen-3-omni/</text:p>
          </table:table-cell>
          <table:table-cell table:style-name="EvenCatCell">
            <text:p>application</text:p>
          </table:table-cell>
          <table:table-cell table:style-name="EvenCatCell">
            <text:p>chatbot</text:p>
          </table:table-cell>
          <table:table-cell table:style-name="EvenCatCell">
            <text:p>documents</text:p>
          </table:table-cell>
          <table:table-cell table:style-name="EvenCatCell">
            <text:p>images</text:p>
          </table:table-cell>
          <table:table-cell table:style-name="EvenCatCell">
            <text:p>LLM</text:p>
          </table:table-cell>
          <table:table-cell table:style-name="EvenCatCell">
            <text:p>open source</text:p>
          </table:table-cell>
          <table:table-cell table:style-name="EvenCell">
            <text:p>23/09/2025</text:p>
          </table:table-cell>
        </table:table-row>
        <table:table-row>
          <table:table-cell table:style-name="DataCell">
            <text:p>Reve</text:p>
          </table:table-cell>
          <table:table-cell table:style-name="DataCell">
            <text:p>Reve (https://app.reve.com) est la version finale de reve.art (déjà vu ici et désormais archivé). Il inclut désormais une génération via un chatbot et l’édition des images.</text:p>
          </table:table-cell>
          <table:table-cell table:style-name="DataCell">
            <text:p>https://www.uneiaparjour.fr/reve/</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2/09/2025</text:p>
          </table:table-cell>
        </table:table-row>
        <table:table-row>
          <table:table-cell table:style-name="EvenCell">
            <text:p>Remy</text:p>
          </table:table-cell>
          <table:table-cell table:style-name="EvenCell">
            <text:p>Remy (https://remyreads.nl/) est un agrégateur de newsletters qui les résume et les centralise.</text:p>
          </table:table-cell>
          <table:table-cell table:style-name="EvenCell">
            <text:p>https://www.uneiaparjour.fr/remy/</text:p>
          </table:table-cell>
          <table:table-cell table:style-name="EvenCatCell">
            <text:p>automatis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09/2025</text:p>
          </table:table-cell>
        </table:table-row>
        <table:table-row>
          <table:table-cell table:style-name="DataCell">
            <text:p>nextBrowser</text:p>
          </table:table-cell>
          <table:table-cell table:style-name="DataCell">
            <text:p>NextBrowser (app.nextbrowser.com) automatise des tâches sur le web dans son navigateur intégré à partir d’une instruction.</text:p>
          </table:table-cell>
          <table:table-cell table:style-name="DataCell">
            <text:p>https://www.uneiaparjour.fr/nextbrowser/</text:p>
          </table:table-cell>
          <table:table-cell table:style-name="CatCell">
            <text:p>automatis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09/2025</text:p>
          </table:table-cell>
        </table:table-row>
        <table:table-row>
          <table:table-cell table:style-name="EvenCell">
            <text:p>Rolyai : confronter les points de vue pour mieux dialoguer avec l’IA</text:p>
          </table:table-cell>
          <table:table-cell table:style-name="EvenCell">
            <text:p>Même si beaucoup connaissentdésormais ma presque passion pour les outils de “vibe coding” qui génèrent des applications à partir d’instructions comme Create anything, cette semaine le focus se concentre sur Rolyai.</text:p>
          </table:table-cell>
          <table:table-cell table:style-name="EvenCell">
            <text:p>https://www.uneiaparjour.fr/rolyai-confronter-les-points-de-vue-pour-mieux-dialoguer-avec-lia/</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0/09/2025</text:p>
          </table:table-cell>
        </table:table-row>
        <table:table-row>
          <table:table-cell table:style-name="DataCell">
            <text:p>Create Anything</text:p>
          </table:table-cell>
          <table:table-cell table:style-name="DataCell">
            <text:p>Create Anything (https://www.createanything.com/) génère des applications web ou mobile à partir d’instructions. génération en javascript (react).</text:p>
          </table:table-cell>
          <table:table-cell table:style-name="DataCell">
            <text:p>https://www.uneiaparjour.fr/create-anything/</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9/09/2025</text:p>
          </table:table-cell>
        </table:table-row>
        <table:table-row>
          <table:table-cell table:style-name="EvenCell">
            <text:p>Drawnaq</text:p>
          </table:table-cell>
          <table:table-cell table:style-name="EvenCell">
            <text:p>Drawnaq (https://www.drawnaq.com/) génère des images à partir de filtres en cascade, d’une instruction et d’une image de référence en option.</text:p>
          </table:table-cell>
          <table:table-cell table:style-name="EvenCell">
            <text:p>https://www.uneiaparjour.fr/drawnaq/</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8/09/2025</text:p>
          </table:table-cell>
        </table:table-row>
        <table:table-row>
          <table:table-cell table:style-name="DataCell">
            <text:p>MixHub AI</text:p>
          </table:table-cell>
          <table:table-cell table:style-name="DataCell">
            <text:p>MixHub AI (https://mixhubai.com) regroupe dans une même interface chatbot texte, génération d’images et de vidéos (text to image, image to image, video to video, image to video, text to video, audio to video).</text:p>
          </table:table-cell>
          <table:table-cell table:style-name="DataCell">
            <text:p>https://www.uneiaparjour.fr/mixhub-ai/</text:p>
          </table:table-cell>
          <table:table-cell table:style-name="CatCell">
            <text:p>images</text:p>
          </table:table-cell>
          <table:table-cell table:style-name="CatCell">
            <text:p>texte</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DataCell">
            <text:p>17/09/2025</text:p>
          </table:table-cell>
        </table:table-row>
        <table:table-row>
          <table:table-cell table:style-name="EvenCell">
            <text:p>Nextdocs</text:p>
          </table:table-cell>
          <table:table-cell table:style-name="EvenCell">
            <text:p>NextDocs (https://www.nextdocs.io) génère des présentations, des documents textes ou illustrés, et des infographies texte et image à partir d’instructions dans un chatbot.</text:p>
          </table:table-cell>
          <table:table-cell table:style-name="EvenCell">
            <text:p>https://www.uneiaparjour.fr/nextdocs/</text:p>
          </table:table-cell>
          <table:table-cell table:style-name="EvenCatCell">
            <text:p>images</text:p>
          </table:table-cell>
          <table:table-cell table:style-name="EvenCatCell">
            <text:p>infographie</text:p>
          </table:table-cell>
          <table:table-cell table:style-name="EvenCatCell">
            <text:p>présentation</text:p>
          </table:table-cell>
          <table:table-cell table:style-name="EvenCatCell">
            <text:p>texte</text:p>
          </table:table-cell>
          <table:table-cell table:style-name="EvenCatCell">
            <text:p/>
          </table:table-cell>
          <table:table-cell table:style-name="EvenCatCell">
            <text:p/>
          </table:table-cell>
          <table:table-cell table:style-name="EvenCell">
            <text:p>16/09/2025</text:p>
          </table:table-cell>
        </table:table-row>
        <table:table-row>
          <table:table-cell table:style-name="DataCell">
            <text:p>Parlai</text:p>
          </table:table-cell>
          <table:table-cell table:style-name="DataCell">
            <text:p>Parlai (https://www.parlai.app/) utilise une conversation whatsApp pour l’apprentissage des langues avec l’aide de l’IA via des messages écrits ou vocaux, des conversations orales et des jeux.</text:p>
          </table:table-cell>
          <table:table-cell table:style-name="DataCell">
            <text:p>https://www.uneiaparjour.fr/parlai/</text:p>
          </table:table-cell>
          <table:table-cell table:style-name="CatCell">
            <text:p>langues</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15/09/2025</text:p>
          </table:table-cell>
        </table:table-row>
        <table:table-row>
          <table:table-cell table:style-name="EvenCell">
            <text:p>Rolyai</text:p>
          </table:table-cell>
          <table:table-cell table:style-name="EvenCell">
            <text:p>Rolyai (https://rolyai.net/) est un chatbot texte qui intègre différents « rôles » / personas convocables à tour de rôle pendant une conversation.</text:p>
          </table:table-cell>
          <table:table-cell table:style-name="EvenCell">
            <text:p>https://www.uneiaparjour.fr/rolyai/</text:p>
          </table:table-cell>
          <table:table-cell table:style-name="EvenCatCell">
            <text:p>chatbot</text:p>
          </table:table-cell>
          <table:table-cell table:style-name="EvenCatCell">
            <text:p>FR / EU</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14/09/2025</text:p>
          </table:table-cell>
        </table:table-row>
        <table:table-row>
          <table:table-cell table:style-name="DataCell">
            <text:p>Teachshare</text:p>
          </table:table-cell>
          <table:table-cell table:style-name="DataCell">
            <text:p>Teachshare (https://www.teachshare.com/) génère plan et supports de cours à partir d’une instruction et des spécifications du cours (public, objectifs; durée…).</text:p>
          </table:table-cell>
          <table:table-cell table:style-name="DataCell">
            <text:p>https://www.uneiaparjour.fr/teachshare/</text:p>
          </table:table-cell>
          <table:table-cell table:style-name="CatCell">
            <text:p>éducation</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09/2025</text:p>
          </table:table-cell>
        </table:table-row>
        <table:table-row>
          <table:table-cell table:style-name="EvenCell">
            <text:p>Derrière les modèles ouverts, une bataille géopolitique silencieuse</text:p>
          </table:table-cell>
          <table:table-cell table:style-name="EvenCell">
            <text:p>Trois articles pour le focus de la semaine, Apertus, Hunyuan Image et Qwen Next, qui mettent en lumière les sujets de l’open source mais aussi celui d’une “géopolitique” de l’IA.</text:p>
          </table:table-cell>
          <table:table-cell table:style-name="EvenCell">
            <text:p>https://www.uneiaparjour.fr/derriere-les-modeles-ouverts-une-bataille-geopolitique-silencieuse/</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3/09/2025</text:p>
          </table:table-cell>
        </table:table-row>
        <table:table-row>
          <table:table-cell table:style-name="DataCell">
            <text:p>Qwen 3 next</text:p>
          </table:table-cell>
          <table:table-cell table:style-name="DataCell">
            <text:p>Avec Qwen 3 next (documentation : http://huggingface.co/collections/Qwen/qwen3-next-68c25fd6838e585db8eeea9d et test sur Qwen Chat) Alibaba propose un nouveau modèle de langage open source avec raisonnement long.</text:p>
          </table:table-cell>
          <table:table-cell table:style-name="DataCell">
            <text:p>https://www.uneiaparjour.fr/qwen-3-next/</text:p>
          </table:table-cell>
          <table:table-cell table:style-name="CatCell">
            <text:p>LLM</text:p>
          </table:table-cell>
          <table:table-cell table:style-name="CatCell">
            <text:p>open sourc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2/09/2025</text:p>
          </table:table-cell>
        </table:table-row>
        <table:table-row>
          <table:table-cell table:style-name="EvenCell">
            <text:p>Hunyuan image</text:p>
          </table:table-cell>
          <table:table-cell table:style-name="EvenCell">
            <text:p>Hunyuan image (documentation https://github.com/Tencent-Hunyuan/HunyuanImage-2.1 et démonstration https://huggingface.co/spaces/tencent/HunyuanImage-2.1) est un modèle de génération open source et gratuit de Tencent qui génère des images en haute résolution.</text:p>
          </table:table-cell>
          <table:table-cell table:style-name="EvenCell">
            <text:p>https://www.uneiaparjour.fr/hunyuan-image/</text:p>
          </table:table-cell>
          <table:table-cell table:style-name="EvenCatCell">
            <text:p>images</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11/09/2025</text:p>
          </table:table-cell>
        </table:table-row>
        <table:table-row>
          <table:table-cell table:style-name="DataCell">
            <text:p>Apertus</text:p>
          </table:table-cell>
          <table:table-cell table:style-name="DataCell">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text:p>
          </table:table-cell>
          <table:table-cell table:style-name="DataCell">
            <text:p>https://www.uneiaparjour.fr/apertus/</text:p>
          </table:table-cell>
          <table:table-cell table:style-name="CatCell">
            <text:p>chatbot</text:p>
          </table:table-cell>
          <table:table-cell table:style-name="CatCell">
            <text:p>FR / EU</text:p>
          </table:table-cell>
          <table:table-cell table:style-name="CatCell">
            <text:p>LLM</text:p>
          </table:table-cell>
          <table:table-cell table:style-name="CatCell">
            <text:p>open source</text:p>
          </table:table-cell>
          <table:table-cell table:style-name="CatCell">
            <text:p>usage illimité</text:p>
          </table:table-cell>
          <table:table-cell table:style-name="CatCell">
            <text:p/>
          </table:table-cell>
          <table:table-cell table:style-name="DataCell">
            <text:p>10/09/2025</text:p>
          </table:table-cell>
        </table:table-row>
        <table:table-row>
          <table:table-cell table:style-name="EvenCell">
            <text:p>Lumi</text:p>
          </table:table-cell>
          <table:table-cell table:style-name="EvenCell">
            <text:p>Lumi (https://lumi.new/) génère des pages web à partir d’une interaction via un chatbot.</text:p>
          </table:table-cell>
          <table:table-cell table:style-name="EvenCell">
            <text:p>https://www.uneiaparjour.fr/lumi/</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9/09/2025</text:p>
          </table:table-cell>
        </table:table-row>
        <table:table-row>
          <table:table-cell table:style-name="DataCell">
            <text:p>Funblocks</text:p>
          </table:table-cell>
          <table:table-cell table:style-name="DataCell">
            <text:p>Funblocks (https://www.funblocks.net/) est un tableau blanc « infini » qui permet de générer des idées à partir de sujets / d’instructions à la manière d’une carte mentale.</text:p>
          </table:table-cell>
          <table:table-cell table:style-name="DataCell">
            <text:p>https://www.uneiaparjour.fr/funblocks/</text:p>
          </table:table-cell>
          <table:table-cell table:style-name="CatCell">
            <text:p>mindmap</text:p>
          </table:table-cell>
          <table:table-cell table:style-name="CatCell">
            <text:p>présent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08/09/2025</text:p>
          </table:table-cell>
        </table:table-row>
        <table:table-row>
          <table:table-cell table:style-name="EvenCell">
            <text:p>Talkit</text:p>
          </table:table-cell>
          <table:table-cell table:style-name="EvenCell">
            <text:p>Talkit (https://www.talkit.ai/fr/) est une application iOS et Android pour l’apprentissage de l’anglais.</text:p>
          </table:table-cell>
          <table:table-cell table:style-name="EvenCell">
            <text:p>https://www.uneiaparjour.fr/talkit/</text:p>
          </table:table-cell>
          <table:table-cell table:style-name="EvenCatCell">
            <text:p>langu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9/2025</text:p>
          </table:table-cell>
        </table:table-row>
        <table:table-row>
          <table:table-cell table:style-name="DataCell">
            <text:p>Pdf to video</text:p>
          </table:table-cell>
          <table:table-cell table:style-name="DataCell">
            <text:p>Pdf to video (https://pdftovideo.ai/) génère une vidéo avec voix à partir d’un pdf jusqu’à 80 pages.</text:p>
          </table:table-cell>
          <table:table-cell table:style-name="DataCell">
            <text:p>https://www.uneiaparjour.fr/pdf-to-video/</text:p>
          </table:table-cell>
          <table:table-cell table:style-name="CatCell">
            <text:p>documents</text:p>
          </table:table-cell>
          <table:table-cell table:style-name="CatCell">
            <text:p>sans compte</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DataCell">
            <text:p>06/09/2025</text:p>
          </table:table-cell>
        </table:table-row>
        <table:table-row>
          <table:table-cell table:style-name="EvenCell">
            <text:p>Comet : quand le navigateur navigue (presque) sans nous</text:p>
          </table:table-cell>
          <table:table-cell table:style-name="EvenCell">
            <text:p>Peu d’hésitations, Comet sera donc notre premier focus partagé !</text:p>
          </table:table-cell>
          <table:table-cell table:style-name="EvenCell">
            <text:p>https://www.uneiaparjour.fr/comet-quand-le-navigateur-navigue-presque-sans-nous/</text:p>
          </table:table-cell>
          <table:table-cell table:style-name="EvenCatCell">
            <text:p>Focu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6/09/2025</text:p>
          </table:table-cell>
        </table:table-row>
        <table:table-row>
          <table:table-cell table:style-name="DataCell">
            <text:p>Ghost</text:p>
          </table:table-cell>
          <table:table-cell table:style-name="DataCell">
            <text:p>Ghost (https://useghost.io/) génère des présentations à partir d’instructions dans un chatbot. Basé sur chatGPT 5 et génération en html.</text:p>
          </table:table-cell>
          <table:table-cell table:style-name="DataCell">
            <text:p>https://www.uneiaparjour.fr/ghost/</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9/2025</text:p>
          </table:table-cell>
        </table:table-row>
        <table:table-row>
          <table:table-cell table:style-name="EvenCell">
            <text:p>Bhava</text:p>
          </table:table-cell>
          <table:table-cell table:style-name="EvenCell">
            <text:p>Bhava (https://bhava.app/) génère des visualisations à partir d’une instruction et de données brutes ou importées depuis un fichier joint dans le chatbot .</text:p>
          </table:table-cell>
          <table:table-cell table:style-name="EvenCell">
            <text:p>https://www.uneiaparjour.fr/bhava/</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4/09/2025</text:p>
          </table:table-cell>
        </table:table-row>
        <table:table-row>
          <table:table-cell table:style-name="DataCell">
            <text:p>FlashPaper</text:p>
          </table:table-cell>
          <table:table-cell table:style-name="DataCell">
            <text:p>FlashPaper (https://flashpaper.ai/) est un assistant pour rédiger des écrits scientifiques : l’IA génératives de texte propose un plan à partir d’une instruction</text:p>
          </table:table-cell>
          <table:table-cell table:style-name="DataCell">
            <text:p>https://www.uneiaparjour.fr/flashpaper/</text:p>
          </table:table-cell>
          <table:table-cell table:style-name="CatCell">
            <text:p>chatbot</text:p>
          </table:table-cell>
          <table:table-cell table:style-name="CatCell">
            <text:p>documents</text:p>
          </table:table-cell>
          <table:table-cell table:style-name="CatCell">
            <text:p>recherche</text:p>
          </table:table-cell>
          <table:table-cell table:style-name="CatCell">
            <text:p>texte</text:p>
          </table:table-cell>
          <table:table-cell table:style-name="CatCell">
            <text:p>usage illimité</text:p>
          </table:table-cell>
          <table:table-cell table:style-name="CatCell">
            <text:p/>
          </table:table-cell>
          <table:table-cell table:style-name="DataCell">
            <text:p>03/09/2025</text:p>
          </table:table-cell>
        </table:table-row>
        <table:table-row>
          <table:table-cell table:style-name="EvenCell">
            <text:p>Underlord de Descript</text:p>
          </table:table-cell>
          <table:table-cell table:style-name="EvenCell">
            <text:p>Underlord de Descript (https://www.descript.com/ – outils d’édition et de création vidéo et audio) est un chatbot qui permet la génération de vidéos longues avec texte et avatar à partir d’une instruction.</text:p>
          </table:table-cell>
          <table:table-cell table:style-name="EvenCell">
            <text:p>https://www.uneiaparjour.fr/underlord-de-descript/</text:p>
          </table:table-cell>
          <table:table-cell table:style-name="EvenCatCell">
            <text:p>chatbot</text:p>
          </table:table-cell>
          <table:table-cell table:style-name="EvenCatCell">
            <text:p>vidéo</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02/09/2025</text:p>
          </table:table-cell>
        </table:table-row>
        <table:table-row>
          <table:table-cell table:style-name="DataCell">
            <text:p>Odyssey GPT</text:p>
          </table:table-cell>
          <table:table-cell table:style-name="DataCell">
            <text:p>Odyssey GPT (https://www.odysseygpt.ai) traite des documents pdf, doc ou txt à partir d’instructions dans un chatbot avec visionneuse de documents.</text:p>
          </table:table-cell>
          <table:table-cell table:style-name="DataCell">
            <text:p>https://www.uneiaparjour.fr/odyssey-gpt/</text:p>
          </table:table-cell>
          <table:table-cell table:style-name="CatCell">
            <text:p>document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09/2025</text:p>
          </table:table-cell>
        </table:table-row>
        <table:table-row>
          <table:table-cell table:style-name="EvenCell">
            <text:p>HunyuanVideo-Foley</text:p>
          </table:table-cell>
          <table:table-cell table:style-name="EvenCell">
            <text:p>HunyuanVideo-Foley (description : https://huggingface.co/tencent/HunyuanVideo-Foley et démonstration : https://huggingface.co/spaces/tencent/HunyuanVideo-Foley) sonorise des vidéos à partir de l’original et d’une instruction (optionnelle).</text:p>
          </table:table-cell>
          <table:table-cell table:style-name="EvenCell">
            <text:p>https://www.uneiaparjour.fr/hunyuanvideo-foley/</text:p>
          </table:table-cell>
          <table:table-cell table:style-name="EvenCatCell">
            <text:p>musique</text:p>
          </table:table-cell>
          <table:table-cell table:style-name="EvenCatCell">
            <text:p>open source</text:p>
          </table:table-cell>
          <table:table-cell table:style-name="EvenCatCell">
            <text:p>vidéo</text:p>
          </table:table-cell>
          <table:table-cell table:style-name="EvenCatCell">
            <text:p>voix</text:p>
          </table:table-cell>
          <table:table-cell table:style-name="EvenCatCell">
            <text:p/>
          </table:table-cell>
          <table:table-cell table:style-name="EvenCatCell">
            <text:p/>
          </table:table-cell>
          <table:table-cell table:style-name="EvenCell">
            <text:p>31/08/2025</text:p>
          </table:table-cell>
        </table:table-row>
        <table:table-row>
          <table:table-cell table:style-name="DataCell">
            <text:p>Comet</text:p>
          </table:table-cell>
          <table:table-cell table:style-name="DataCell">
            <text:p>Comet (https://www.perplexity.ai/comet) est le navigateur de Perplexity.</text:p>
          </table:table-cell>
          <table:table-cell table:style-name="DataCell">
            <text:p>https://www.uneiaparjour.fr/comet/</text:p>
          </table:table-cell>
          <table:table-cell table:style-name="CatCell">
            <text:p>automatisation</text:p>
          </table:table-cell>
          <table:table-cell table:style-name="CatCell">
            <text:p>navigateur</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0/08/2025</text:p>
          </table:table-cell>
        </table:table-row>
        <table:table-row>
          <table:table-cell table:style-name="EvenCell">
            <text:p>Orchids</text:p>
          </table:table-cell>
          <table:table-cell table:style-name="EvenCell">
            <text:p>Orchids (https://www.orchids.app) génère des sites web à partir d’une instruction.Une fenêtre de chat est présente pour les itérations et chaque élément du site peut être modifié manuellement ou par une nouvelle instruction.</text:p>
          </table:table-cell>
          <table:table-cell table:style-name="EvenCell">
            <text:p>https://www.uneiaparjour.fr/orchids/</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9/08/2025</text:p>
          </table:table-cell>
        </table:table-row>
        <table:table-row>
          <table:table-cell table:style-name="DataCell">
            <text:p>Producer</text:p>
          </table:table-cell>
          <table:table-cell table:style-name="DataCell">
            <text:p>Producer (https://www.producer.ai/) génère des morceaux de musique paroles et musique à partir d’instructions via un chatbot. S’appuye sur le rachat de Riffusion et une nouvelle version de son modèle Fuzz.</text:p>
          </table:table-cell>
          <table:table-cell table:style-name="DataCell">
            <text:p>https://www.uneiaparjour.fr/producer/</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08/2025</text:p>
          </table:table-cell>
        </table:table-row>
        <table:table-row>
          <table:table-cell table:style-name="EvenCell">
            <text:p>Memories</text:p>
          </table:table-cell>
          <table:table-cell table:style-name="EvenCell">
            <text:p>Memories (https://memories.ai/) est décrit par ses créateurs comme le premier « grand modèle de mémoire visuelle ».</text:p>
          </table:table-cell>
          <table:table-cell table:style-name="EvenCell">
            <text:p>https://www.uneiaparjour.fr/memories/</text:p>
          </table:table-cell>
          <table:table-cell table:style-name="EvenCatCell">
            <text:p>chatbot</text:p>
          </table:table-cell>
          <table:table-cell table:style-name="EvenCatCell">
            <text:p>text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ell">
            <text:p>27/08/2025</text:p>
          </table:table-cell>
        </table:table-row>
        <table:table-row>
          <table:table-cell table:style-name="DataCell">
            <text:p>Gemini 2.5 Flash Image – Nano Banana</text:p>
          </table:table-cell>
          <table:table-cell table:style-name="DataCell">
            <text:p>Gemini 2.5 Flash Image (disponible sur le Google ai studio sour « Gemini native image » https://aistudio.google.com/ et dans Gemini) est le dernier modèle de génération d’images de Google.Ce modèle est celui apparu depuis quelques jours sous le nom de « nano-banana ».</text:p>
          </table:table-cell>
          <table:table-cell table:style-name="DataCell">
            <text:p>https://www.uneiaparjour.fr/gemini-2-5-flash-image-nano-banana/</text:p>
          </table:table-cell>
          <table:table-cell table:style-name="CatCell">
            <text:p>images</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6/08/2025</text:p>
          </table:table-cell>
        </table:table-row>
        <table:table-row>
          <table:table-cell table:style-name="EvenCell">
            <text:p>Gpt-oss</text:p>
          </table:table-cell>
          <table:table-cell table:style-name="EvenCell">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text:p>
          </table:table-cell>
          <table:table-cell table:style-name="EvenCell">
            <text:p>https://www.uneiaparjour.fr/gpt-oss/</text:p>
          </table:table-cell>
          <table:table-cell table:style-name="EvenCatCell">
            <text:p>chatbot</text:p>
          </table:table-cell>
          <table:table-cell table:style-name="EvenCatCell">
            <text:p>LLM</text:p>
          </table:table-cell>
          <table:table-cell table:style-name="EvenCatCell">
            <text:p>open source</text:p>
          </table:table-cell>
          <table:table-cell table:style-name="EvenCatCell">
            <text:p>usage illimité</text:p>
          </table:table-cell>
          <table:table-cell table:style-name="EvenCatCell">
            <text:p/>
          </table:table-cell>
          <table:table-cell table:style-name="EvenCatCell">
            <text:p/>
          </table:table-cell>
          <table:table-cell table:style-name="EvenCell">
            <text:p>25/08/2025</text:p>
          </table:table-cell>
        </table:table-row>
        <table:table-row>
          <table:table-cell table:style-name="DataCell">
            <text:p>TripoSG-Scribble</text:p>
          </table:table-cell>
          <table:table-cell table:style-name="DataCell">
            <text:p>TripoSG-Scribble (Démonstration https://huggingface.co/spaces/VAST-AI/TripoSG-scribble et documentation : https://github.com/VAST-AI-Research/TripoSG) génère des images 3D à partir d’un dessin à main levée ou d’une photo et d’une instruction.</text:p>
          </table:table-cell>
          <table:table-cell table:style-name="DataCell">
            <text:p>https://www.uneiaparjour.fr/triposg-scribble/</text:p>
          </table:table-cell>
          <table:table-cell table:style-name="CatCell">
            <text:p>images 3D</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4/08/2025</text:p>
          </table:table-cell>
        </table:table-row>
        <table:table-row>
          <table:table-cell table:style-name="EvenCell">
            <text:p>Trails</text:p>
          </table:table-cell>
          <table:table-cell table:style-name="EvenCell">
            <text:p>Trails (https://trails.so/) génère un guide pas à pas à partir des clics effectués sur une page web.</text:p>
          </table:table-cell>
          <table:table-cell table:style-name="EvenCell">
            <text:p>https://www.uneiaparjour.fr/trails/</text:p>
          </table:table-cell>
          <table:table-cell table:style-name="EvenCatCell">
            <text:p>présentation</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3/08/2025</text:p>
          </table:table-cell>
        </table:table-row>
        <table:table-row>
          <table:table-cell table:style-name="DataCell">
            <text:p>Ideaboard</text:p>
          </table:table-cell>
          <table:table-cell table:style-name="DataCell">
            <text:p>À partir d’une instruction, Ideaboard (https://ideaboardapp.ai/) organise les idées et contenus générés sur un tableau blanc à partir de plusieurs formes / modèles :</text:p>
          </table:table-cell>
          <table:table-cell table:style-name="DataCell">
            <text:p>https://www.uneiaparjour.fr/ideaboard/</text:p>
          </table:table-cell>
          <table:table-cell table:style-name="CatCell">
            <text:p>images</text:p>
          </table:table-cell>
          <table:table-cell table:style-name="CatCell">
            <text:p>mindmap</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22/08/2025</text:p>
          </table:table-cell>
        </table:table-row>
        <table:table-row>
          <table:table-cell table:style-name="EvenCell">
            <text:p>Qwen image edit</text:p>
          </table:table-cell>
          <table:table-cell table:style-name="EvenCell">
            <text:p>Qwen Image Edit (démonstration : https://huggingface.co/spaces/Qwen/Qwen-Image-Edit et documentation : https://huggingface.co/Qwen/Qwen-Image-Edit, également disponible sur Qwen Chat) modifie une image source à partir d’une instruction.</text:p>
          </table:table-cell>
          <table:table-cell table:style-name="EvenCell">
            <text:p>https://www.uneiaparjour.fr/qwen-image-edit/</text:p>
          </table:table-cell>
          <table:table-cell table:style-name="EvenCatCell">
            <text:p>images</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08/2025</text:p>
          </table:table-cell>
        </table:table-row>
        <table:table-row>
          <table:table-cell table:style-name="DataCell">
            <text:p>Copilot 3D</text:p>
          </table:table-cell>
          <table:table-cell table:style-name="DataCell">
            <text:p>Copilot 3D de Microsoft (https://copilot.microsoft.com/labs/experiments/3d-generations) génère des objets 3D à partir d’une image.</text:p>
          </table:table-cell>
          <table:table-cell table:style-name="DataCell">
            <text:p>https://www.uneiaparjour.fr/copilot-3d/</text:p>
          </table:table-cell>
          <table:table-cell table:style-name="CatCell">
            <text:p>images 3D</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08/2025</text:p>
          </table:table-cell>
        </table:table-row>
        <table:table-row>
          <table:table-cell table:style-name="EvenCell">
            <text:p>Pixpal</text:p>
          </table:table-cell>
          <table:table-cell table:style-name="EvenCell">
            <text:p>Pixpal (https://pixpal.chat) est un chatbot multimodal (génération de texte et d’images, édition d’images, analyse d’images, code) basé sur GPT-4.1 mini / GPT-5 mini et sur Flux Kontext / FLUX.1.</text:p>
          </table:table-cell>
          <table:table-cell table:style-name="EvenCell">
            <text:p>https://www.uneiaparjour.fr/pixpal/</text:p>
          </table:table-cell>
          <table:table-cell table:style-name="EvenCatCell">
            <text:p>application</text:p>
          </table:table-cell>
          <table:table-cell table:style-name="EvenCatCell">
            <text:p>chatbot</text:p>
          </table:table-cell>
          <table:table-cell table:style-name="EvenCatCell">
            <text:p>images</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ell">
            <text:p>19/08/2025</text:p>
          </table:table-cell>
        </table:table-row>
        <table:table-row>
          <table:table-cell table:style-name="DataCell">
            <text:p>AIVector</text:p>
          </table:table-cell>
          <table:table-cell table:style-name="DataCell">
            <text:p>AIVector (https://aivector.ai/ai-vector-generator) génère des images réalistes ou sous forme d’illustrations à partir d’une instruction.</text:p>
          </table:table-cell>
          <table:table-cell table:style-name="DataCell">
            <text:p>https://www.uneiaparjour.fr/aivector/</text:p>
          </table:table-cell>
          <table:table-cell table:style-name="CatCell">
            <text:p>images</text:p>
          </table:table-cell>
          <table:table-cell table:style-name="CatCell">
            <text:p>sans comp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8/08/2025</text:p>
          </table:table-cell>
        </table:table-row>
        <table:table-row>
          <table:table-cell table:style-name="EvenCell">
            <text:p>Privatemode</text:p>
          </table:table-cell>
          <table:table-cell table:style-name="EvenCell">
            <text:p>Privatemode (https://www.privatemode.ai) est un chatbot hébergé en Europe qui garantit la confidientialité des données via chiffrement de bout en bout.Il utilise quatre modèles de langage : Llama 3.3 70B, Gemma 3 27B, gpt-oss-120b et Qwen2.5-Coder 14B..</text:p>
          </table:table-cell>
          <table:table-cell table:style-name="EvenCell">
            <text:p>https://www.uneiaparjour.fr/privatemode/</text:p>
          </table:table-cell>
          <table:table-cell table:style-name="EvenCatCell">
            <text:p>chatbot</text:p>
          </table:table-cell>
          <table:table-cell table:style-name="EvenCatCell">
            <text:p>FR / EU</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08/2025</text:p>
          </table:table-cell>
        </table:table-row>
        <table:table-row>
          <table:table-cell table:style-name="DataCell">
            <text:p>Refont</text:p>
          </table:table-cell>
          <table:table-cell table:style-name="DataCell">
            <text:p>Refont (https://refont.ai/) génère du texte donné en images à partir d’un texte donné.</text:p>
          </table:table-cell>
          <table:table-cell table:style-name="DataCell">
            <text:p>https://www.uneiaparjour.fr/refont/</text:p>
          </table:table-cell>
          <table:table-cell table:style-name="CatCell">
            <text:p>sans compte</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6/08/2025</text:p>
          </table:table-cell>
        </table:table-row>
        <table:table-row>
          <table:table-cell table:style-name="EvenCell">
            <text:p>Panopulse</text:p>
          </table:table-cell>
          <table:table-cell table:style-name="EvenCell">
            <text:p>Panopulse (https://panopulse.com/) génère des images panoramiques à 360° à partir d’une instruction.</text:p>
          </table:table-cell>
          <table:table-cell table:style-name="EvenCell">
            <text:p>https://www.uneiaparjour.fr/panopulse/</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5/08/2025</text:p>
          </table:table-cell>
        </table:table-row>
        <table:table-row>
          <table:table-cell table:style-name="DataCell">
            <text:p>Cramify</text:p>
          </table:table-cell>
          <table:table-cell table:style-name="DataCell">
            <text:p>Cramify (https://cramify.ai/) transforme un document (pdf, ppt, docx et xls) en cours avec vidéos type présentation audio, support de cours modifiable, quiz et support d’évaluation.</text:p>
          </table:table-cell>
          <table:table-cell table:style-name="DataCell">
            <text:p>https://www.uneiaparjour.fr/cramify/</text:p>
          </table:table-cell>
          <table:table-cell table:style-name="CatCell">
            <text:p>documents</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08/2025</text:p>
          </table:table-cell>
        </table:table-row>
        <table:table-row>
          <table:table-cell table:style-name="EvenCell">
            <text:p>Storybook de Gemini</text:p>
          </table:table-cell>
          <table:table-cell table:style-name="EvenCell">
            <text:p>Storybook (https://gemini.google.com/gem/storybook/) est un « gem » de Gemini qui génère des histoires d’une dizaine de pages illustrées (un seul style d’image possible) avec lecture audio (2 voix disponibles).</text:p>
          </table:table-cell>
          <table:table-cell table:style-name="EvenCell">
            <text:p>https://www.uneiaparjour.fr/storybook-de-gemini/</text:p>
          </table:table-cell>
          <table:table-cell table:style-name="EvenCatCell">
            <text:p>histoires enfants</text:p>
          </table:table-cell>
          <table:table-cell table:style-name="EvenCatCell">
            <text:p>images</text:p>
          </table:table-cell>
          <table:table-cell table:style-name="EvenCatCell">
            <text:p>texte</text:p>
          </table:table-cell>
          <table:table-cell table:style-name="EvenCatCell">
            <text:p>voix</text:p>
          </table:table-cell>
          <table:table-cell table:style-name="EvenCatCell">
            <text:p/>
          </table:table-cell>
          <table:table-cell table:style-name="EvenCatCell">
            <text:p/>
          </table:table-cell>
          <table:table-cell table:style-name="EvenCell">
            <text:p>13/08/2025</text:p>
          </table:table-cell>
        </table:table-row>
        <table:table-row>
          <table:table-cell table:style-name="DataCell">
            <text:p>Eleven Music</text:p>
          </table:table-cell>
          <table:table-cell table:style-name="DataCell">
            <text:p>Eleven Music d’Eleven Labs (https://elevenlabs.io/app/music) génère des morceaux de musique avec ou sans paroles à partir d’une instruction</text:p>
          </table:table-cell>
          <table:table-cell table:style-name="DataCell">
            <text:p>https://www.uneiaparjour.fr/eleven-music/</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2/08/2025</text:p>
          </table:table-cell>
        </table:table-row>
        <table:table-row>
          <table:table-cell table:style-name="EvenCell">
            <text:p>Résumé vidéo de NotebookLM</text:p>
          </table:table-cell>
          <table:table-cell table:style-name="EvenCell">
            <text:p>NotebookLM propose le résumé vidéo de la note en cours, à la manière d’un diaporama avec voix.</text:p>
          </table:table-cell>
          <table:table-cell table:style-name="EvenCell">
            <text:p>https://www.uneiaparjour.fr/resume-video-de-notebooklm/</text:p>
          </table:table-cell>
          <table:table-cell table:style-name="EvenCatCell">
            <text:p>présentation</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1/08/2025</text:p>
          </table:table-cell>
        </table:table-row>
        <table:table-row>
          <table:table-cell table:style-name="DataCell">
            <text:p>Toolgo</text:p>
          </table:table-cell>
          <table:table-cell table:style-name="DataCell">
            <text:p>Toolgo (https://toolgo.ai/) regroupe un ensemble d’outils IA dans une même interface : chatbot, moteur de recherche avec IA, conversation avec des documents pdf, traducteur, résumé youtube et pages web, génération et outils d’images.</text:p>
          </table:table-cell>
          <table:table-cell table:style-name="DataCell">
            <text:p>https://www.uneiaparjour.fr/toolgo/</text:p>
          </table:table-cell>
          <table:table-cell table:style-name="CatCell">
            <text:p>chatbot</text:p>
          </table:table-cell>
          <table:table-cell table:style-name="CatCell">
            <text:p>images</text:p>
          </table:table-cell>
          <table:table-cell table:style-name="CatCell">
            <text:p>recherche</text:p>
          </table:table-cell>
          <table:table-cell table:style-name="CatCell">
            <text:p>texte</text:p>
          </table:table-cell>
          <table:table-cell table:style-name="CatCell">
            <text:p>youtube</text:p>
          </table:table-cell>
          <table:table-cell table:style-name="CatCell">
            <text:p/>
          </table:table-cell>
          <table:table-cell table:style-name="DataCell">
            <text:p>10/08/2025</text:p>
          </table:table-cell>
        </table:table-row>
        <table:table-row>
          <table:table-cell table:style-name="EvenCell">
            <text:p>Roleplayr</text:p>
          </table:table-cell>
          <table:table-cell table:style-name="EvenCell">
            <text:p>Roleplayr (https://roleplayr.ai/) est une extension Chrome qui permet une conversation avec une image présente sur une page web.</text:p>
          </table:table-cell>
          <table:table-cell table:style-name="EvenCell">
            <text:p>https://www.uneiaparjour.fr/roleplayr/</text:p>
          </table:table-cell>
          <table:table-cell table:style-name="EvenCatCell">
            <text:p>chatbot</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9/08/2025</text:p>
          </table:table-cell>
        </table:table-row>
        <table:table-row>
          <table:table-cell table:style-name="DataCell">
            <text:p>Infographix</text:p>
          </table:table-cell>
          <table:table-cell table:style-name="DataCell">
            <text:p>Infographix (https://infografix.app/) génère des représentations graphiques à partir d’une instruction.Utilisable sans IA ou en édition d’une génération depuis l’onglet « Templates ».</text:p>
          </table:table-cell>
          <table:table-cell table:style-name="DataCell">
            <text:p>https://www.uneiaparjour.fr/infographix/</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08/2025</text:p>
          </table:table-cell>
        </table:table-row>
        <table:table-row>
          <table:table-cell table:style-name="EvenCell">
            <text:p>ColorifyAI</text:p>
          </table:table-cell>
          <table:table-cell table:style-name="EvenCell">
            <text:p>ColorifyAI (https://colorifyai.art) génère des dessins à colorier à partir d’une instruction ou d’une image.</text:p>
          </table:table-cell>
          <table:table-cell table:style-name="EvenCell">
            <text:p>https://www.uneiaparjour.fr/colorifyai/</text:p>
          </table:table-cell>
          <table:table-cell table:style-name="EvenCatCell">
            <text:p>images</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7/08/2025</text:p>
          </table:table-cell>
        </table:table-row>
        <table:table-row>
          <table:table-cell table:style-name="DataCell">
            <text:p>Foxus</text:p>
          </table:table-cell>
          <table:table-cell table:style-name="DataCell">
            <text:p>Foxus (https://foxus-ai.onrender.com) génère des cours format texte avec quiz à partir d’une instruction.</text:p>
          </table:table-cell>
          <table:table-cell table:style-name="DataCell">
            <text:p>https://www.uneiaparjour.fr/foxus/</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6/08/2025</text:p>
          </table:table-cell>
        </table:table-row>
        <table:table-row>
          <table:table-cell table:style-name="EvenCell">
            <text:p>Uiino</text:p>
          </table:table-cell>
          <table:table-cell table:style-name="EvenCell">
            <text:p>Uiino (https://uiino.com/) génère un tableau de tâches à accomplir en réponse à une instruction sous forme de post-it .Ce tableau est la mise en forme de la réponse apportée sous forme de texte : éditer le texte dans la partie « Editor » met à jour le tableau.</text:p>
          </table:table-cell>
          <table:table-cell table:style-name="EvenCell">
            <text:p>https://www.uneiaparjour.fr/uiino/</text:p>
          </table:table-cell>
          <table:table-cell table:style-name="EvenCatCell">
            <text:p>sans compte</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5/08/2025</text:p>
          </table:table-cell>
        </table:table-row>
        <table:table-row>
          <table:table-cell table:style-name="DataCell">
            <text:p>Mindsmith</text:p>
          </table:table-cell>
          <table:table-cell table:style-name="DataCell">
            <text:p>Mindsmith (https://www.mindsmith.ai/) génère des leçons ou des cours en ligne à partir d’instructions, de documents ou de pages web.</text:p>
          </table:table-cell>
          <table:table-cell table:style-name="DataCell">
            <text:p>https://www.uneiaparjour.fr/mindsmith/</text:p>
          </table:table-cell>
          <table:table-cell table:style-name="CatCell">
            <text:p>éducation</text:p>
          </table:table-cell>
          <table:table-cell table:style-name="CatCell">
            <text:p>présentation</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DataCell">
            <text:p>04/08/2025</text:p>
          </table:table-cell>
        </table:table-row>
        <table:table-row>
          <table:table-cell table:style-name="EvenCell">
            <text:p>JustRecap</text:p>
          </table:table-cell>
          <table:table-cell table:style-name="EvenCell">
            <text:p>JustRecap (https://justrecap.it/) résume des vidéos Youtube avec résumé global, résumés par grandes parties de la vidéo et accès à la transcription.</text:p>
          </table:table-cell>
          <table:table-cell table:style-name="EvenCell">
            <text:p>https://www.uneiaparjour.fr/justrecap/</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3/08/2025</text:p>
          </table:table-cell>
        </table:table-row>
        <table:table-row>
          <table:table-cell table:style-name="DataCell">
            <text:p>Rocket</text:p>
          </table:table-cell>
          <table:table-cell table:style-name="DataCell">
            <text:p>Rocket (https://www.rocket.new) génère des applications, web ou mobiles, à partir d’une instruction en react, javascript et tailwind CSS.</text:p>
          </table:table-cell>
          <table:table-cell table:style-name="DataCell">
            <text:p>https://www.uneiaparjour.fr/rocket/</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8/2025</text:p>
          </table:table-cell>
        </table:table-row>
        <table:table-row>
          <table:table-cell table:style-name="EvenCell">
            <text:p>Seedance</text:p>
          </table:table-cell>
          <table:table-cell table:style-name="EvenCell">
            <text:p>Seedance (documentation : https://arxiv.org/pdf/2506.09113, modèle disponible dans la génération vidéo de Dreamina) est un modèle de génération de vidéo de Bytedance.</text:p>
          </table:table-cell>
          <table:table-cell table:style-name="EvenCell">
            <text:p>https://www.uneiaparjour.fr/seedanc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1/08/2025</text:p>
          </table:table-cell>
        </table:table-row>
        <table:table-row>
          <table:table-cell table:style-name="DataCell">
            <text:p>Ernie 4.5</text:p>
          </table:table-cell>
          <table:table-cell table:style-name="DataCell">
            <text:p>Ernie 4.5 (documentation : https://github.com/PaddlePaddle/ERNIE) est un modèle de langage développé par Baidu décliné en plusieurs versions de 0,3 B à 424 B de paramètres, cette dernière version intégrant des fonctionnalités de raisonnement.</text:p>
          </table:table-cell>
          <table:table-cell table:style-name="DataCell">
            <text:p>https://www.uneiaparjour.fr/ernie-4-5/</text:p>
          </table:table-cell>
          <table:table-cell table:style-name="CatCell">
            <text:p>LLM</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31/07/2025</text:p>
          </table:table-cell>
        </table:table-row>
        <table:table-row>
          <table:table-cell table:style-name="EvenCell">
            <text:p>Étudier de ChatGPT</text:p>
          </table:table-cell>
          <table:table-cell table:style-name="EvenCell">
            <text:p>« Étudier et apprendre » est un mode de ChatGPT (https://chatgpt.com) dédié à l’apprentissage.</text:p>
          </table:table-cell>
          <table:table-cell table:style-name="EvenCell">
            <text:p>https://www.uneiaparjour.fr/etudier-de-chatgpt/</text:p>
          </table:table-cell>
          <table:table-cell table:style-name="EvenCatCell">
            <text:p>chatbot</text:p>
          </table:table-cell>
          <table:table-cell table:style-name="EvenCatCell">
            <text:p>édu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7/2025</text:p>
          </table:table-cell>
        </table:table-row>
        <table:table-row>
          <table:table-cell table:style-name="DataCell">
            <text:p>GLM 4.5</text:p>
          </table:table-cell>
          <table:table-cell table:style-name="DataCell">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text:p>
          </table:table-cell>
          <table:table-cell table:style-name="DataCell">
            <text:p>https://www.uneiaparjour.fr/glm-4-5/</text:p>
          </table:table-cell>
          <table:table-cell table:style-name="CatCell">
            <text:p>application</text:p>
          </table:table-cell>
          <table:table-cell table:style-name="CatCell">
            <text:p>chatbot</text:p>
          </table:table-cell>
          <table:table-cell table:style-name="CatCell">
            <text:p>documents</text:p>
          </table:table-cell>
          <table:table-cell table:style-name="CatCell">
            <text:p>LLM</text:p>
          </table:table-cell>
          <table:table-cell table:style-name="CatCell">
            <text:p>présentation</text:p>
          </table:table-cell>
          <table:table-cell table:style-name="CatCell">
            <text:p>usage illimité</text:p>
          </table:table-cell>
          <table:table-cell table:style-name="DataCell">
            <text:p>29/07/2025</text:p>
          </table:table-cell>
        </table:table-row>
        <table:table-row>
          <table:table-cell table:style-name="EvenCell">
            <text:p>Tldraw Computer</text:p>
          </table:table-cell>
          <table:table-cell table:style-name="EvenCell">
            <text:p>Tldraw Computer (https://computer.tldraw.com) automatise des tâches organisées par blocs logiques sur un tableau blanc.</text:p>
          </table:table-cell>
          <table:table-cell table:style-name="EvenCell">
            <text:p>https://www.uneiaparjour.fr/tldraw-computer/</text:p>
          </table:table-cell>
          <table:table-cell table:style-name="EvenCatCell">
            <text:p>automatisation</text:p>
          </table:table-cell>
          <table:table-cell table:style-name="EvenCatCell">
            <text:p>images</text:p>
          </table:table-cell>
          <table:table-cell table:style-name="EvenCatCell">
            <text:p>texte</text:p>
          </table:table-cell>
          <table:table-cell table:style-name="EvenCatCell">
            <text:p>voix</text:p>
          </table:table-cell>
          <table:table-cell table:style-name="EvenCatCell">
            <text:p/>
          </table:table-cell>
          <table:table-cell table:style-name="EvenCatCell">
            <text:p/>
          </table:table-cell>
          <table:table-cell table:style-name="EvenCell">
            <text:p>28/07/2025</text:p>
          </table:table-cell>
        </table:table-row>
        <table:table-row>
          <table:table-cell table:style-name="DataCell">
            <text:p>Webwave</text:p>
          </table:table-cell>
          <table:table-cell table:style-name="DataCell">
            <text:p>Webwave (https://webwave.me/) génère des sites internet de plusieurs pages à partir d’une instruction et de choix esthétiques.</text:p>
          </table:table-cell>
          <table:table-cell table:style-name="DataCell">
            <text:p>https://www.uneiaparjour.fr/webwave/</text:p>
          </table:table-cell>
          <table:table-cell table:style-name="CatCell">
            <text:p>FR / EU</text:p>
          </table:table-cell>
          <table:table-cell table:style-name="CatCell">
            <text:p>site web</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07/2025</text:p>
          </table:table-cell>
        </table:table-row>
        <table:table-row>
          <table:table-cell table:style-name="EvenCell">
            <text:p>Loveart</text:p>
          </table:table-cell>
          <table:table-cell table:style-name="EvenCell">
            <text:p>Loveart (https://www.lovart.ai/) génère images et vidéos à partir d’un chatbot et d’un tableau blanc.</text:p>
          </table:table-cell>
          <table:table-cell table:style-name="EvenCell">
            <text:p>https://www.uneiaparjour.fr/loveart/</text:p>
          </table:table-cell>
          <table:table-cell table:style-name="EvenCatCell">
            <text:p>image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6/07/2025</text:p>
          </table:table-cell>
        </table:table-row>
        <table:table-row>
          <table:table-cell table:style-name="DataCell">
            <text:p>Mirage</text:p>
          </table:table-cell>
          <table:table-cell table:style-name="DataCell">
            <text:p>Mirage (https://mirage.decart.ai) transforme un flux vidéo – caméra ou écran partagés en temps réel, ou fichier téléchargé – en un nouvel univers visuel en appliquant des filtres aux personnes et aux décors avec suivi des mouvement.</text:p>
          </table:table-cell>
          <table:table-cell table:style-name="DataCell">
            <text:p>https://www.uneiaparjour.fr/mirage/</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07/2025</text:p>
          </table:table-cell>
        </table:table-row>
        <table:table-row>
          <table:table-cell table:style-name="EvenCell">
            <text:p>Lumo</text:p>
          </table:table-cell>
          <table:table-cell table:style-name="EvenCell">
            <text:p>Lumo (https://lumo.proton.me/) de Proton est un chatbot texte sécurisé et hébergé en Europe (Allemagne) avec chiffrement zéro accès, sans partage ni conservation des données.</text:p>
          </table:table-cell>
          <table:table-cell table:style-name="EvenCell">
            <text:p>https://www.uneiaparjour.fr/lumo/</text:p>
          </table:table-cell>
          <table:table-cell table:style-name="EvenCatCell">
            <text:p>chatbot</text:p>
          </table:table-cell>
          <table:table-cell table:style-name="EvenCatCell">
            <text:p>FR / EU</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07/2025</text:p>
          </table:table-cell>
        </table:table-row>
        <table:table-row>
          <table:table-cell table:style-name="DataCell">
            <text:p>Fast3D</text:p>
          </table:table-cell>
          <table:table-cell table:style-name="DataCell">
            <text:p>Fast3D (https://fast3d.io/) génère des images 3D à partir d’une instruction ou d’une image.</text:p>
          </table:table-cell>
          <table:table-cell table:style-name="DataCell">
            <text:p>https://www.uneiaparjour.fr/fast3d/</text:p>
          </table:table-cell>
          <table:table-cell table:style-name="CatCell">
            <text:p>images 3D</text:p>
          </table:table-cell>
          <table:table-cell table:style-name="CatCell">
            <text:p>sans comp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3/07/2025</text:p>
          </table:table-cell>
        </table:table-row>
        <table:table-row>
          <table:table-cell table:style-name="EvenCell">
            <text:p>Gladia</text:p>
          </table:table-cell>
          <table:table-cell table:style-name="EvenCell">
            <text:p>Gladia (https://www.gladia.io/) retranscrit des vidéos ou des audios en texte.</text:p>
          </table:table-cell>
          <table:table-cell table:style-name="EvenCell">
            <text:p>https://www.uneiaparjour.fr/gladia/</text:p>
          </table:table-cell>
          <table:table-cell table:style-name="EvenCatCell">
            <text:p>texte</text:p>
          </table:table-cell>
          <table:table-cell table:style-name="EvenCatCell">
            <text:p>voix</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ell">
            <text:p>22/07/2025</text:p>
          </table:table-cell>
        </table:table-row>
        <table:table-row>
          <table:table-cell table:style-name="DataCell">
            <text:p>Runner H</text:p>
          </table:table-cell>
          <table:table-cell table:style-name="DataCell">
            <text:p>Runner H (https://runner.hcompany.ai/) de Hcompany () automatise des tâches données via une instruction en parcourant le web si nécessaire.</text:p>
          </table:table-cell>
          <table:table-cell table:style-name="DataCell">
            <text:p>https://www.uneiaparjour.fr/runner-h/</text:p>
          </table:table-cell>
          <table:table-cell table:style-name="CatCell">
            <text:p>automatisation</text:p>
          </table:table-cell>
          <table:table-cell table:style-name="CatCell">
            <text:p>FR / EU</text:p>
          </table:table-cell>
          <table:table-cell table:style-name="CatCell">
            <text:p>recherche</text:p>
          </table:table-cell>
          <table:table-cell table:style-name="CatCell">
            <text:p/>
          </table:table-cell>
          <table:table-cell table:style-name="CatCell">
            <text:p/>
          </table:table-cell>
          <table:table-cell table:style-name="CatCell">
            <text:p/>
          </table:table-cell>
          <table:table-cell table:style-name="DataCell">
            <text:p>21/07/2025</text:p>
          </table:table-cell>
        </table:table-row>
        <table:table-row>
          <table:table-cell table:style-name="EvenCell">
            <text:p>Nim</text:p>
          </table:table-cell>
          <table:table-cell table:style-name="EvenCell">
            <text:p>Nim (https://nim.video/) regroupe génération d’images, de vidéos et de « story » avec plusieurs modèles populaires dans un même outil.</text:p>
          </table:table-cell>
          <table:table-cell table:style-name="EvenCell">
            <text:p>https://www.uneiaparjour.fr/nim/</text:p>
          </table:table-cell>
          <table:table-cell table:style-name="EvenCatCell">
            <text:p>image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0/07/2025</text:p>
          </table:table-cell>
        </table:table-row>
        <table:table-row>
          <table:table-cell table:style-name="DataCell">
            <text:p>Statpecker</text:p>
          </table:table-cell>
          <table:table-cell table:style-name="DataCell">
            <text:p>Statpecker (https://app.statpecker.com/) génère des infographies à partir d’un sujet et/ou d’un fichier de données en csv.</text:p>
          </table:table-cell>
          <table:table-cell table:style-name="DataCell">
            <text:p>https://www.uneiaparjour.fr/statpecker/</text:p>
          </table:table-cell>
          <table:table-cell table:style-name="CatCell">
            <text:p>données</text:p>
          </table:table-cell>
          <table:table-cell table:style-name="CatCell">
            <text:p>infographi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9/07/2025</text:p>
          </table:table-cell>
        </table:table-row>
        <table:table-row>
          <table:table-cell table:style-name="EvenCell">
            <text:p>Videoinu</text:p>
          </table:table-cell>
          <table:table-cell table:style-name="EvenCell">
            <text:p>Videoinu (https://videoinu.com) génère des vidéos avec musique, voix et sous-titres, à partir d’une instruction et de personnages créés.</text:p>
          </table:table-cell>
          <table:table-cell table:style-name="EvenCell">
            <text:p>https://www.uneiaparjour.fr/videoinu/</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8/07/2025</text:p>
          </table:table-cell>
        </table:table-row>
        <table:table-row>
          <table:table-cell table:style-name="DataCell">
            <text:p>MusicGPT</text:p>
          </table:table-cell>
          <table:table-cell table:style-name="DataCell">
            <text:p>MusicGPT (https://musicgpt.com) génère des morceaux de musiques, instrumentaux ou avec paroles (importées ou générées), à partir d’instructions.</text:p>
          </table:table-cell>
          <table:table-cell table:style-name="DataCell">
            <text:p>https://www.uneiaparjour.fr/musicgpt/</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7/07/2025</text:p>
          </table:table-cell>
        </table:table-row>
        <table:table-row>
          <table:table-cell table:style-name="EvenCell">
            <text:p>Glasp</text:p>
          </table:table-cell>
          <table:table-cell table:style-name="EvenCell">
            <text:p>Glasp (https://glasp.co/) accompagne la navigation internet avec plusieurs outils :</text:p>
          </table:table-cell>
          <table:table-cell table:style-name="EvenCell">
            <text:p>https://www.uneiaparjour.fr/glasp/</text:p>
          </table:table-cell>
          <table:table-cell table:style-name="EvenCatCell">
            <text:p>chatbot</text:p>
          </table:table-cell>
          <table:table-cell table:style-name="EvenCatCell">
            <text:p>navigateur</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ell">
            <text:p>16/07/2025</text:p>
          </table:table-cell>
        </table:table-row>
        <table:table-row>
          <table:table-cell table:style-name="DataCell">
            <text:p>Clemence</text:p>
          </table:table-cell>
          <table:table-cell table:style-name="DataCell">
            <text:p>Clemence (https://clemence.cc) combine IA générative de texte et moteur de recherche pour fournir une réponse détaillée et sourcée à une instruction.</text:p>
          </table:table-cell>
          <table:table-cell table:style-name="DataCell">
            <text:p>https://www.uneiaparjour.fr/clemence/</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5/07/2025</text:p>
          </table:table-cell>
        </table:table-row>
        <table:table-row>
          <table:table-cell table:style-name="EvenCell">
            <text:p>Kimi K2</text:p>
          </table:table-cell>
          <table:table-cell table:style-name="EvenCell">
            <text:p>Kimi K2 (démonstration : https://www.kimi.com/ et documentation : https://github.com/MoonshotAI/Kimi-K2) est un modèle de langage open source de l’entreprise chinoise Moonshot.</text:p>
          </table:table-cell>
          <table:table-cell table:style-name="EvenCell">
            <text:p>https://www.uneiaparjour.fr/kimi-k2/</text:p>
          </table:table-cell>
          <table:table-cell table:style-name="EvenCatCell">
            <text:p>chatbot</text:p>
          </table:table-cell>
          <table:table-cell table:style-name="EvenCatCell">
            <text:p>LLM</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07/2025</text:p>
          </table:table-cell>
        </table:table-row>
        <table:table-row>
          <table:table-cell table:style-name="DataCell">
            <text:p>Ai story generator</text:p>
          </table:table-cell>
          <table:table-cell table:style-name="DataCell">
            <text:p>Ai story generator (https://www.aistorygenerator.shop) génère des histoires à partir d’une instruction.</text:p>
          </table:table-cell>
          <table:table-cell table:style-name="DataCell">
            <text:p>https://www.uneiaparjour.fr/ai-story-generator-3/</text:p>
          </table:table-cell>
          <table:table-cell table:style-name="CatCell">
            <text:p>sans compte</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3/07/2025</text:p>
          </table:table-cell>
        </table:table-row>
        <table:table-row>
          <table:table-cell table:style-name="EvenCell">
            <text:p>YouTube to doc</text:p>
          </table:table-cell>
          <table:table-cell table:style-name="EvenCell">
            <text:p>YouTube to doc (https://y2doc.com) génère des écrits à partir de vidéos YouTube : article de blog, résumé, conversation, e-mail…</text:p>
          </table:table-cell>
          <table:table-cell table:style-name="EvenCell">
            <text:p>https://www.uneiaparjour.fr/youtube-to-doc/</text:p>
          </table:table-cell>
          <table:table-cell table:style-name="EvenCatCell">
            <text:p>texte</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2/07/2025</text:p>
          </table:table-cell>
        </table:table-row>
        <table:table-row>
          <table:table-cell table:style-name="DataCell">
            <text:p>Dende</text:p>
          </table:table-cell>
          <table:table-cell table:style-name="DataCell">
            <text:p>Dende (https://dende.ai/) génère des quiz et flashcards à partir d’un document pdf, doc, txt ou ppt. Les questions sont générées par chapitres ou par sujets.</text:p>
          </table:table-cell>
          <table:table-cell table:style-name="DataCell">
            <text:p>https://www.uneiaparjour.fr/dende/</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1/07/2025</text:p>
          </table:table-cell>
        </table:table-row>
        <table:table-row>
          <table:table-cell table:style-name="EvenCell">
            <text:p>ThinkSound</text:p>
          </table:table-cell>
          <table:table-cell table:style-name="EvenCell">
            <text:p>ThinkSound (démo : https://huggingface.co/spaces/FunAudioLLM/ThinkSound et documentation : https://github.com/FunAudioLLM/ThinkSound) génère la bande son de vidéos en la synchronisant et en ajoutant directement au fichier original, avec ou sans instructions.</text:p>
          </table:table-cell>
          <table:table-cell table:style-name="EvenCell">
            <text:p>https://www.uneiaparjour.fr/thinksound/</text:p>
          </table:table-cell>
          <table:table-cell table:style-name="EvenCatCell">
            <text:p>musique</text:p>
          </table:table-cell>
          <table:table-cell table:style-name="EvenCatCell">
            <text:p>open source</text:p>
          </table:table-cell>
          <table:table-cell table:style-name="EvenCatCell">
            <text:p>usage illimité</text:p>
          </table:table-cell>
          <table:table-cell table:style-name="EvenCatCell">
            <text:p>vidéo</text:p>
          </table:table-cell>
          <table:table-cell table:style-name="EvenCatCell">
            <text:p/>
          </table:table-cell>
          <table:table-cell table:style-name="EvenCatCell">
            <text:p/>
          </table:table-cell>
          <table:table-cell table:style-name="EvenCell">
            <text:p>10/07/2025</text:p>
          </table:table-cell>
        </table:table-row>
        <table:table-row>
          <table:table-cell table:style-name="DataCell">
            <text:p>Gemma 3n</text:p>
          </table:table-cell>
          <table:table-cell table:style-name="DataCell">
            <text:p>Gemma 3n (à tester dans Google ai studio ou sur les espaces Hugging Face) : deux modèles de langage open source « légers » conçus pour être déployés sur des appareils personnels (smartphones, tablette, ordinateur). Modèles multimodaux.Une fois installés sur un appareil (nécessite des appareils récents et des compétences techniques), ils peuvent alors fonctionner sans connexion internet.</text:p>
          </table:table-cell>
          <table:table-cell table:style-name="DataCell">
            <text:p>https://www.uneiaparjour.fr/gemma-3n/</text:p>
          </table:table-cell>
          <table:table-cell table:style-name="CatCell">
            <text:p>chatbot</text:p>
          </table:table-cell>
          <table:table-cell table:style-name="CatCell">
            <text:p>LLM</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DataCell">
            <text:p>09/07/2025</text:p>
          </table:table-cell>
        </table:table-row>
        <table:table-row>
          <table:table-cell table:style-name="EvenCell">
            <text:p>Stepfun</text:p>
          </table:table-cell>
          <table:table-cell table:style-name="EvenCell">
            <text:p>Stepfun (https://stepfun.ai/) est un chatbot de génération de texte et images qui propose plusieurs modèles et un agent :</text:p>
          </table:table-cell>
          <table:table-cell table:style-name="EvenCell">
            <text:p>https://www.uneiaparjour.fr/stepfun/</text:p>
          </table:table-cell>
          <table:table-cell table:style-name="EvenCatCell">
            <text:p>actualités et fact-checking</text:p>
          </table:table-cell>
          <table:table-cell table:style-name="EvenCatCell">
            <text:p>chatbot</text:p>
          </table:table-cell>
          <table:table-cell table:style-name="EvenCatCell">
            <text:p>images</text:p>
          </table:table-cell>
          <table:table-cell table:style-name="EvenCatCell">
            <text:p>LLM</text:p>
          </table:table-cell>
          <table:table-cell table:style-name="EvenCatCell">
            <text:p>open source</text:p>
          </table:table-cell>
          <table:table-cell table:style-name="EvenCatCell">
            <text:p>recherche</text:p>
          </table:table-cell>
          <table:table-cell table:style-name="EvenCell">
            <text:p>08/07/2025</text:p>
          </table:table-cell>
        </table:table-row>
        <table:table-row>
          <table:table-cell table:style-name="DataCell">
            <text:p>Hatch</text:p>
          </table:table-cell>
          <table:table-cell table:style-name="DataCell">
            <text:p>Hatch (https://hatchcanvas.com) regroupe via un chatbot et un tableau blanc infini plusieurs IA génératives et des agents spécialisés : texte, image, infographie, site web, code, applications etc.</text:p>
          </table:table-cell>
          <table:table-cell table:style-name="DataCell">
            <text:p>https://www.uneiaparjour.fr/hatch/</text:p>
          </table:table-cell>
          <table:table-cell table:style-name="CatCell">
            <text:p>application</text:p>
          </table:table-cell>
          <table:table-cell table:style-name="CatCell">
            <text:p>chatbot</text:p>
          </table:table-cell>
          <table:table-cell table:style-name="CatCell">
            <text:p>images</text:p>
          </table:table-cell>
          <table:table-cell table:style-name="CatCell">
            <text:p>usage illimité</text:p>
          </table:table-cell>
          <table:table-cell table:style-name="CatCell">
            <text:p/>
          </table:table-cell>
          <table:table-cell table:style-name="CatCell">
            <text:p/>
          </table:table-cell>
          <table:table-cell table:style-name="DataCell">
            <text:p>07/07/2025</text:p>
          </table:table-cell>
        </table:table-row>
        <table:table-row>
          <table:table-cell table:style-name="EvenCell">
            <text:p>ChatEurope</text:p>
          </table:table-cell>
          <table:table-cell table:style-name="EvenCell">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text:p>
          </table:table-cell>
          <table:table-cell table:style-name="EvenCell">
            <text:p>https://www.uneiaparjour.fr/chateurope/</text:p>
          </table:table-cell>
          <table:table-cell table:style-name="EvenCatCell">
            <text:p>actualités et fact-checking</text:p>
          </table:table-cell>
          <table:table-cell table:style-name="EvenCatCell">
            <text:p>chatbot</text:p>
          </table:table-cell>
          <table:table-cell table:style-name="EvenCatCell">
            <text:p>FR / EU</text:p>
          </table:table-cell>
          <table:table-cell table:style-name="EvenCatCell">
            <text:p/>
          </table:table-cell>
          <table:table-cell table:style-name="EvenCatCell">
            <text:p/>
          </table:table-cell>
          <table:table-cell table:style-name="EvenCatCell">
            <text:p/>
          </table:table-cell>
          <table:table-cell table:style-name="EvenCell">
            <text:p>06/07/2025</text:p>
          </table:table-cell>
        </table:table-row>
        <table:table-row>
          <table:table-cell table:style-name="DataCell">
            <text:p>Hera</text:p>
          </table:table-cell>
          <table:table-cell table:style-name="DataCell">
            <text:p>Hera (https://hera.video) génère des animations graphiques à partir d’une instruction : textes ou images animés, graphiques, frises chronologiques, etc.</text:p>
          </table:table-cell>
          <table:table-cell table:style-name="DataCell">
            <text:p>https://www.uneiaparjour.fr/hera/</text:p>
          </table:table-cell>
          <table:table-cell table:style-name="CatCell">
            <text:p>présentation</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7/2025</text:p>
          </table:table-cell>
        </table:table-row>
        <table:table-row>
          <table:table-cell table:style-name="EvenCell">
            <text:p>Luzia</text:p>
          </table:table-cell>
          <table:table-cell table:style-name="EvenCell">
            <text:p>Luzia (https://www.luzia.com) regroupe dans une application (iOS, Android et WhatsApp) plusieurs fonctionnalités d’IA générative :</text:p>
          </table:table-cell>
          <table:table-cell table:style-name="EvenCell">
            <text:p>https://www.uneiaparjour.fr/luzia/</text:p>
          </table:table-cell>
          <table:table-cell table:style-name="EvenCatCell">
            <text:p>chatbot</text:p>
          </table:table-cell>
          <table:table-cell table:style-name="EvenCatCell">
            <text:p>documents</text:p>
          </table:table-cell>
          <table:table-cell table:style-name="EvenCatCell">
            <text:p>FR / EU</text:p>
          </table:table-cell>
          <table:table-cell table:style-name="EvenCatCell">
            <text:p>images</text:p>
          </table:table-cell>
          <table:table-cell table:style-name="EvenCatCell">
            <text:p>langues</text:p>
          </table:table-cell>
          <table:table-cell table:style-name="EvenCatCell">
            <text:p>quiz et flashcards</text:p>
          </table:table-cell>
          <table:table-cell table:style-name="EvenCell">
            <text:p>04/07/2025</text:p>
          </table:table-cell>
        </table:table-row>
        <table:table-row>
          <table:table-cell table:style-name="DataCell">
            <text:p>ScreenHelp</text:p>
          </table:table-cell>
          <table:table-cell table:style-name="DataCell">
            <text:p>ScreenHelp (https://screenhelp.ai/) lit des pages web (capture d’écran) et effectue des actions à partir d’instructions prédéfinies par l’utilisateur (description, questions, résumé, etc.).</text:p>
          </table:table-cell>
          <table:table-cell table:style-name="DataCell">
            <text:p>https://www.uneiaparjour.fr/screenhelp/</text:p>
          </table:table-cell>
          <table:table-cell table:style-name="CatCell">
            <text:p>documents</text:p>
          </table:table-cell>
          <table:table-cell table:style-name="CatCell">
            <text:p>FR / EU</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3/07/2025</text:p>
          </table:table-cell>
        </table:table-row>
        <table:table-row>
          <table:table-cell table:style-name="EvenCell">
            <text:p>Mew design</text:p>
          </table:table-cell>
          <table:table-cell table:style-name="EvenCell">
            <text:p>Mew design (https://mew.design) génère des supports de communication graphiques à partir d’instructions : affiches, visuels réseaux sociaux et cartes de visite.</text:p>
          </table:table-cell>
          <table:table-cell table:style-name="EvenCell">
            <text:p>https://www.uneiaparjour.fr/mew-design/</text:p>
          </table:table-cell>
          <table:table-cell table:style-name="EvenCatCell">
            <text:p>images</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07/2025</text:p>
          </table:table-cell>
        </table:table-row>
        <table:table-row>
          <table:table-cell table:style-name="DataCell">
            <text:p>Songscription</text:p>
          </table:table-cell>
          <table:table-cell table:style-name="DataCell">
            <text:p>Songscription (https://songscription.ai) génère la partition transcrite d’un morceau de musique depuis un morceau chargé (formats mp3, wav, mp4, m4a, midi) ou une vidéo Youtube.</text:p>
          </table:table-cell>
          <table:table-cell table:style-name="DataCell">
            <text:p>https://www.uneiaparjour.fr/songscription/</text:p>
          </table:table-cell>
          <table:table-cell table:style-name="CatCell">
            <text:p>musique</text:p>
          </table:table-cell>
          <table:table-cell table:style-name="CatCell">
            <text:p>sans comp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07/2025</text:p>
          </table:table-cell>
        </table:table-row>
        <table:table-row>
          <table:table-cell table:style-name="EvenCell">
            <text:p>AiQuizGen</text:p>
          </table:table-cell>
          <table:table-cell table:style-name="EvenCell">
            <text:p>AiQuizGen (https://aiquizgen.com/) génère plusieurs formats de quiz (choix multiples, vrai ou faux, texte à trous et réponses courtes) à partir de plusieurs sources possibles (instruction, texte, pdf, un autre quiz format texte).</text:p>
          </table:table-cell>
          <table:table-cell table:style-name="EvenCell">
            <text:p>https://www.uneiaparjour.fr/aiquizgen/</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6/2025</text:p>
          </table:table-cell>
        </table:table-row>
        <table:table-row>
          <table:table-cell table:style-name="DataCell">
            <text:p>MMaudio</text:p>
          </table:table-cell>
          <table:table-cell table:style-name="DataCell">
            <text:p>MMaudio (https://mmaudio.net/) sonorise des vidéos courtes en quelques secondes, à partir du fichier chargé ou de son url, accompagné d’une instruction (instruction négative possible).</text:p>
          </table:table-cell>
          <table:table-cell table:style-name="DataCell">
            <text:p>https://www.uneiaparjour.fr/mmaudio/</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9/06/2025</text:p>
          </table:table-cell>
        </table:table-row>
        <table:table-row>
          <table:table-cell table:style-name="EvenCell">
            <text:p>Skywork</text:p>
          </table:table-cell>
          <table:table-cell table:style-name="EvenCell">
            <text:p>Skywork (https://skywork.ai/) regroupe plusieurs agents, autonomes ou dirigés, pour générer des documents, des présentations, des feuilles de calcul, des pages web et des podcasts.</text:p>
          </table:table-cell>
          <table:table-cell table:style-name="EvenCell">
            <text:p>https://www.uneiaparjour.fr/skywork/</text:p>
          </table:table-cell>
          <table:table-cell table:style-name="EvenCatCell">
            <text:p>automatisation</text:p>
          </table:table-cell>
          <table:table-cell table:style-name="EvenCatCell">
            <text:p>chatbot</text:p>
          </table:table-cell>
          <table:table-cell table:style-name="EvenCatCell">
            <text:p>documents</text:p>
          </table:table-cell>
          <table:table-cell table:style-name="EvenCatCell">
            <text:p>présentation</text:p>
          </table:table-cell>
          <table:table-cell table:style-name="EvenCatCell">
            <text:p>site web</text:p>
          </table:table-cell>
          <table:table-cell table:style-name="EvenCatCell">
            <text:p>texte</text:p>
          </table:table-cell>
          <table:table-cell table:style-name="EvenCell">
            <text:p>28/06/2025</text:p>
          </table:table-cell>
        </table:table-row>
        <table:table-row>
          <table:table-cell table:style-name="DataCell">
            <text:p>Artéfacts de Claude</text:p>
          </table:table-cell>
          <table:table-cell table:style-name="DataCell">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text:p>
          </table:table-cell>
          <table:table-cell table:style-name="DataCell">
            <text:p>https://www.uneiaparjour.fr/artefacts-de-claude/</text:p>
          </table:table-cell>
          <table:table-cell table:style-name="CatCell">
            <text:p>automatis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06/2025</text:p>
          </table:table-cell>
        </table:table-row>
        <table:table-row>
          <table:table-cell table:style-name="EvenCell">
            <text:p>Sparc3D</text:p>
          </table:table-cell>
          <table:table-cell table:style-name="EvenCell">
            <text:p>Sparc3D (disponible via https://hitem3d.ai/, documentation : https://lizhihao6.github.io/Sparc3D) est un modèle de génération d’images 3D à partir d’une image. Export glb, obj et stl.</text:p>
          </table:table-cell>
          <table:table-cell table:style-name="EvenCell">
            <text:p>https://www.uneiaparjour.fr/sparc3d/</text:p>
          </table:table-cell>
          <table:table-cell table:style-name="EvenCatCell">
            <text:p>images 3D</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6/06/2025</text:p>
          </table:table-cell>
        </table:table-row>
        <table:table-row>
          <table:table-cell table:style-name="DataCell">
            <text:p>Lovable tales</text:p>
          </table:table-cell>
          <table:table-cell table:style-name="DataCell">
            <text:p>Lovable tales (lovabletales.ai) génère des histoires à partir de choix réalisés dans un chatbot : le thème est proposé par l’utilisateur puis des orientations de l’histoire sont choisies via des propositions avant génération.</text:p>
          </table:table-cell>
          <table:table-cell table:style-name="DataCell">
            <text:p>https://www.uneiaparjour.fr/lovable-tales/</text:p>
          </table:table-cell>
          <table:table-cell table:style-name="CatCell">
            <text:p>chatbot</text:p>
          </table:table-cell>
          <table:table-cell table:style-name="CatCell">
            <text:p>FR / EU</text:p>
          </table:table-cell>
          <table:table-cell table:style-name="CatCell">
            <text:p>histoires enfants</text:p>
          </table:table-cell>
          <table:table-cell table:style-name="CatCell">
            <text:p/>
          </table:table-cell>
          <table:table-cell table:style-name="CatCell">
            <text:p/>
          </table:table-cell>
          <table:table-cell table:style-name="CatCell">
            <text:p/>
          </table:table-cell>
          <table:table-cell table:style-name="DataCell">
            <text:p>25/06/2025</text:p>
          </table:table-cell>
        </table:table-row>
        <table:table-row>
          <table:table-cell table:style-name="EvenCell">
            <text:p>Pippit</text:p>
          </table:table-cell>
          <table:table-cell table:style-name="EvenCell">
            <text:p>Pippit (https://pippit.capcut.com/) de Capcut, propose des outils de génération vidéo et images : vidéo à partir d’une instruction, d’un document ou d’une URL, outils de retouche d’images et avatar vidéo depuis un texte.</text:p>
          </table:table-cell>
          <table:table-cell table:style-name="EvenCell">
            <text:p>https://www.uneiaparjour.fr/pippit/</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06/2025</text:p>
          </table:table-cell>
        </table:table-row>
        <table:table-row>
          <table:table-cell table:style-name="DataCell">
            <text:p>Qwen webdev</text:p>
          </table:table-cell>
          <table:table-cell table:style-name="DataCell">
            <text:p>Qwen webdev (https://chat.qwen.ai/) est un agent spécialisé dans le développement web intégré à Qwen Chat et basé sur le modèle de langage Qwen 3-235B.</text:p>
          </table:table-cell>
          <table:table-cell table:style-name="DataCell">
            <text:p>https://www.uneiaparjour.fr/qwen-webdev/</text:p>
          </table:table-cell>
          <table:table-cell table:style-name="CatCell">
            <text:p>application</text:p>
          </table:table-cell>
          <table:table-cell table:style-name="CatCell">
            <text:p>site web</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3/06/2025</text:p>
          </table:table-cell>
        </table:table-row>
        <table:table-row>
          <table:table-cell table:style-name="EvenCell">
            <text:p>Minimax audio</text:p>
          </table:table-cell>
          <table:table-cell table:style-name="EvenCell">
            <text:p>Minimax audio (https://www.minimax.io/audio) : « text to speech » et génération de musique regroupés dans le même outil.</text:p>
          </table:table-cell>
          <table:table-cell table:style-name="EvenCell">
            <text:p>https://www.uneiaparjour.fr/minimax-audio/</text:p>
          </table:table-cell>
          <table:table-cell table:style-name="EvenCatCell">
            <text:p>musiqu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06/2025</text:p>
          </table:table-cell>
        </table:table-row>
        <table:table-row>
          <table:table-cell table:style-name="DataCell">
            <text:p>ComputerX</text:p>
          </table:table-cell>
          <table:table-cell table:style-name="DataCell">
            <text:p>ComputerX (https://computerx.ai) génère des sites web ou des applications à partir d’une instruction (html, css et js). Après l’élaboration d’un plan de travail, les fichiers sont générés. Analyse le code et corrige les erreurs repérées.</text:p>
          </table:table-cell>
          <table:table-cell table:style-name="DataCell">
            <text:p>https://www.uneiaparjour.fr/computerx/</text:p>
          </table:table-cell>
          <table:table-cell table:style-name="CatCell">
            <text:p>application</text:p>
          </table:table-cell>
          <table:table-cell table:style-name="CatCell">
            <text:p>automatis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1/06/2025</text:p>
          </table:table-cell>
        </table:table-row>
        <table:table-row>
          <table:table-cell table:style-name="EvenCell">
            <text:p>Kyutai STT</text:p>
          </table:table-cell>
          <table:table-cell table:style-name="EvenCell">
            <text:p>Kyutai STT (https://kyutai.org/next/stt) est le modèle « speech to text » de Kyutai, disponible en deux versions open source :</text:p>
          </table:table-cell>
          <table:table-cell table:style-name="EvenCell">
            <text:p>https://www.uneiaparjour.fr/kyutai-stt/</text:p>
          </table:table-cell>
          <table:table-cell table:style-name="EvenCatCell">
            <text:p>FR / EU</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voix</text:p>
          </table:table-cell>
          <table:table-cell table:style-name="EvenCatCell">
            <text:p/>
          </table:table-cell>
          <table:table-cell table:style-name="EvenCell">
            <text:p>20/06/2025</text:p>
          </table:table-cell>
        </table:table-row>
        <table:table-row>
          <table:table-cell table:style-name="DataCell">
            <text:p>Tila</text:p>
          </table:table-cell>
          <table:table-cell table:style-name="DataCell">
            <text:p>Tila (https://tila.ai/) regroupe en un seul outil sous forme de tableau infini toutes les générations possibles : texte, image, voix, vidéo, code, graphiques, agents, etc. Plusieurs modèles de langage ou d’images sont proposés, à activer manuellement ou choisis par l’outils en fonction de l’instruction.</text:p>
          </table:table-cell>
          <table:table-cell table:style-name="DataCell">
            <text:p>https://www.uneiaparjour.fr/tila/</text:p>
          </table:table-cell>
          <table:table-cell table:style-name="CatCell">
            <text:p>chatbot</text:p>
          </table:table-cell>
          <table:table-cell table:style-name="CatCell">
            <text:p>images</text:p>
          </table:table-cell>
          <table:table-cell table:style-name="CatCell">
            <text:p>LLM</text:p>
          </table:table-cell>
          <table:table-cell table:style-name="CatCell">
            <text:p>texte</text:p>
          </table:table-cell>
          <table:table-cell table:style-name="CatCell">
            <text:p>vidéo</text:p>
          </table:table-cell>
          <table:table-cell table:style-name="CatCell">
            <text:p>voix</text:p>
          </table:table-cell>
          <table:table-cell table:style-name="DataCell">
            <text:p>19/06/2025</text:p>
          </table:table-cell>
        </table:table-row>
        <table:table-row>
          <table:table-cell table:style-name="EvenCell">
            <text:p>Teachany</text:p>
          </table:table-cell>
          <table:table-cell table:style-name="EvenCell">
            <text:p>Teachany (https://www.teachany.com) regroupe des outils de génération pour l’enseignement : plan de cours, quiz, fiche de travail, grille dévaluation, coloriage, carte mentale, etc.</text:p>
          </table:table-cell>
          <table:table-cell table:style-name="EvenCell">
            <text:p>https://www.uneiaparjour.fr/teachany/</text:p>
          </table:table-cell>
          <table:table-cell table:style-name="EvenCatCell">
            <text:p>chatbot</text:p>
          </table:table-cell>
          <table:table-cell table:style-name="EvenCatCell">
            <text:p>éducation</text:p>
          </table:table-cell>
          <table:table-cell table:style-name="EvenCatCell">
            <text:p>mindmap</text:p>
          </table:table-cell>
          <table:table-cell table:style-name="EvenCatCell">
            <text:p>quiz et flashcards</text:p>
          </table:table-cell>
          <table:table-cell table:style-name="EvenCatCell">
            <text:p>sans compte</text:p>
          </table:table-cell>
          <table:table-cell table:style-name="EvenCatCell">
            <text:p/>
          </table:table-cell>
          <table:table-cell table:style-name="EvenCell">
            <text:p>18/06/2025</text:p>
          </table:table-cell>
        </table:table-row>
        <table:table-row>
          <table:table-cell table:style-name="DataCell">
            <text:p>Minimax M1</text:p>
          </table:table-cell>
          <table:table-cell table:style-name="DataCell">
            <text:p>Minimax M1 (disponible sur https://chat.minimax.io/) est un modèle de langage avec raisonnement » à grande échelle ».</text:p>
          </table:table-cell>
          <table:table-cell table:style-name="DataCell">
            <text:p>https://www.uneiaparjour.fr/minimax-m1/</text:p>
          </table:table-cell>
          <table:table-cell table:style-name="CatCell">
            <text:p>chatbot</text:p>
          </table:table-cell>
          <table:table-cell table:style-name="CatCell">
            <text:p>LLM</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7/06/2025</text:p>
          </table:table-cell>
        </table:table-row>
        <table:table-row>
          <table:table-cell table:style-name="EvenCell">
            <text:p>Stitch</text:p>
          </table:table-cell>
          <table:table-cell table:style-name="EvenCell">
            <text:p>Stitch (https://stitch.withgoogle.com/) génère le design et le code html et css d’applications mobile et web à partir d’une instruction et d’interactions.</text:p>
          </table:table-cell>
          <table:table-cell table:style-name="EvenCell">
            <text:p>https://www.uneiaparjour.fr/stitch/</text:p>
          </table:table-cell>
          <table:table-cell table:style-name="EvenCatCell">
            <text:p>application</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6/06/2025</text:p>
          </table:table-cell>
        </table:table-row>
        <table:table-row>
          <table:table-cell table:style-name="DataCell">
            <text:p>Yupp</text:p>
          </table:table-cell>
          <table:table-cell table:style-name="DataCell">
            <text:p>Yupp (https://yupp.ai/) compare les réponses apportées par deux modèles de langage ou d’images, aléatoires ou choisis par Yupp.</text:p>
          </table:table-cell>
          <table:table-cell table:style-name="DataCell">
            <text:p>https://www.uneiaparjour.fr/yupp/</text:p>
          </table:table-cell>
          <table:table-cell table:style-name="CatCell">
            <text:p>chatbot</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15/06/2025</text:p>
          </table:table-cell>
        </table:table-row>
        <table:table-row>
          <table:table-cell table:style-name="EvenCell">
            <text:p>RoboTeach</text:p>
          </table:table-cell>
          <table:table-cell table:style-name="EvenCell">
            <text:p>RoboTeach (https://roboteach.us) génère un cours à partir d’un sujet donné. Le cours est proposé avec possibilité d’édition, son enregistrement audio est ensuite généré (avec voix française) puis un quiz éditable. Niveaux des programmes américains.</text:p>
          </table:table-cell>
          <table:table-cell table:style-name="EvenCell">
            <text:p>https://www.uneiaparjour.fr/roboteach/</text:p>
          </table:table-cell>
          <table:table-cell table:style-name="EvenCatCell">
            <text:p>éducation</text:p>
          </table:table-cell>
          <table:table-cell table:style-name="EvenCatCell">
            <text:p>quiz et flashcards</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voix</text:p>
          </table:table-cell>
          <table:table-cell table:style-name="EvenCell">
            <text:p>14/06/2025</text:p>
          </table:table-cell>
        </table:table-row>
        <table:table-row>
          <table:table-cell table:style-name="DataCell">
            <text:p>Instance</text:p>
          </table:table-cell>
          <table:table-cell table:style-name="DataCell">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text:p>
          </table:table-cell>
          <table:table-cell table:style-name="DataCell">
            <text:p>https://www.uneiaparjour.fr/instance/</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06/2025</text:p>
          </table:table-cell>
        </table:table-row>
        <table:table-row>
          <table:table-cell table:style-name="EvenCell">
            <text:p>Chronicle</text:p>
          </table:table-cell>
          <table:table-cell table:style-name="EvenCell">
            <text:p>Chronicle (chroniclehq.com) génère des modèles de présentations à partir d’un texte collé, d’une instruction ou d’une url.</text:p>
          </table:table-cell>
          <table:table-cell table:style-name="EvenCell">
            <text:p>https://www.uneiaparjour.fr/chronicle/</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2/06/2025</text:p>
          </table:table-cell>
        </table:table-row>
        <table:table-row>
          <table:table-cell table:style-name="DataCell">
            <text:p>IMGto3D</text:p>
          </table:table-cell>
          <table:table-cell table:style-name="DataCell">
            <text:p>IMGto3D (https://www.imgto3d.ai/fr) génère des objets 3D à partir d’une image au format png ou jpg jusqu’à 1Mo.</text:p>
          </table:table-cell>
          <table:table-cell table:style-name="DataCell">
            <text:p>https://www.uneiaparjour.fr/imgto3d/</text:p>
          </table:table-cell>
          <table:table-cell table:style-name="CatCell">
            <text:p>images 3D</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1/06/2025</text:p>
          </table:table-cell>
        </table:table-row>
        <table:table-row>
          <table:table-cell table:style-name="EvenCell">
            <text:p>Ainee</text:p>
          </table:table-cell>
          <table:table-cell table:style-name="EvenCell">
            <text:p>Ainee (https://www.ainee.com) accompagne la compréhension de documents, individuels, dans une bibliothèque ou regroupés en dossiers dans une base de connaissances, via un chatbot, une catégorisation et des synthèses automatisées (résumé, transcription, plan et carte mentale).</text:p>
          </table:table-cell>
          <table:table-cell table:style-name="EvenCell">
            <text:p>https://www.uneiaparjour.fr/ainee/</text:p>
          </table:table-cell>
          <table:table-cell table:style-name="EvenCatCell">
            <text:p>chatbot</text:p>
          </table:table-cell>
          <table:table-cell table:style-name="EvenCatCell">
            <text:p>documents</text:p>
          </table:table-cell>
          <table:table-cell table:style-name="EvenCatCell">
            <text:p>mindmap</text:p>
          </table:table-cell>
          <table:table-cell table:style-name="EvenCatCell">
            <text:p>open source</text:p>
          </table:table-cell>
          <table:table-cell table:style-name="EvenCatCell">
            <text:p>quiz et flashcards</text:p>
          </table:table-cell>
          <table:table-cell table:style-name="EvenCatCell">
            <text:p>usage illimité</text:p>
          </table:table-cell>
          <table:table-cell table:style-name="EvenCell">
            <text:p>10/06/2025</text:p>
          </table:table-cell>
        </table:table-row>
        <table:table-row>
          <table:table-cell table:style-name="DataCell">
            <text:p>ChatEdu</text:p>
          </table:table-cell>
          <table:table-cell table:style-name="DataCell">
            <text:p>ChatEdu (https://chatedu.io) accompagne les apprentissages à partir de fichiers téléchargés : interrogation via un chatbot, guide pour aider à la compréhension, quiz et vidéo (génération vidéo n’a pas fonctionné pendant les tests).</text:p>
          </table:table-cell>
          <table:table-cell table:style-name="DataCell">
            <text:p>https://www.uneiaparjour.fr/chatedu/</text:p>
          </table:table-cell>
          <table:table-cell table:style-name="CatCell">
            <text:p>chatbot</text:p>
          </table:table-cell>
          <table:table-cell table:style-name="CatCell">
            <text:p>documents</text:p>
          </table:table-cell>
          <table:table-cell table:style-name="CatCell">
            <text:p>éducation</text:p>
          </table:table-cell>
          <table:table-cell table:style-name="CatCell">
            <text:p>quiz et flashcards</text:p>
          </table:table-cell>
          <table:table-cell table:style-name="CatCell">
            <text:p/>
          </table:table-cell>
          <table:table-cell table:style-name="CatCell">
            <text:p/>
          </table:table-cell>
          <table:table-cell table:style-name="DataCell">
            <text:p>09/06/2025</text:p>
          </table:table-cell>
        </table:table-row>
        <table:table-row>
          <table:table-cell table:style-name="EvenCell">
            <text:p>Fluig</text:p>
          </table:table-cell>
          <table:table-cell table:style-name="EvenCell">
            <text:p>Fluig (https://www.fluig.cc/) génère des cartes mentales et plusieurs autres types de représentations graphiques (tableau, timeline, diagramme…) à partir d’une instruction donnée dans un chatbot.</text:p>
          </table:table-cell>
          <table:table-cell table:style-name="EvenCell">
            <text:p>https://www.uneiaparjour.fr/fluig/</text:p>
          </table:table-cell>
          <table:table-cell table:style-name="EvenCatCell">
            <text:p>chatbot</text:p>
          </table:table-cell>
          <table:table-cell table:style-name="EvenCatCell">
            <text:p>documents</text:p>
          </table:table-cell>
          <table:table-cell table:style-name="EvenCatCell">
            <text:p>mindmap</text:p>
          </table:table-cell>
          <table:table-cell table:style-name="EvenCatCell">
            <text:p>texte</text:p>
          </table:table-cell>
          <table:table-cell table:style-name="EvenCatCell">
            <text:p/>
          </table:table-cell>
          <table:table-cell table:style-name="EvenCatCell">
            <text:p/>
          </table:table-cell>
          <table:table-cell table:style-name="EvenCell">
            <text:p>08/06/2025</text:p>
          </table:table-cell>
        </table:table-row>
        <table:table-row>
          <table:table-cell table:style-name="DataCell">
            <text:p>Ace-step</text:p>
          </table:table-cell>
          <table:table-cell table:style-name="DataCell">
            <text:p>Ace-Step (https://huggingface.co/spaces/ACE-Step/ACE-Step) est un modèle de génération de musique open source (documentation : https://ace-step.github.io/).Génération à partir de paroles et de l’un des 10 styles musicaux prédéfinis ou d’un style décrit. Morceaux jusqu’à 4 min.</text:p>
          </table:table-cell>
          <table:table-cell table:style-name="DataCell">
            <text:p>https://www.uneiaparjour.fr/ace-step/</text:p>
          </table:table-cell>
          <table:table-cell table:style-name="CatCell">
            <text:p>musique</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07/06/2025</text:p>
          </table:table-cell>
        </table:table-row>
        <table:table-row>
          <table:table-cell table:style-name="EvenCell">
            <text:p>Aria de Skymel</text:p>
          </table:table-cell>
          <table:table-cell table:style-name="EvenCell">
            <text:p>Aria (https://skymel.com/ai-assistant.html) est un chatbot / agent qui combine plusieurs modèles de langage pour répondre à une instruction (ChatGPT 3.5, 4.1 et image, Claude 3.5 Haiku et 4 sonnet, Gemini 2.5 pro, Sonar Pro).</text:p>
          </table:table-cell>
          <table:table-cell table:style-name="EvenCell">
            <text:p>https://www.uneiaparjour.fr/aria-de-skymel/</text:p>
          </table:table-cell>
          <table:table-cell table:style-name="EvenCatCell">
            <text:p>chatbot</text:p>
          </table:table-cell>
          <table:table-cell table:style-name="EvenCatCell">
            <text:p>documents</text:p>
          </table:table-cell>
          <table:table-cell table:style-name="EvenCatCell">
            <text:p>LLM</text:p>
          </table:table-cell>
          <table:table-cell table:style-name="EvenCatCell">
            <text:p>usage illimité</text:p>
          </table:table-cell>
          <table:table-cell table:style-name="EvenCatCell">
            <text:p/>
          </table:table-cell>
          <table:table-cell table:style-name="EvenCatCell">
            <text:p/>
          </table:table-cell>
          <table:table-cell table:style-name="EvenCell">
            <text:p>06/06/2025</text:p>
          </table:table-cell>
        </table:table-row>
        <table:table-row>
          <table:table-cell table:style-name="DataCell">
            <text:p>Bohrium</text:p>
          </table:table-cell>
          <table:table-cell table:style-name="DataCell">
            <text:p>Bohrium (https://bohrium.dp.tech) est un moteur de recherche avancé qui a pour base de données 160 millions de textes scientifiques.</text:p>
          </table:table-cell>
          <table:table-cell table:style-name="DataCell">
            <text:p>https://www.uneiaparjour.fr/bohrium/</text:p>
          </table:table-cell>
          <table:table-cell table:style-name="CatCell">
            <text:p>images</text:p>
          </table:table-cell>
          <table:table-cell table:style-name="CatCell">
            <text:p>recherch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6/2025</text:p>
          </table:table-cell>
        </table:table-row>
        <table:table-row>
          <table:table-cell table:style-name="EvenCell">
            <text:p>Bing video creator</text:p>
          </table:table-cell>
          <table:table-cell table:style-name="EvenCell">
            <text:p>Bing video creator (https://www.bing.com/images/create?FORM=Bvcmc1&amp;ctype=video) génère des vidéos de 5 secondes à partir de l’application Bing iOS ou Android.</text:p>
          </table:table-cell>
          <table:table-cell table:style-name="EvenCell">
            <text:p>https://www.uneiaparjour.fr/bing-video-creator/</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4/06/2025</text:p>
          </table:table-cell>
        </table:table-row>
        <table:table-row>
          <table:table-cell table:style-name="DataCell">
            <text:p>AudioX</text:p>
          </table:table-cell>
          <table:table-cell table:style-name="DataCell">
            <text:p>AudioX (https://huggingface.co/spaces/Zeyue7/AudioX) génère des sons et musiques à partir d’une instruction et peut les lier à une vidéo.Sons et extrait vidéo de 10 secondes, réglages fins. Quelques générations aléatoires, disparaissent une fois l’instruction reformulée.</text:p>
          </table:table-cell>
          <table:table-cell table:style-name="DataCell">
            <text:p>https://www.uneiaparjour.fr/audiox/</text:p>
          </table:table-cell>
          <table:table-cell table:style-name="CatCell">
            <text:p>musique</text:p>
          </table:table-cell>
          <table:table-cell table:style-name="CatCell">
            <text:p>open source</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DataCell">
            <text:p>03/06/2025</text:p>
          </table:table-cell>
        </table:table-row>
        <table:table-row>
          <table:table-cell table:style-name="EvenCell">
            <text:p>Wondera</text:p>
          </table:table-cell>
          <table:table-cell table:style-name="EvenCell">
            <text:p>Wondera (https://www.wondera.ai) regroupe dans un chatbot des outils de composition texte et musique pour créer des morceaux en une seule instruction ou étape par étape par itération.</text:p>
          </table:table-cell>
          <table:table-cell table:style-name="EvenCell">
            <text:p>https://www.uneiaparjour.fr/wondera/</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06/2025</text:p>
          </table:table-cell>
        </table:table-row>
        <table:table-row>
          <table:table-cell table:style-name="DataCell">
            <text:p>Oceandoc</text:p>
          </table:table-cell>
          <table:table-cell table:style-name="DataCell">
            <text:p>Oceandoc (https://oceandoc.com/) génère des présentations à partir d’une instruction ou d’un document.</text:p>
          </table:table-cell>
          <table:table-cell table:style-name="DataCell">
            <text:p>https://www.uneiaparjour.fr/oceandoc/</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06/2025</text:p>
          </table:table-cell>
        </table:table-row>
        <table:table-row>
          <table:table-cell table:style-name="EvenCell">
            <text:p>Bagel</text:p>
          </table:table-cell>
          <table:table-cell table:style-name="EvenCell">
            <text:p>Bagel (démo : https://demo.bagel-ai.org/ et documentation : https://github.com/ByteDance-Seed/Bagel) est un modèle multimodal open source de ByteDance incluant texte, image et raisonnement.</text:p>
          </table:table-cell>
          <table:table-cell table:style-name="EvenCell">
            <text:p>https://www.uneiaparjour.fr/bagel/</text:p>
          </table:table-cell>
          <table:table-cell table:style-name="EvenCatCell">
            <text:p>chatbot</text:p>
          </table:table-cell>
          <table:table-cell table:style-name="EvenCatCell">
            <text:p>LLM</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
          </table:table-cell>
          <table:table-cell table:style-name="EvenCell">
            <text:p>31/05/2025</text:p>
          </table:table-cell>
        </table:table-row>
        <table:table-row>
          <table:table-cell table:style-name="DataCell">
            <text:p>Unmute</text:p>
          </table:table-cell>
          <table:table-cell table:style-name="DataCell">
            <text:p>Unmute (https://unmute.sh/) de Kyutai , basé sur Gemma 3 et Moshi, est un chatbot audio avec très peu de latence des conversations très fluides. Les voix incluent de nombreuses variations, des pauses et des « émotions ».</text:p>
          </table:table-cell>
          <table:table-cell table:style-name="DataCell">
            <text:p>https://www.uneiaparjour.fr/unmute/</text:p>
          </table:table-cell>
          <table:table-cell table:style-name="CatCell">
            <text:p>chatbot</text:p>
          </table:table-cell>
          <table:table-cell table:style-name="CatCell">
            <text:p>FR / EU</text:p>
          </table:table-cell>
          <table:table-cell table:style-name="CatCell">
            <text:p>LLM</text:p>
          </table:table-cell>
          <table:table-cell table:style-name="CatCell">
            <text:p>usage illimité</text:p>
          </table:table-cell>
          <table:table-cell table:style-name="CatCell">
            <text:p>voix</text:p>
          </table:table-cell>
          <table:table-cell table:style-name="CatCell">
            <text:p/>
          </table:table-cell>
          <table:table-cell table:style-name="DataCell">
            <text:p>30/05/2025</text:p>
          </table:table-cell>
        </table:table-row>
        <table:table-row>
          <table:table-cell table:style-name="EvenCell">
            <text:p>Build apps with Gemini</text:p>
          </table:table-cell>
          <table:table-cell table:style-name="EvenCell">
            <text:p>Build apps with Gemini (https://aistudio.google.com/apps) est un générateur d’applications basé sur Gemini 2.5.</text:p>
          </table:table-cell>
          <table:table-cell table:style-name="EvenCell">
            <text:p>https://www.uneiaparjour.fr/build-apps-with-gemini/</text:p>
          </table:table-cell>
          <table:table-cell table:style-name="EvenCatCell">
            <text:p>application</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9/05/2025</text:p>
          </table:table-cell>
        </table:table-row>
        <table:table-row>
          <table:table-cell table:style-name="DataCell">
            <text:p>Jungle</text:p>
          </table:table-cell>
          <table:table-cell table:style-name="DataCell">
            <text:p>Jungle (https://jungleai.com) génère des quiz à partir de documents (7 formats dont pdf, texte, audio, vidéo, présentation) et de vidéos youtube. Questions type qcm, vrai ou faux, cas d’usages.</text:p>
          </table:table-cell>
          <table:table-cell table:style-name="DataCell">
            <text:p>https://www.uneiaparjour.fr/jungle/</text:p>
          </table:table-cell>
          <table:table-cell table:style-name="CatCell">
            <text:p>éducation</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05/2025</text:p>
          </table:table-cell>
        </table:table-row>
        <table:table-row>
          <table:table-cell table:style-name="EvenCell">
            <text:p>Agents Le Chat</text:p>
          </table:table-cell>
          <table:table-cell table:style-name="EvenCell">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text:p>
          </table:table-cell>
          <table:table-cell table:style-name="EvenCell">
            <text:p>https://www.uneiaparjour.fr/agents-le-chat/</text:p>
          </table:table-cell>
          <table:table-cell table:style-name="EvenCatCell">
            <text:p>chatbot</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27/05/2025</text:p>
          </table:table-cell>
        </table:table-row>
        <table:table-row>
          <table:table-cell table:style-name="DataCell">
            <text:p>Raphael</text:p>
          </table:table-cell>
          <table:table-cell table:style-name="DataCell">
            <text:p>Raphael (https://raphael.app/fr) génère des images en se basant sur le modèle Flux-1 Dev. Plusieurs options de tailles, styles, de lumières, de couleurs et d’angles. Prompt négatif.</text:p>
          </table:table-cell>
          <table:table-cell table:style-name="DataCell">
            <text:p>https://www.uneiaparjour.fr/raphael/</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6/05/2025</text:p>
          </table:table-cell>
        </table:table-row>
        <table:table-row>
          <table:table-cell table:style-name="EvenCell">
            <text:p>Together Chat</text:p>
          </table:table-cell>
          <table:table-cell table:style-name="EvenCell">
            <text:p>Together Chat (https://chat.together.ai) est un chatbot regroupe plusieurs modèles de langage (Deepseek R1 et V3, Qwen 3, Llama Maverick et Scout) et les 3 modèles d’images Flux (Schnell, Dev et Pro).</text:p>
          </table:table-cell>
          <table:table-cell table:style-name="EvenCell">
            <text:p>https://www.uneiaparjour.fr/together-chat/</text:p>
          </table:table-cell>
          <table:table-cell table:style-name="EvenCatCell">
            <text:p>chatbot</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25/05/2025</text:p>
          </table:table-cell>
        </table:table-row>
        <table:table-row>
          <table:table-cell table:style-name="DataCell">
            <text:p>Open Knowledge Maps</text:p>
          </table:table-cell>
          <table:table-cell table:style-name="DataCell">
            <text:p>Open Knowledge Maps (https://openknowledgemaps.org/) génère une carte des connaissances scientifiques à partir d’un sujet donné en se basant sur les 100 articles scientifiques publiés en science ouverte qui correspondent.</text:p>
          </table:table-cell>
          <table:table-cell table:style-name="DataCell">
            <text:p>https://www.uneiaparjour.fr/open-knowledge-maps/</text:p>
          </table:table-cell>
          <table:table-cell table:style-name="CatCell">
            <text:p>mindmap</text:p>
          </table:table-cell>
          <table:table-cell table:style-name="CatCell">
            <text:p>open source</text:p>
          </table:table-cell>
          <table:table-cell table:style-name="CatCell">
            <text:p>recherche</text:p>
          </table:table-cell>
          <table:table-cell table:style-name="CatCell">
            <text:p>sans compte</text:p>
          </table:table-cell>
          <table:table-cell table:style-name="CatCell">
            <text:p>usage illimité</text:p>
          </table:table-cell>
          <table:table-cell table:style-name="CatCell">
            <text:p/>
          </table:table-cell>
          <table:table-cell table:style-name="DataCell">
            <text:p>24/05/2025</text:p>
          </table:table-cell>
        </table:table-row>
        <table:table-row>
          <table:table-cell table:style-name="EvenCell">
            <text:p>Gemini Deep Research</text:p>
          </table:table-cell>
          <table:table-cell table:style-name="EvenCell">
            <text:p>Gemini Deep Research disponible dans Gemini (https://gemini.google.com) génère des réponses avec « raisonnement » à partir d’une instruction et/ou de documents puis après avoir établi un découpage des tâches, propose plusieurs générations à partir de Canvas :</text:p>
          </table:table-cell>
          <table:table-cell table:style-name="EvenCell">
            <text:p>https://www.uneiaparjour.fr/gemini-deep-research/</text:p>
          </table:table-cell>
          <table:table-cell table:style-name="EvenCatCell">
            <text:p>application</text:p>
          </table:table-cell>
          <table:table-cell table:style-name="EvenCatCell">
            <text:p>chatbot</text:p>
          </table:table-cell>
          <table:table-cell table:style-name="EvenCatCell">
            <text:p>documents</text:p>
          </table:table-cell>
          <table:table-cell table:style-name="EvenCatCell">
            <text:p>infographie</text:p>
          </table:table-cell>
          <table:table-cell table:style-name="EvenCatCell">
            <text:p>présentation</text:p>
          </table:table-cell>
          <table:table-cell table:style-name="EvenCatCell">
            <text:p>quiz et flashcards</text:p>
          </table:table-cell>
          <table:table-cell table:style-name="EvenCell">
            <text:p>23/05/2025</text:p>
          </table:table-cell>
        </table:table-row>
        <table:table-row>
          <table:table-cell table:style-name="DataCell">
            <text:p>ClassX</text:p>
          </table:table-cell>
          <table:table-cell table:style-name="DataCell">
            <text:p>ClassX (https://classx.org) propose, dans sa version gratuite (et illimitée ?), 35 générateurs de textes pour l’éducation : plan de cours, différents types de quiz, génération d’histoires, de phrases etc.</text:p>
          </table:table-cell>
          <table:table-cell table:style-name="DataCell">
            <text:p>https://www.uneiaparjour.fr/classx/</text:p>
          </table:table-cell>
          <table:table-cell table:style-name="CatCell">
            <text:p>éducation</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2/05/2025</text:p>
          </table:table-cell>
        </table:table-row>
        <table:table-row>
          <table:table-cell table:style-name="EvenCell">
            <text:p>Lenny learning</text:p>
          </table:table-cell>
          <table:table-cell table:style-name="EvenCell">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En fonction du nombre de séances et de supports, la durée de génération peut être importante (jusqu’à 20 min pour 3 séances avec 10 supports pendant les tests).En anglais sur programmes US, préciser « génère en français » et apporter des détails.</text:p>
          </table:table-cell>
          <table:table-cell table:style-name="EvenCell">
            <text:p>https://www.uneiaparjour.fr/lenny-learning/</text:p>
          </table:table-cell>
          <table:table-cell table:style-name="EvenCatCell">
            <text:p>édu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05/2025</text:p>
          </table:table-cell>
        </table:table-row>
        <table:table-row>
          <table:table-cell table:style-name="DataCell">
            <text:p>Youtube summarizer</text:p>
          </table:table-cell>
          <table:table-cell table:style-name="DataCell">
            <text:p>Youtube article summarizer (https://gist.ly/youtube-summarizer) génère un article type blog, long et structuré, à partir d’une vidéo Youtube.Export par copier / coller.</text:p>
          </table:table-cell>
          <table:table-cell table:style-name="DataCell">
            <text:p>https://www.uneiaparjour.fr/youtube-summarizer/</text:p>
          </table:table-cell>
          <table:table-cell table:style-name="CatCell">
            <text:p>sans compte</text:p>
          </table:table-cell>
          <table:table-cell table:style-name="CatCell">
            <text:p>usage illimité</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DataCell">
            <text:p>20/05/2025</text:p>
          </table:table-cell>
        </table:table-row>
        <table:table-row>
          <table:table-cell table:style-name="EvenCell">
            <text:p>AnimeShorts</text:p>
          </table:table-cell>
          <table:table-cell table:style-name="EvenCell">
            <text:p>AnimeShorts (https://www.animeshorts.ai/) génère des planches principalement webtoons ou mangas, (BD et romans photos possibles) à partir d’un style et d’une instruction et après génération du scénario par un « agent » dédié.</text:p>
          </table:table-cell>
          <table:table-cell table:style-name="EvenCell">
            <text:p>https://www.uneiaparjour.fr/animeshorts/</text:p>
          </table:table-cell>
          <table:table-cell table:style-name="EvenCatCell">
            <text:p>bande dessinée</text:p>
          </table:table-cell>
          <table:table-cell table:style-name="EvenCatCell">
            <text:p>usage illimité</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ell">
            <text:p>19/05/2025</text:p>
          </table:table-cell>
        </table:table-row>
        <table:table-row>
          <table:table-cell table:style-name="DataCell">
            <text:p>Assistant d’enseignement</text:p>
          </table:table-cell>
          <table:table-cell table:style-name="DataCell">
            <text:p>Assistant d’enseignement (https://www.assistantdenseignementiapro.ca/) propose trois outils de génération texte pour accompagner les enseignants :</text:p>
          </table:table-cell>
          <table:table-cell table:style-name="DataCell">
            <text:p>https://www.uneiaparjour.fr/assistant-denseignement/</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8/05/2025</text:p>
          </table:table-cell>
        </table:table-row>
        <table:table-row>
          <table:table-cell table:style-name="EvenCell">
            <text:p>AI Tutor pro</text:p>
          </table:table-cell>
          <table:table-cell table:style-name="EvenCell">
            <text:p>AI Tutor pro (https://www.aitutorpro.ca) est un chatbot qui propose deux approches basées sur le questionnement à partir d’un sujet, « Grow » et « Check » :</text:p>
          </table:table-cell>
          <table:table-cell table:style-name="EvenCell">
            <text:p>https://www.uneiaparjour.fr/ai-tutor-pro/</text:p>
          </table:table-cell>
          <table:table-cell table:style-name="EvenCatCell">
            <text:p>chatbot</text:p>
          </table:table-cell>
          <table:table-cell table:style-name="EvenCatCell">
            <text:p>éducation</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17/05/2025</text:p>
          </table:table-cell>
        </table:table-row>
        <table:table-row>
          <table:table-cell table:style-name="DataCell">
            <text:p>Llama Tutor</text:p>
          </table:table-cell>
          <table:table-cell table:style-name="DataCell">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Gratuit, sans compte, illimité et open source.</text:p>
          </table:table-cell>
          <table:table-cell table:style-name="DataCell">
            <text:p>https://www.uneiaparjour.fr/llama-tutor/</text:p>
          </table:table-cell>
          <table:table-cell table:style-name="CatCell">
            <text:p>chatbot</text:p>
          </table:table-cell>
          <table:table-cell table:style-name="CatCell">
            <text:p>éducation</text:p>
          </table:table-cell>
          <table:table-cell table:style-name="CatCell">
            <text:p>open source</text:p>
          </table:table-cell>
          <table:table-cell table:style-name="CatCell">
            <text:p>sans compte</text:p>
          </table:table-cell>
          <table:table-cell table:style-name="CatCell">
            <text:p>usage illimité</text:p>
          </table:table-cell>
          <table:table-cell table:style-name="CatCell">
            <text:p/>
          </table:table-cell>
          <table:table-cell table:style-name="DataCell">
            <text:p>16/05/2025</text:p>
          </table:table-cell>
        </table:table-row>
        <table:table-row>
          <table:table-cell table:style-name="EvenCell">
            <text:p>Komo</text:p>
          </table:table-cell>
          <table:table-cell table:style-name="EvenCell">
            <text:p>Komo (https://komo.ai/) est un moteur de recherche connecté à un modèle de langage avec des fonctionnalités multiples :</text:p>
          </table:table-cell>
          <table:table-cell table:style-name="EvenCell">
            <text:p>https://www.uneiaparjour.fr/komo/</text:p>
          </table:table-cell>
          <table:table-cell table:style-name="EvenCatCell">
            <text:p>recherch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5/05/2025</text:p>
          </table:table-cell>
        </table:table-row>
        <table:table-row>
          <table:table-cell table:style-name="DataCell">
            <text:p>GreenPT</text:p>
          </table:table-cell>
          <table:table-cell table:style-name="DataCell">
            <text:p>Edit : archivé suite au passage à un modèle économique exclusivement payant.GreenPT (greenpt.ai) est un chatbot avec deux modèles de langage, multimodale, avec connexion possible au web et API, conçu dans une démarche éthique et une approche environnementale soutenable :</text:p>
          </table:table-cell>
          <table:table-cell table:style-name="DataCell">
            <text:p>https://www.uneiaparjour.fr/greenpt/</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05/2025</text:p>
          </table:table-cell>
        </table:table-row>
        <table:table-row>
          <table:table-cell table:style-name="EvenCell">
            <text:p>Qaiz</text:p>
          </table:table-cell>
          <table:table-cell table:style-name="EvenCell">
            <text:p>Qaiz (https://qaiz.app/) génère des quiz en ligne à partir d’une instruction, à choix multiples ou « d’opinion ».</text:p>
          </table:table-cell>
          <table:table-cell table:style-name="EvenCell">
            <text:p>https://www.uneiaparjour.fr/qaiz/</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3/05/2025</text:p>
          </table:table-cell>
        </table:table-row>
        <table:table-row>
          <table:table-cell table:style-name="DataCell">
            <text:p>Graphy</text:p>
          </table:table-cell>
          <table:table-cell table:style-name="DataCell">
            <text:p>Graphy (https://graphy.app) produit des visualisations à partir de fichiers excel, google sheet, csv ou de données collées.</text:p>
          </table:table-cell>
          <table:table-cell table:style-name="DataCell">
            <text:p>https://www.uneiaparjour.fr/graphy/</text:p>
          </table:table-cell>
          <table:table-cell table:style-name="CatCell">
            <text:p>données</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2/05/2025</text:p>
          </table:table-cell>
        </table:table-row>
        <table:table-row>
          <table:table-cell table:style-name="EvenCell">
            <text:p>Moondream</text:p>
          </table:table-cell>
          <table:table-cell table:style-name="EvenCell">
            <text:p>Moondream (https://moondream.ai/c/playground et documentation : https://huggingface.co/vikhyatk/moondream2) lit et détecte les éléments d’une image (Visual Language Model).</text:p>
          </table:table-cell>
          <table:table-cell table:style-name="EvenCell">
            <text:p>https://www.uneiaparjour.fr/moondream/</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1/05/2025</text:p>
          </table:table-cell>
        </table:table-row>
        <table:table-row>
          <table:table-cell table:style-name="DataCell">
            <text:p>Leo de Brave</text:p>
          </table:table-cell>
          <table:table-cell table:style-name="DataCell">
            <text:p>Leo (https://brave.com/leo/) est l’assistant IA du navigateur Brave intégré à son moteur de recherche et disponible dans un volet latéral sous forme de chatbot qui peut interroger la page consultée.Plusieurs modèles de langage sont proposés (Mixtral 8x7B, Claude Haiku – 3.7 sonnet en version premium -, Llama 3.1 8B, Qwen 14B et Llama 3.2 11B Vision) avec possibilité d’ajouter ses propres modèles via une clé API.Qwen 14B, Llama 3.1 8B et Mixtral 8x7B sont hébergés sur les serveurs Brave (https://support.brave.com/hc/en-us/articles/26727364100493-What-are-the-differences-between-Leo-s-AI-Models).Des instructions pré-définies sont proposées dans le moteur de recherche (réponse développée via le bouton « Elaborate ») et dans le chatbot.</text:p>
          </table:table-cell>
          <table:table-cell table:style-name="DataCell">
            <text:p>https://www.uneiaparjour.fr/leo-de-brave/</text:p>
          </table:table-cell>
          <table:table-cell table:style-name="CatCell">
            <text:p>chatbot</text:p>
          </table:table-cell>
          <table:table-cell table:style-name="CatCell">
            <text:p>navigateur</text:p>
          </table:table-cell>
          <table:table-cell table:style-name="CatCell">
            <text:p>recherche</text:p>
          </table:table-cell>
          <table:table-cell table:style-name="CatCell">
            <text:p/>
          </table:table-cell>
          <table:table-cell table:style-name="CatCell">
            <text:p/>
          </table:table-cell>
          <table:table-cell table:style-name="CatCell">
            <text:p/>
          </table:table-cell>
          <table:table-cell table:style-name="DataCell">
            <text:p>10/05/2025</text:p>
          </table:table-cell>
        </table:table-row>
        <table:table-row>
          <table:table-cell table:style-name="EvenCell">
            <text:p>Subshort</text:p>
          </table:table-cell>
          <table:table-cell table:style-name="EvenCell">
            <text:p>Subshort (https://www.subshort.co/fr) génère des quiz vidéo à la manière de ceux visibles sur les réseaux sociaux. Génération à partir de mots clés, de texte collé ou de pdf. 30 thèmes, 48 voix, 6 types de quiz, réglages fins, format portrait ou paysage.Version beta, 50 crédits gratuits par mois (3 à 4 vidéos sans export avec lecture dans l’interface ou 1 vidéo exportée).</text:p>
          </table:table-cell>
          <table:table-cell table:style-name="EvenCell">
            <text:p>https://www.uneiaparjour.fr/subshort/</text:p>
          </table:table-cell>
          <table:table-cell table:style-name="EvenCatCell">
            <text:p>quiz et flashcard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9/05/2025</text:p>
          </table:table-cell>
        </table:table-row>
        <table:table-row>
          <table:table-cell table:style-name="DataCell">
            <text:p>Preceden</text:p>
          </table:table-cell>
          <table:table-cell table:style-name="DataCell">
            <text:p>Preceden (https://www.preceden.com) génère des lignes du temps en deux versions, frise et texte, à partir d’une instruction. Frises intercatives avec bulles d’informations. Création manuelle possible.</text:p>
          </table:table-cell>
          <table:table-cell table:style-name="DataCell">
            <text:p>https://www.uneiaparjour.fr/preceden/</text:p>
          </table:table-cell>
          <table:table-cell table:style-name="CatCell">
            <text:p>éducation</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05/2025</text:p>
          </table:table-cell>
        </table:table-row>
        <table:table-row>
          <table:table-cell table:style-name="EvenCell">
            <text:p>Superexpert</text:p>
          </table:table-cell>
          <table:table-cell table:style-name="EvenCell">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text:p>
          </table:table-cell>
          <table:table-cell table:style-name="EvenCell">
            <text:p>https://www.uneiaparjour.fr/superexpert/</text:p>
          </table:table-cell>
          <table:table-cell table:style-name="EvenCatCell">
            <text:p>chatbot</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5/2025</text:p>
          </table:table-cell>
        </table:table-row>
        <table:table-row>
          <table:table-cell table:style-name="DataCell">
            <text:p>Tasky</text:p>
          </table:table-cell>
          <table:table-cell table:style-name="DataCell">
            <text:p>Tasky de Scoutnow (https://scoutnow.ai choisir « Start with AI ») est un agent conversationnel spécialisé dans les tâches complexes.À partir d’une instruction, Tasky va poser des questions pour approfondir sa compréhension du sujet. Après avoir exposé les étapes du problème posé, la réponse et les documents liés sont générés en se basant sur ChatGPT O1 et Claude Sonnet 3.7. L’itération est ensuite possible pour affiner les générations.Partage par URL et export des fichiers générés.Version beta illimitée (300 crédits par mois une fois que la version définitive sera publiée).Tests :</text:p>
          </table:table-cell>
          <table:table-cell table:style-name="DataCell">
            <text:p>https://www.uneiaparjour.fr/tasky/</text:p>
          </table:table-cell>
          <table:table-cell table:style-name="CatCell">
            <text:p>automatisation</text:p>
          </table:table-cell>
          <table:table-cell table:style-name="CatCell">
            <text:p>chatbot</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06/05/2025</text:p>
          </table:table-cell>
        </table:table-row>
        <table:table-row>
          <table:table-cell table:style-name="EvenCell">
            <text:p>IC-Edit</text:p>
          </table:table-cell>
          <table:table-cell table:style-name="EvenCell">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Très bons résultats sur les objets et les personnes, moins d’efficacité sur les paysages.Open source, gratuit et illimité.</text:p>
          </table:table-cell>
          <table:table-cell table:style-name="EvenCell">
            <text:p>https://www.uneiaparjour.fr/ic-edit/</text:p>
          </table:table-cell>
          <table:table-cell table:style-name="EvenCatCell">
            <text:p>images</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5/05/2025</text:p>
          </table:table-cell>
        </table:table-row>
        <table:table-row>
          <table:table-cell table:style-name="DataCell">
            <text:p>Amymind</text:p>
          </table:table-cell>
          <table:table-cell table:style-name="DataCell">
            <text:p>Amymind (https://amymind.com) génère des cartes mentales à partir d’un sujet qui peut être accompagné d’une instruction. Un chatbot permet d’explorer d’autres idées ou développer certains points de la carte.Un menu disponible sur chaque élément permet l’édition.</text:p>
          </table:table-cell>
          <table:table-cell table:style-name="DataCell">
            <text:p>https://www.uneiaparjour.fr/amymind/</text:p>
          </table:table-cell>
          <table:table-cell table:style-name="CatCell">
            <text:p>chatbot</text:p>
          </table:table-cell>
          <table:table-cell table:style-name="CatCell">
            <text:p>mindmap</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4/05/2025</text:p>
          </table:table-cell>
        </table:table-row>
        <table:table-row>
          <table:table-cell table:style-name="EvenCell">
            <text:p>Studyraid</text:p>
          </table:table-cell>
          <table:table-cell table:style-name="EvenCell">
            <text:p>Studyraid (https://app.studyraid.com/fr), créé par Eldoranext , génère des cours à partir d’un sujet donné. Les cours sont organisés en chapitres et sous-chapitres. Chaque chapitre est accompagné de flashcards, d’exercices et d’un test final.</text:p>
          </table:table-cell>
          <table:table-cell table:style-name="EvenCell">
            <text:p>https://www.uneiaparjour.fr/studyraid/</text:p>
          </table:table-cell>
          <table:table-cell table:style-name="EvenCatCell">
            <text:p>éducation</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3/05/2025</text:p>
          </table:table-cell>
        </table:table-row>
        <table:table-row>
          <table:table-cell table:style-name="DataCell">
            <text:p>Seedream</text:p>
          </table:table-cell>
          <table:table-cell table:style-name="DataCell">
            <text:p>Seedream, le nouveau modèle de génération d’images de ByteDance, est disponible sur Dreamina (présenté ici : https://www.uneiaparjour.fr/dreamina).</text:p>
          </table:table-cell>
          <table:table-cell table:style-name="DataCell">
            <text:p>https://www.uneiaparjour.fr/seedream/</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5/2025</text:p>
          </table:table-cell>
        </table:table-row>
        <table:table-row>
          <table:table-cell table:style-name="EvenCell">
            <text:p>Little Language Lessons</text:p>
          </table:table-cell>
          <table:table-cell table:style-name="EvenCell">
            <text:p>Avec Little Language Lessons (https://labs.google/lll/fr), Google propose trois outils, basés sur Gemini, pour accompagner l’apprentissage des langues :</text:p>
          </table:table-cell>
          <table:table-cell table:style-name="EvenCell">
            <text:p>https://www.uneiaparjour.fr/little-language-lessons/</text:p>
          </table:table-cell>
          <table:table-cell table:style-name="EvenCatCell">
            <text:p>langues</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1/05/2025</text:p>
          </table:table-cell>
        </table:table-row>
        <table:table-row>
          <table:table-cell table:style-name="DataCell">
            <text:p>Hunyuan 3D</text:p>
          </table:table-cell>
          <table:table-cell table:style-name="DataCell">
            <text:p>Hunyuan 3D (https://3d.hunyuan.tencent.com. Open source, documentation : https://huggingface.co/tencent/Hunyuan3D-2) génère des modèles 3D avec texture depuis une instruction ou une image.</text:p>
          </table:table-cell>
          <table:table-cell table:style-name="DataCell">
            <text:p>https://www.uneiaparjour.fr/hunyuan-3d/</text:p>
          </table:table-cell>
          <table:table-cell table:style-name="CatCell">
            <text:p>images 3D</text:p>
          </table:table-cell>
          <table:table-cell table:style-name="CatCell">
            <text:p>open sourc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0/04/2025</text:p>
          </table:table-cell>
        </table:table-row>
        <table:table-row>
          <table:table-cell table:style-name="EvenCell">
            <text:p>Toy Tales</text:p>
          </table:table-cell>
          <table:table-cell table:style-name="EvenCell">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2 histoires gratuites par mois. Tests (à partir d’images générée sur reve.art) :</text:p>
          </table:table-cell>
          <table:table-cell table:style-name="EvenCell">
            <text:p>https://www.uneiaparjour.fr/toy-tales/</text:p>
          </table:table-cell>
          <table:table-cell table:style-name="EvenCatCell">
            <text:p>histoires enfant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9/04/2025</text:p>
          </table:table-cell>
        </table:table-row>
        <table:table-row>
          <table:table-cell table:style-name="DataCell">
            <text:p>Big read</text:p>
          </table:table-cell>
          <table:table-cell table:style-name="DataCell">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text:p>
          </table:table-cell>
          <table:table-cell table:style-name="DataCell">
            <text:p>https://www.uneiaparjour.fr/big-read/</text:p>
          </table:table-cell>
          <table:table-cell table:style-name="CatCell">
            <text:p>éducation</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04/2025</text:p>
          </table:table-cell>
        </table:table-row>
        <table:table-row>
          <table:table-cell table:style-name="EvenCell">
            <text:p>Panquiz</text:p>
          </table:table-cell>
          <table:table-cell table:style-name="EvenCell">
            <text:p>Panquiz (https://www.panquiz.com – site en italien, application en anglais une fois connectés via le bouton « Accedi ») génère des quiz en ligne et diffusables en direct.</text:p>
          </table:table-cell>
          <table:table-cell table:style-name="EvenCell">
            <text:p>https://www.uneiaparjour.fr/panquiz/</text:p>
          </table:table-cell>
          <table:table-cell table:style-name="EvenCatCell">
            <text:p>éducation</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7/04/2025</text:p>
          </table:table-cell>
        </table:table-row>
        <table:table-row>
          <table:table-cell table:style-name="DataCell">
            <text:p>Yourware</text:p>
          </table:table-cell>
          <table:table-cell table:style-name="DataCell">
            <text:p>Yourware (https://www.yourware.so) génère des applications à partir d’une instruction puis d’une conversation. Code en html, css et javascript.Modèle de génération non spécifié. Deepseek ?Le bouton « boost » génère un design « amélioré » de l’application. Le bouton « Select » permet l’action sur des éléments précis de l’application.Applications « responsive » et mode sombre.Galerie avec possibilité de remix.Publication en ligne sur Yourware. Partage public ou privé avec code d’accès.</text:p>
          </table:table-cell>
          <table:table-cell table:style-name="DataCell">
            <text:p>https://www.uneiaparjour.fr/yourware/</text:p>
          </table:table-cell>
          <table:table-cell table:style-name="CatCell">
            <text:p>application</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6/04/2025</text:p>
          </table:table-cell>
        </table:table-row>
        <table:table-row>
          <table:table-cell table:style-name="EvenCell">
            <text:p>Flowith</text:p>
          </table:table-cell>
          <table:table-cell table:style-name="EvenCell">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text:p>
          </table:table-cell>
          <table:table-cell table:style-name="EvenCell">
            <text:p>https://www.uneiaparjour.fr/flowith/</text:p>
          </table:table-cell>
          <table:table-cell table:style-name="EvenCatCell">
            <text:p>chatbot</text:p>
          </table:table-cell>
          <table:table-cell table:style-name="EvenCatCell">
            <text:p>document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5/04/2025</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